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Monospaced-Regular" svg:font-family=".AppleSystemUIFontMonospaced-Regular"/>
    <style:font-face style:name=".SFNS-Regular" svg:font-family=".SFNS-Regular"/>
    <style:font-face style:name=".SFNS-Semibold" svg:font-family=".SFNS-Semibold"/>
    <style:font-face style:name="AppleColorEmoji" svg:font-family="AppleColorEmoji"/>
    <style:font-face style:name="Aptos Narrow" svg:font-family="'Aptos Narrow'"/>
    <style:font-face style:name="Arial Unicode MS" svg:font-family="'Arial Unicode MS'" style:font-family-generic="system" style:font-pitch="variable"/>
    <style:font-face style:name="HelveticaNeue-Medium" svg:font-family="HelveticaNeue-Medium"/>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Times-Bold" svg:font-family="Times-Bold" style:font-family-generic="roman"/>
    <style:font-face style:name="Times-Italic" svg:font-family="Times-Italic" style:font-family-generic="roman"/>
    <style:font-face style:name="Times-Roman" svg:font-family="Times-Roman" style:font-family-generic="roman"/>
  </office:font-face-decls>
  <office:automatic-styles>
    <style:style style:name="co1" style:family="table-column">
      <style:table-column-properties fo:break-before="auto" style:column-width="2.748cm"/>
    </style:style>
    <style:style style:name="co2" style:family="table-column">
      <style:table-column-properties fo:break-before="auto" style:column-width="2.775cm"/>
    </style:style>
    <style:style style:name="co3" style:family="table-column">
      <style:table-column-properties fo:break-before="auto" style:column-width="3.279cm"/>
    </style:style>
    <style:style style:name="co4" style:family="table-column">
      <style:table-column-properties fo:break-before="auto" style:column-width="3.584cm"/>
    </style:style>
    <style:style style:name="co5" style:family="table-column">
      <style:table-column-properties fo:break-before="auto" style:column-width="11.68cm"/>
    </style:style>
    <style:style style:name="co6" style:family="table-column">
      <style:table-column-properties fo:break-before="auto" style:column-width="3.05cm"/>
    </style:style>
    <style:style style:name="co7" style:family="table-column">
      <style:table-column-properties fo:break-before="auto" style:column-width="2.258cm"/>
    </style:style>
    <style:style style:name="co8" style:family="table-column">
      <style:table-column-properties fo:break-before="auto" style:column-width="2.799cm"/>
    </style:style>
    <style:style style:name="co9" style:family="table-column">
      <style:table-column-properties fo:break-before="auto" style:column-width="6.618cm"/>
    </style:style>
    <style:style style:name="co10" style:family="table-column">
      <style:table-column-properties fo:break-before="auto" style:column-width="13.109cm"/>
    </style:style>
    <style:style style:name="co11" style:family="table-column">
      <style:table-column-properties fo:break-before="auto" style:column-width="8.07cm"/>
    </style:style>
    <style:style style:name="co12" style:family="table-column">
      <style:table-column-properties fo:break-before="auto" style:column-width="28.559cm"/>
    </style:style>
    <style:style style:name="co13" style:family="table-column">
      <style:table-column-properties fo:break-before="auto" style:column-width="8.804cm"/>
    </style:style>
    <style:style style:name="co14" style:family="table-column">
      <style:table-column-properties fo:break-before="auto" style:column-width="2.769cm"/>
    </style:style>
    <style:style style:name="co15" style:family="table-column">
      <style:table-column-properties fo:break-before="auto" style:column-width="5.036cm"/>
    </style:style>
    <style:style style:name="co16" style:family="table-column">
      <style:table-column-properties fo:break-before="auto" style:column-width="3.253cm"/>
    </style:style>
    <style:style style:name="co17" style:family="table-column">
      <style:table-column-properties fo:break-before="auto" style:column-width="4.48cm"/>
    </style:style>
    <style:style style:name="co18" style:family="table-column">
      <style:table-column-properties fo:break-before="auto" style:column-width="21.664cm"/>
    </style:style>
    <style:style style:name="co19" style:family="table-column">
      <style:table-column-properties fo:break-before="auto" style:column-width="1.141cm"/>
    </style:style>
    <style:style style:name="co20" style:family="table-column">
      <style:table-column-properties fo:break-before="auto" style:column-width="7.601cm"/>
    </style:style>
    <style:style style:name="co21" style:family="table-column">
      <style:table-column-properties fo:break-before="auto" style:column-width="14.459cm"/>
    </style:style>
    <style:style style:name="co22" style:family="table-column">
      <style:table-column-properties fo:break-before="auto" style:column-width="2.159cm"/>
    </style:style>
    <style:style style:name="co23" style:family="table-column">
      <style:table-column-properties fo:break-before="auto" style:column-width="2.895cm"/>
    </style:style>
    <style:style style:name="co24" style:family="table-column">
      <style:table-column-properties fo:break-before="auto" style:column-width="6.944cm"/>
    </style:style>
    <style:style style:name="co25" style:family="table-column">
      <style:table-column-properties fo:break-before="auto" style:column-width="1.547cm"/>
    </style:style>
    <style:style style:name="co26" style:family="table-column">
      <style:table-column-properties fo:break-before="auto" style:column-width="3.166cm"/>
    </style:style>
    <style:style style:name="co27" style:family="table-column">
      <style:table-column-properties fo:break-before="auto" style:column-width="3.792cm"/>
    </style:style>
    <style:style style:name="co28" style:family="table-column">
      <style:table-column-properties fo:break-before="auto" style:column-width="12.307cm"/>
    </style:style>
    <style:style style:name="co29" style:family="table-column">
      <style:table-column-properties fo:break-before="auto" style:column-width="7.994cm"/>
    </style:style>
    <style:style style:name="co30" style:family="table-column">
      <style:table-column-properties fo:break-before="auto" style:column-width="5.906cm"/>
    </style:style>
    <style:style style:name="co31" style:family="table-column">
      <style:table-column-properties fo:break-before="auto" style:column-width="4.163cm"/>
    </style:style>
    <style:style style:name="co32" style:family="table-column">
      <style:table-column-properties fo:break-before="auto" style:column-width="11.975cm"/>
    </style:style>
    <style:style style:name="co33" style:family="table-column">
      <style:table-column-properties fo:break-before="auto" style:column-width="8.174cm"/>
    </style:style>
    <style:style style:name="co34" style:family="table-column">
      <style:table-column-properties fo:break-before="auto" style:column-width="18.884cm"/>
    </style:style>
    <style:style style:name="ro1" style:family="table-row">
      <style:table-row-properties style:row-height="0.863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95cm" fo:break-before="auto" style:use-optimal-row-height="true"/>
    </style:style>
    <style:style style:name="ro4" style:family="table-row">
      <style:table-row-properties style:row-height="1.323cm" fo:break-before="auto" style:use-optimal-row-height="true"/>
    </style:style>
    <style:style style:name="ro5" style:family="table-row">
      <style:table-row-properties style:row-height="6.454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1.141cm" fo:break-before="auto" style:use-optimal-row-height="true"/>
    </style:style>
    <style:style style:name="ro10" style:family="table-row">
      <style:table-row-properties style:row-height="1.021cm" fo:break-before="auto" style:use-optimal-row-height="true"/>
    </style:style>
    <style:style style:name="ro11" style:family="table-row">
      <style:table-row-properties style:row-height="0.721cm" fo:break-before="auto" style:use-optimal-row-height="true"/>
    </style:style>
    <style:style style:name="ro12" style:family="table-row">
      <style:table-row-properties style:row-height="0.633cm" fo:break-before="auto" style:use-optimal-row-height="true"/>
    </style:style>
    <style:style style:name="ro13" style:family="table-row">
      <style:table-row-properties style:row-height="0.801cm" fo:break-before="auto" style:use-optimal-row-height="true"/>
    </style:style>
    <style:style style:name="ro14" style:family="table-row">
      <style:table-row-properties style:row-height="1.242cm" fo:break-before="auto" style:use-optimal-row-height="true"/>
    </style:style>
    <style:style style:name="ro15" style:family="table-row">
      <style:table-row-properties style:row-height="1.633cm" fo:break-before="auto" style:use-optimal-row-height="false"/>
    </style:style>
    <style:style style:name="ro16" style:family="table-row">
      <style:table-row-properties style:row-height="1.642cm" fo:break-before="auto" style:use-optimal-row-height="true"/>
    </style:style>
    <style:style style:name="ro17" style:family="table-row">
      <style:table-row-properties style:row-height="8.518cm" fo:break-before="auto" style:use-optimal-row-height="true"/>
    </style:style>
    <style:style style:name="ro18" style:family="table-row">
      <style:table-row-properties style:row-height="3.246cm" fo:break-before="auto" style:use-optimal-row-height="true"/>
    </style:style>
    <style:style style:name="ro19" style:family="table-row">
      <style:table-row-properties style:row-height="2.445cm" fo:break-before="auto" style:use-optimal-row-height="true"/>
    </style:style>
    <style:style style:name="ro20" style:family="table-row">
      <style:table-row-properties style:row-height="2.044cm" fo:break-before="auto" style:use-optimal-row-height="true"/>
    </style:style>
    <style:style style:name="ro21" style:family="table-row">
      <style:table-row-properties style:row-height="5.271cm" fo:break-before="auto" style:use-optimal-row-height="true"/>
    </style:style>
    <style:style style:name="ro22" style:family="table-row">
      <style:table-row-properties style:row-height="1.081cm" fo:break-before="auto" style:use-optimal-row-height="true"/>
    </style:style>
    <style:style style:name="ro23" style:family="table-row">
      <style:table-row-properties style:row-height="3.307cm" fo:break-before="auto" style:use-optimal-row-height="true"/>
    </style:style>
    <style:style style:name="ro24" style:family="table-row">
      <style:table-row-properties style:row-height="3.588cm" fo:break-before="auto" style:use-optimal-row-height="true"/>
    </style:style>
    <style:style style:name="ro25" style:family="table-row">
      <style:table-row-properties style:row-height="8.257cm" fo:break-before="auto" style:use-optimal-row-height="true"/>
    </style:style>
    <style:style style:name="ro26" style:family="table-row">
      <style:table-row-properties style:row-height="5.652cm" fo:break-before="auto" style:use-optimal-row-height="true"/>
    </style:style>
    <style:style style:name="ro27" style:family="table-row">
      <style:table-row-properties style:row-height="4.449cm" fo:break-before="auto" style:use-optimal-row-height="true"/>
    </style:style>
    <style:style style:name="ro28" style:family="table-row">
      <style:table-row-properties style:row-height="6.443cm" fo:break-before="auto" style:use-optimal-row-height="false"/>
    </style:style>
    <style:style style:name="ro29" style:family="table-row">
      <style:table-row-properties style:row-height="0.84cm" fo:break-before="auto" style:use-optimal-row-height="true"/>
    </style:style>
    <style:style style:name="ro30" style:family="table-row">
      <style:table-row-properties style:row-height="7.655cm" fo:break-before="auto" style:use-optimal-row-height="true"/>
    </style:style>
    <style:style style:name="ro31" style:family="table-row">
      <style:table-row-properties style:row-height="6.854cm" fo:break-before="auto" style:use-optimal-row-height="true"/>
    </style:style>
    <style:style style:name="ro32" style:family="table-row">
      <style:table-row-properties style:row-height="1.482cm" fo:break-before="auto" style:use-optimal-row-height="true"/>
    </style:style>
    <style:style style:name="ro33" style:family="table-row">
      <style:table-row-properties style:row-height="8.858cm" fo:break-before="auto" style:use-optimal-row-height="true"/>
    </style:style>
    <style:style style:name="ro34" style:family="table-row">
      <style:table-row-properties style:row-height="5.251cm" fo:break-before="auto" style:use-optimal-row-height="true"/>
    </style:style>
    <style:style style:name="ro35" style:family="table-row">
      <style:table-row-properties style:row-height="2.845cm" fo:break-before="auto" style:use-optimal-row-height="true"/>
    </style:style>
    <style:style style:name="ro36" style:family="table-row">
      <style:table-row-properties style:row-height="4.048cm" fo:break-before="auto" style:use-optimal-row-height="true"/>
    </style:style>
    <style:style style:name="ro37" style:family="table-row">
      <style:table-row-properties style:row-height="3.648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5eb91e"/>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52" style:family="table-cell" style:parent-style-name="Default">
      <style:table-cell-properties fo:background-color="#ffff38"/>
      <style:text-properties fo:color="#008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38"/>
    </style:style>
    <style:style style:name="ce55" style:family="table-cell" style:parent-style-name="Default">
      <style:table-cell-properties fo:background-color="#969696"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56" style:family="table-cell" style:parent-style-name="Default">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data-style-name="N36">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59" style:family="table-cell" style:parent-style-name="Default" style:data-style-name="N36">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63" style:family="table-cell" style:parent-style-name="Default">
      <style:table-cell-properties fo:border-bottom="none" fo:background-color="#ffff38" fo:border-left="0.06pt double #ffffa6" style:border-line-width-left="0cm 0.004cm 0.002cm" fo:border-right="none" fo:border-top="none"/>
      <style:text-properties style:use-window-font-color="true" style:text-outline="false" style:text-line-through-style="none" style:text-line-through-type="none" style:font-name="Aptos Narrow" fo:font-size="20pt" fo:language="none" fo:country="none" fo:font-style="normal" fo:text-shadow="none" style:text-underline-style="none" fo:font-weight="bold" style:text-underline-mode="continuous" style:text-overline-mode="continuous" style:text-line-through-mode="continuous" style:font-name-asian="Aptos Narrow" style:font-size-asian="20pt" style:language-asian="none" style:country-asian="none" style:font-style-asian="normal" style:font-weight-asian="bold" style:font-name-complex="Aptos Narrow" style:font-size-complex="20pt" style:language-complex="none" style:country-complex="none" style:font-style-complex="normal" style:font-weight-complex="bold" style:text-emphasize="none" style:font-relief="none" style:text-overline-style="none" style:text-overline-color="font-color"/>
    </style:style>
    <style:style style:name="ce67" style:family="table-cell" style:parent-style-name="Default">
      <style:table-cell-properties fo:background-color="#ccffff"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ffff38"/>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93" style:family="table-cell" style:parent-style-name="Default">
      <style:table-cell-properties style:text-align-source="fix" style:repeat-content="false" fo:wrap-option="wrap"/>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969696" fo:wrap-option="wrap"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99" style:family="table-cell" style:parent-style-name="Default">
      <style:table-cell-properties fo:background-color="#ccffff"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ccffff" style:text-align-source="fix" style:repeat-content="false" fo:wrap-option="wrap" fo:border="0.74pt solid #000000"/>
      <style:paragraph-properties fo:text-align="start" fo:margin-left="0cm"/>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5" style:family="table-cell" style:parent-style-name="Default">
      <style:table-cell-properties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7" style:family="table-cell" style:parent-style-name="Default">
      <style:table-cell-properties fo:background-color="#ccffff"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8" style:family="table-cell" style:parent-style-name="Default">
      <style:table-cell-properties fo:wrap-option="wrap"/>
    </style:style>
    <style:style style:name="ce109" style:family="table-cell" style:parent-style-name="Default">
      <style:table-cell-properties fo:background-color="#ffff38"/>
      <style:text-properties fo:font-size="12pt" style:font-size-asian="12pt" style:font-size-complex="12pt"/>
    </style:style>
    <style:style style:name="ce110" style:family="table-cell" style:parent-style-name="Default">
      <style:text-properties fo:font-size="12pt" style:font-size-asian="12pt" style:font-size-complex="12pt"/>
    </style:style>
    <style:style style:name="ce111" style:family="table-cell" style:parent-style-name="Default">
      <style:table-cell-properties fo:border-bottom="2.24pt solid #ffffff" fo:background-color="#339966" fo:border-left="none"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113" style:family="table-cell" style:parent-style-name="Default">
      <style:table-cell-properties fo:border-bottom="0.74pt solid #ffffff" fo:background-color="#ccff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0.74pt solid #ffffff" fo:background-color="#33cc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2.24pt solid #ffffff" fo:background-color="#339966" fo:border-left="0.06pt solid #ffffff"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117" style:family="table-cell" style:parent-style-name="Default">
      <style:table-cell-properties fo:border-bottom="0.74pt solid #ffffff" fo:background-color="#ccff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fo:border-bottom="0.74pt solid #ffffff" fo:background-color="#33cc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0.74pt solid #ffffff" fo:background-color="#ccff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fo:border-bottom="0.74pt solid #ffffff" fo:background-color="#33cc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fo:wrap-option="wrap"/>
      <style:text-properties style:use-window-font-color="true" style:text-outline="false" style:text-line-through-style="none" style:text-line-through-type="none" style:font-name="Liberation Serif" fo:font-size="16pt" fo:language="sk" fo:country="SK" fo:font-style="normal" fo:text-shadow="none" style:text-underline-style="none" fo:font-weight="bold" style:text-underline-mode="continuous" style:text-overline-mode="continuous" style:text-line-through-mode="continuous" style:font-name-asian="Tahoma"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2pt" fo:language="sk" fo:country="SK" fo:font-style="normal" fo:text-shadow="none" style:text-underline-style="none" fo:font-weight="bold" style:text-underline-mode="continuous" style:text-overline-mode="continuous" style:text-line-through-mode="continuous" style:font-name-asian="Tahoma"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1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ext-properties style:use-window-font-color="true" style:text-outline="false" style:text-line-through-style="none" style:text-line-through-type="none" fo:font-size="24pt" fo:language="none" fo:country="none" fo:font-style="normal" fo:text-shadow="none" style:text-underline-style="none" style:text-underline-mode="continuous" style:text-overline-mode="continuous" style:text-line-through-mode="continuous" style:font-size-asian="24pt" style:language-asian="none" style:country-asian="none" style:font-style-asian="normal" style:font-size-complex="24pt" style:language-complex="none" style:country-complex="none" style:font-style-complex="normal" style:text-emphasize="none" style:font-relief="none" style:text-overline-style="none" style:text-overline-color="font-color"/>
    </style:style>
    <style:style style:name="ce130" style:family="table-cell" style:parent-style-name="Default">
      <style:text-properties style:use-window-font-color="true" style:text-outline="false" style:text-line-through-style="none" style:text-line-through-type="none" fo:font-size="21pt" fo:language="none" fo:country="none" fo:font-style="normal" fo:text-shadow="none" style:text-underline-style="none" style:text-underline-mode="continuous" style:text-overline-mode="continuous" style:text-line-through-mode="continuous" style:font-size-asian="21pt" style:language-asian="none" style:country-asian="none" style:font-style-asian="normal" style:font-size-complex="21pt" style:language-complex="none" style:country-complex="none" style:font-style-complex="normal" style:text-emphasize="none" style:font-relief="none" style:text-overline-style="none" style:text-overline-color="font-color"/>
    </style:style>
    <style:style style:name="ce131" style:family="table-cell" style:parent-style-name="Default">
      <style:text-properties style:use-window-font-color="true" style:text-outline="false" style:text-line-through-style="none" style:text-line-through-type="none" fo:font-size="14.5pt" fo:language="none" fo:country="none" fo:font-style="normal" fo:text-shadow="none" style:text-underline-style="none" fo:font-weight="normal" style:text-underline-mode="continuous" style:text-overline-mode="continuous" style:text-line-through-mode="continuous" style:font-size-asian="14.5pt" style:language-asian="none" style:country-asian="none" style:font-style-asian="normal" style:font-weight-asian="normal" style:font-size-complex="14.5pt" style:language-complex="none" style:country-complex="none" style:font-style-complex="normal" style:font-weight-complex="normal" style:text-emphasize="none" style:font-relief="none" style:text-overline-style="none" style:text-overline-color="font-color"/>
    </style:style>
    <style:style style:name="ce132" style:family="table-cell" style:parent-style-name="Default">
      <style:text-properties style:use-window-font-color="true" style:text-outline="false" style:text-line-through-style="none" style:text-line-through-type="none" style:font-name="Times-Roman" fo:font-size="14.5pt" fo:language="none" fo:country="none" fo:font-style="normal" fo:text-shadow="none" style:text-underline-style="none" fo:font-weight="normal" style:text-underline-mode="continuous" style:text-overline-mode="continuous" style:text-line-through-mode="continuous" style:font-name-asian="Times-Roman" style:font-size-asian="14.5pt" style:language-asian="none" style:country-asian="none" style:font-style-asian="normal" style:font-weight-asian="normal" style:font-name-complex="Times-Roman" style:font-size-complex="14.5pt" style:language-complex="none" style:country-complex="none" style:font-style-complex="normal" style:font-weight-complex="normal" style:text-emphasize="none" style:font-relief="none" style:text-overline-style="none" style:text-overline-color="font-color"/>
    </style:style>
    <style:style style:name="ce133" style:family="table-cell" style:parent-style-name="Default">
      <style:table-cell-properties fo:border="0.74pt solid #000000"/>
    </style:style>
    <style:style style:name="ce166"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order="0.74pt solid #000000"/>
      <style:text-properties fo:font-size="10pt" style:font-size-asian="10pt" style:font-size-complex="10pt"/>
    </style:style>
    <style:style style:name="ce170" style:family="table-cell" style:parent-style-name="Default">
      <style:table-cell-properties fo:wrap-option="wrap" fo:border="0.74pt solid #000000"/>
      <style:text-properties fo:font-size="10pt" style:font-size-asian="10pt" style:font-size-complex="10pt"/>
    </style:style>
    <style:style style:name="ce172" style:family="table-cell" style:parent-style-name="Default" style:data-style-name="N100">
      <style:table-cell-properties fo:wrap-option="wrap" fo:border="0.74pt solid #000000"/>
      <style:text-properties fo:font-size="10pt" style:font-size-asian="10pt" style:font-size-complex="10pt"/>
    </style:style>
    <style:style style:name="ce173" style:family="table-cell" style:parent-style-name="Default">
      <style:text-properties style:text-underline-style="solid" style:text-underline-width="auto" style:text-underline-color="font-color" fo:font-weight="bold" style:font-weight-asian="bold" style:font-weight-complex="bold"/>
    </style:style>
    <style:style style:name="ce175" style:family="table-cell" style:parent-style-name="Default">
      <style:text-properties fo:color="#0e0e0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0" style:family="table-cell" style:parent-style-name="pd1">
      <style:table-cell-properties fo:wrap-option="wrap"/>
    </style:style>
    <style:style style:name="ce181" style:family="table-cell" style:parent-style-name="Default">
      <style:table-cell-properties fo:wrap-option="wrap" fo:border="0.74pt solid #000000"/>
    </style:style>
    <style:style style:name="ce182" style:family="table-cell" style:parent-style-name="Default">
      <style:table-cell-properties fo:wrap-option="wrap" fo:border="0.74pt solid #000000"/>
      <style:text-properties style:font-name="Liberation Serif" style:font-name-asian="Tahoma" style:font-name-complex="Tahoma"/>
    </style:style>
    <style:style style:name="ce183" style:family="table-cell" style:parent-style-name="Default">
      <style:table-cell-properties fo:wrap-option="wrap" fo:border="0.74pt solid #000000"/>
      <style:text-properties style:font-name="Times-Roman" fo:font-size="14.5pt" fo:language="none" fo:country="none" style:font-name-asian="Times-Roman" style:font-size-asian="14.5pt" style:language-asian="none" style:country-asian="none" style:font-name-complex="Times-Roman" style:font-size-complex="14.5pt" style:language-complex="none" style:country-complex="none"/>
    </style:style>
    <style:style style:name="ce164" style:family="table-cell" style:parent-style-name="Default">
      <style:table-cell-properties fo:border="0.74pt solid #000000"/>
      <style:text-properties style:font-name="Liberation Serif" style:font-name-asian="Tahoma" style:font-name-complex="Tahoma"/>
    </style:style>
    <style:style style:name="ce147" style:family="table-cell" style:parent-style-name="pd1">
      <style:text-properties fo:color="#0e0e0e" style:font-name=".AppleSystemUIFontMonospaced-Regular" fo:font-size="14pt" fo:language="none" fo:country="none" fo:font-weight="normal" style:font-name-asian=".AppleSystemUIFontMonospaced-Regular" style:font-size-asian="14pt" style:language-asian="none" style:country-asian="none" style:font-name-complex=".AppleSystemUIFontMonospaced-Regular" style:font-size-complex="14pt" style:language-complex="none" style:country-complex="none"/>
    </style:style>
    <style:style style:name="ce176" style:family="table-cell" style:parent-style-name="Default">
      <style:text-properties style:font-name="Liberation Serif" style:font-name-asian="Tahoma" style:font-name-complex="Tahoma"/>
    </style:style>
    <style:style style:name="ce150" style:family="table-cell" style:parent-style-name="pd1" style:data-style-name="N36"/>
    <style:style style:name="ce185" style:family="table-cell" style:parent-style-name="Default" style:data-style-name="N36">
      <style:table-cell-properties fo:border="0.74pt solid #000000"/>
    </style:style>
    <style:style style:name="ce153" style:family="table-cell" style:parent-style-name="Default" style:data-style-name="N36"/>
    <style:style style:name="ce155" style:family="table-cell" style:parent-style-name="pd1">
      <style:table-cell-properties fo:wrap-option="wrap"/>
      <style:text-properties fo:font-size="10pt" style:font-size-asian="10pt" style:font-size-complex="10pt"/>
    </style:style>
    <style:style style:name="ce188"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fo:wrap-option="wrap"/>
      <style:text-properties fo:font-size="10pt" style:font-size-asian="10pt" style:font-size-complex="10pt"/>
    </style:style>
    <style:style style:name="ce190"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Default">
      <style:table-cell-properties fo:wrap-option="wrap"/>
      <style:text-properties style:use-window-font-color="true" style:text-outline="false" style:text-line-through-style="none" style:text-line-through-type="none" style:font-name="Liberation Serif" fo:font-size="16pt" fo:language="none" fo:country="none" fo:font-style="normal" fo:text-shadow="none" style:text-underline-style="none" fo:font-weight="bold" style:text-underline-mode="continuous" style:text-overline-mode="continuous" style:text-line-through-mode="continuous" style:font-name-asian="Tahoma" style:font-size-asian="16pt" style:language-asian="none" style:country-asian="none" style:font-style-asian="normal" style:font-weight-asian="bold" style:font-name-complex="Tahoma" style:font-size-complex="16pt" style:language-complex="none" style:country-complex="none" style:font-style-complex="normal" style:font-weight-complex="bold" style:text-emphasize="none" style:font-relief="none" style:text-overline-style="none" style:text-overline-color="font-color"/>
    </style:style>
    <style:style style:name="ce76"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7"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7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1.599cm" loext:decorative="false"/>
      <style:paragraph-properties style:writing-mode="lr-tb"/>
    </style:style>
    <style:style style:name="T1" style:family="text">
      <style:text-properties style:use-window-font-color="true" style:font-name="AppleColorEmoji" fo:font-size="24pt" style:text-outline="false" style:letter-kerning="false" fo:letter-spacing="normal" style:font-name-asian="AppleColorEmoji" style:font-name-complex="AppleColorEmoji" style:font-size-asian="24pt" style:font-size-complex="24pt"/>
    </style:style>
    <style:style style:name="T2" style:family="text">
      <style:text-properties style:use-window-font-color="true" fo:font-size="24pt" style:text-outline="false" style:letter-kerning="false" fo:letter-spacing="normal" style:font-size-asian="24pt" style:font-size-complex="24pt" style:font-name="Times-Bold" fo:font-weight="bold" style:font-name-asian="Times-Bold" style:font-name-complex="Times-Bold" style:font-weight-asian="bold" style:font-weight-complex="bold"/>
    </style:style>
    <style:style style:name="T3" style:family="text">
      <style:text-properties style:use-window-font-color="true" style:font-name="AppleColorEmoji" fo:font-size="21pt" fo:font-weight="normal" style:text-outline="false" style:letter-kerning="false" fo:letter-spacing="normal" style:font-name-asian="AppleColorEmoji" style:font-name-complex="AppleColorEmoji" style:font-size-asian="21pt" style:font-size-complex="21pt" style:font-weight-asian="normal" style:font-weight-complex="normal"/>
    </style:style>
    <style:style style:name="T4" style:family="text">
      <style:text-properties style:use-window-font-color="true" fo:font-size="21pt" style:text-outline="false" style:letter-kerning="false" fo:letter-spacing="normal" style:font-size-asian="21pt" style:font-size-complex="21pt" style:font-name="Times-Bold" fo:font-weight="bold" style:font-name-asian="Times-Bold" style:font-name-complex="Times-Bold" style:font-weight-asian="bold" style:font-weight-complex="bold"/>
    </style:style>
    <style:style style:name="T5" style:family="text">
      <style:text-properties style:use-window-font-color="true" style:font-name="Times-Roman" fo:font-size="14.5pt" fo:font-weight="normal" style:text-outline="false" style:letter-kerning="false" fo:letter-spacing="normal" style:font-name-asian="Times-Roman" style:font-name-complex="Times-Roman" style:font-size-asian="14.5pt" style:font-size-complex="14.5pt" style:font-weight-asian="normal" style:font-weight-complex="normal"/>
    </style:style>
    <style:style style:name="T6" style:family="text">
      <style:text-properties style:use-window-font-color="true" fo:font-size="14.5pt" fo:font-weight="normal" style:text-outline="false" style:letter-kerning="false" fo:letter-spacing="normal" style:font-size-asian="14.5pt" style:font-size-complex="14.5pt" style:font-weight-asian="normal" style:font-weight-complex="normal" style:font-name="AppleColorEmoji" style:font-name-asian="AppleColorEmoji" style:font-name-complex="AppleColorEmoji"/>
    </style:style>
    <style:style style:name="T7" style:family="text">
      <style:text-properties style:use-window-font-color="true" fo:font-size="14.5pt" fo:font-weight="normal" style:text-outline="false" style:letter-kerning="false" fo:letter-spacing="normal" style:font-size-asian="14.5pt" style:font-size-complex="14.5pt" style:font-weight-asian="normal" style:font-weight-complex="normal" style:font-name="Times-Roman" style:font-name-asian="Times-Roman" style:font-name-complex="Times-Roman"/>
    </style:style>
    <style:style style:name="T8" style:family="text">
      <style:text-properties fo:font-weight="bold" style:font-weight-asian="bold" style:font-weight-complex="bold"/>
    </style:style>
    <style:style style:name="T9" style:family="text">
      <style:text-properties fo:color="#0e0e0e" style:font-name=".SFNS-Regular" fo:font-size="14pt" fo:font-style="italic" style:font-name-asian=".SFNS-Regular" style:font-name-complex=".SFNS-Regular" style:font-size-asian="14pt" style:font-size-complex="14pt" style:font-style-asian="italic" style:font-style-complex="italic"/>
    </style:style>
    <style:style style:name="T10" style:family="text">
      <style:text-properties fo:color="#0e0e0e" style:font-name=".SFNS-Regular" fo:font-size="14pt" style:font-name-asian=".SFNS-Regular" style:font-name-complex=".SFNS-Regular" style:font-size-asian="14pt" style:font-size-complex="14pt"/>
    </style:style>
    <style:style style:name="T11" style:family="text">
      <style:text-properties fo:color="#0e0e0e" style:font-name=".AppleSystemUIFontMonospaced-Regular" fo:font-size="14pt" style:font-name-asian=".AppleSystemUIFontMonospaced-Regular" style:font-name-complex=".AppleSystemUIFontMonospaced-Regular" style:font-size-asian="14pt" style:font-size-complex="14pt"/>
    </style:style>
    <style:style style:name="T12" style:family="text">
      <style:text-properties fo:color="#0e0e0e" fo:font-size="14pt" style:font-size-asian="14pt" style:font-size-complex="14pt" style:font-name=".SFNS-Regular" style:font-name-asian=".SFNS-Regular" style:font-name-complex=".SFNS-Regular"/>
    </style:style>
    <style:style style:name="T13" style:family="text">
      <style:text-properties fo:color="#0e0e0e" fo:font-size="14pt" style:font-size-asian="14pt" style:font-size-complex="14pt" style:font-name=".AppleSystemUIFontMonospaced-Regular" style:font-name-asian=".AppleSystemUIFontMonospaced-Regular" style:font-name-complex=".AppleSystemUIFontMonospaced-Regular"/>
    </style:style>
    <style:style style:name="T14" style:family="text">
      <style:text-properties fo:color="#0e0e0e" fo:font-size="14pt" style:font-size-asian="14pt" style:font-size-complex="14pt" style:font-name="HelveticaNeue-Medium" fo:font-weight="bold" style:font-name-asian="HelveticaNeue-Medium" style:font-name-complex="HelveticaNeue-Medium" style:font-weight-asian="bold" style:font-weight-complex="bold"/>
    </style:style>
    <style:style style:name="T15" style:family="text">
      <style:text-properties fo:color="#0e0e0e" fo:font-size="14pt" style:font-size-asian="14pt" style:font-size-complex="14pt" style:font-name=".SFNS-Regular" fo:font-weight="normal" style:font-name-asian=".SFNS-Regular" style:font-name-complex=".SFNS-Regular" style:font-weight-asian="normal" style:font-weight-complex="normal"/>
    </style:style>
    <style:style style:name="T16" style:family="text">
      <style:text-properties fo:color="#0e0e0e" style:font-name=".AppleSystemUIFontMonospaced-Regular" fo:font-size="14pt" fo:font-weight="normal" style:font-name-asian=".AppleSystemUIFontMonospaced-Regular" style:font-name-complex=".AppleSystemUIFontMonospaced-Regular" style:font-size-asian="14pt" style:font-size-complex="14pt" style:font-weight-asian="normal" style:font-weight-complex="normal"/>
    </style:style>
    <style:style style:name="T17" style:family="text">
      <style:text-properties fo:color="#0e0e0e" fo:font-size="14pt" fo:font-weight="normal" style:font-size-asian="14pt" style:font-size-complex="14pt" style:font-weight-asian="normal" style:font-weight-complex="normal" style:font-name=".SFNS-Regular" style:font-name-asian=".SFNS-Regular" style:font-name-complex=".SFNS-Regular"/>
    </style:style>
    <style:style style:name="T18" style:family="text">
      <style:text-properties fo:color="#0e0e0e" fo:font-size="14pt" fo:font-weight="normal" style:font-size-asian="14pt" style:font-size-complex="14pt" style:font-weight-asian="normal" style:font-weight-complex="normal" style:font-name=".AppleSystemUIFontMonospaced-Regular" style:font-name-asian=".AppleSystemUIFontMonospaced-Regular" style:font-name-complex=".AppleSystemUIFontMonospaced-Regular"/>
    </style:style>
    <style:style style:name="T19" style:family="text">
      <style:text-properties fo:color="#0e0e0e" style:font-name=".SFNS-Regular" fo:font-size="14pt" fo:font-weight="normal" style:font-name-asian=".SFNS-Regular" style:font-name-complex=".SFNS-Regular" style:font-size-asian="14pt" style:font-size-complex="14pt" style:font-weight-asian="normal" style:font-weight-complex="normal"/>
    </style:style>
    <style:style style:name="T2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HelveticaNeue-Medium" fo:font-weight="bold"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HelveticaNeue-Medium" style:font-name-complex="HelveticaNeue-Medium" style:font-weight-asian="bold" style:font-weight-complex="bold" style:font-style-asian="normal" style:font-style-complex="normal" style:text-emphasize="none" style:font-relief="none" style:text-overline-style="none" style:text-overline-color="font-color"/>
    </style:style>
    <style:style style:name="T22"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tyle-asian="normal" style:font-style-complex="normal" style:text-emphasize="none" style:font-relief="none" style:text-overline-style="none" style:text-overline-color="font-color" style:font-name=".SFNS-Regular" fo:font-weight="normal" style:font-name-asian=".SFNS-Regular" style:font-name-complex=".SFNS-Regular" style:font-weight-asian="normal" style:font-weight-complex="normal"/>
    </style:style>
    <style:style style:name="T2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0e0e0e" style:font-name=".SFNS-Semibold" style:font-name-asian=".SFNS-Semibold" style:font-name-complex=".SFNS-Semibold"/>
    </style:style>
    <style:style style:name="T25" style:family="text">
      <style:text-properties fo:color="#0e0e0e" style:font-name="HelveticaNeue-Medium" fo:font-weight="bold" style:font-name-asian="HelveticaNeue-Medium" style:font-name-complex="HelveticaNeue-Medium" style:font-weight-asian="bold" style:font-weight-complex="bold"/>
    </style:style>
    <style:style style:name="T26" style:family="text">
      <style:text-properties fo:color="#0e0e0e" style:font-name=".SFNS-Regular" fo:font-weight="normal" style:font-name-asian=".SFNS-Regular" style:font-name-complex=".SFNS-Regular" style:font-weight-asian="normal" style:font-weight-complex="normal"/>
    </style:style>
    <style:style style:name="T27" style:family="text">
      <style:text-properties fo:color="#0e0e0e" style:font-name=".SFNS-Regular" style:font-name-asian=".SFNS-Regular" style:font-name-complex=".SFNS-Regular"/>
    </style:style>
    <style:style style:name="T28" style:family="text">
      <style:text-properties style:use-window-font-color="true" style:font-name="Times-Roman" style:text-outline="false" style:letter-kerning="false" fo:letter-spacing="normal" style:font-name-asian="Times-Roman" style:font-name-complex="Times-Roman"/>
    </style:style>
    <style:style style:name="T29" style:family="text">
      <style:text-properties style:use-window-font-color="true" style:text-outline="false" style:letter-kerning="false" fo:letter-spacing="normal" style:font-name="Times-Italic" fo:font-style="italic" style:font-name-asian="Times-Italic" style:font-name-complex="Times-Italic" style:font-style-asian="italic" style:font-style-complex="italic"/>
    </style:style>
    <style:style style:name="T30" style:family="text">
      <style:text-properties style:use-window-font-color="true" style:text-outline="false" style:letter-kerning="false" fo:letter-spacing="normal" style:font-name="Times-Roman" fo:font-style="normal" style:font-name-asian="Times-Roman" style:font-name-complex="Times-Roman" style:font-style-asian="normal" style:font-style-complex="normal"/>
    </style:style>
    <style:style style:name="T31" style:family="text">
      <style:text-properties style:use-window-font-color="true" style:font-name="Times-Roman" fo:font-style="normal" style:text-outline="false" style:letter-kerning="false" fo:letter-spacing="normal" style:font-name-asian="Times-Roman" style:font-name-complex="Times-Roman" style:font-style-asian="normal" style:font-style-complex="normal"/>
    </style:style>
    <style:style style:name="T32" style:family="text">
      <style:text-properties fo:font-size="12pt" fo:font-weight="bold" style:font-size-asian="12pt" style:font-size-complex="12pt" style:font-weight-asian="bold" style:font-weight-complex="bold"/>
    </style:style>
  </office:automatic-styles>
  <office:body>
    <office:spreadsheet>
      <table:table table:name="01.Document Histo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08"/>
        <table:table-column table:style-name="co6" table:default-cell-style-name="Default"/>
        <table:table-column table:style-name="co7" table:number-columns-repeated="3" table:default-cell-style-name="Default"/>
        <table:table-row table:style-name="ro1">
          <table:table-cell table:style-name="ce52" office:value-type="string" calcext:value-type="string">
            <text:p>00.01.Navigations</text:p>
          </table:table-cell>
          <table:table-cell table:style-name="ce54" table:number-columns-repeated="2"/>
          <table:table-cell table:style-name="ce63" office:value-type="string" calcext:value-type="string">
            <text:p>Document History</text:p>
          </table:table-cell>
          <table:table-cell table:style-name="ce72"/>
          <table:table-cell table:style-name="ce109"/>
          <table:table-cell table:style-name="ce110" table:number-columns-repeated="3"/>
        </table:table-row>
        <table:table-row table:style-name="ro2">
          <table:table-cell table:style-name="ce53" table:number-columns-repeated="4"/>
          <table:table-cell table:style-name="ce93"/>
          <table:table-cell table:style-name="ce53"/>
          <table:table-cell table:number-columns-repeated="3"/>
        </table:table-row>
        <table:table-row table:style-name="ro3">
          <table:table-cell table:style-name="ce53"/>
          <table:table-cell table:style-name="ce55" office:value-type="string" calcext:value-type="string">
            <text:p>#</text:p>
          </table:table-cell>
          <table:table-cell table:style-name="ce55" office:value-type="string" calcext:value-type="string">
            <text:p>Dátum zmeny</text:p>
          </table:table-cell>
          <table:table-cell table:style-name="ce55" office:value-type="string" calcext:value-type="string">
            <text:p>Autor zmeny</text:p>
          </table:table-cell>
          <table:table-cell table:style-name="ce97" office:value-type="string" calcext:value-type="string">
            <text:p>Popis zmeny</text:p>
          </table:table-cell>
          <table:table-cell table:style-name="ce55" office:value-type="string" calcext:value-type="string">
            <text:p>Stav</text:p>
          </table:table-cell>
          <table:table-cell table:number-columns-repeated="3"/>
        </table:table-row>
        <table:table-row table:style-name="ro4">
          <table:table-cell table:style-name="ce53"/>
          <table:table-cell table:style-name="ce56" office:value-type="float" office:value="1" calcext:value-type="float">
            <text:p>1</text:p>
          </table:table-cell>
          <table:table-cell table:style-name="ce58" office:value-type="string" calcext:value-type="string">
            <text:p>?.04.2025</text:p>
          </table:table-cell>
          <table:table-cell table:style-name="ce67" office:value-type="string" calcext:value-type="string">
            <text:p>Roman Kazicka</text:p>
          </table:table-cell>
          <table:table-cell table:style-name="ce99" office:value-type="string" calcext:value-type="string">
            <text:p>vytvorenie samostatného dokumentu pre evidenciu nápadov pre budúce aktivity, kurzy, projekty</text:p>
          </table:table-cell>
          <table:table-cell table:style-name="ce67" office:value-type="string" calcext:value-type="string">
            <text:p>in progress</text:p>
          </table:table-cell>
          <table:table-cell table:number-columns-repeated="3"/>
        </table:table-row>
        <table:table-row table:style-name="ro3">
          <table:table-cell table:style-name="ce53"/>
          <table:table-cell table:style-name="ce57" office:value-type="float" office:value="2" calcext:value-type="float">
            <text:p>2</text:p>
          </table:table-cell>
          <table:table-cell table:style-name="ce59" office:value-type="date" office:date-value="2025-04-20" calcext:value-type="date">
            <text:p>20.04.2025</text:p>
          </table:table-cell>
          <table:table-cell table:style-name="ce71" office:value-type="string" calcext:value-type="string">
            <text:p>Roman Kazicka</text:p>
          </table:table-cell>
          <table:table-cell table:style-name="ce16" office:value-type="string" calcext:value-type="string">
            <text:p>Doplnenie stĺpcov</text:p>
          </table:table-cell>
          <table:table-cell table:style-name="ce71" office:value-type="string" calcext:value-type="string">
            <text:p>in progress</text:p>
          </table:table-cell>
          <table:table-cell table:number-columns-repeated="3"/>
        </table:table-row>
        <table:table-row table:style-name="ro3">
          <table:table-cell table:style-name="ce53"/>
          <table:table-cell table:style-name="ce56" office:value-type="float" office:value="3" calcext:value-type="float">
            <text:p>3</text:p>
          </table:table-cell>
          <table:table-cell table:style-name="ce58" office:value-type="date" office:date-value="2025-04-20" calcext:value-type="date">
            <text:p>20.04.2025</text:p>
          </table:table-cell>
          <table:table-cell table:style-name="ce67" office:value-type="string" calcext:value-type="string">
            <text:p>OpenGPT</text:p>
          </table:table-cell>
          <table:table-cell table:style-name="ce99" office:value-type="string" calcext:value-type="string">
            <text:p>Vyplnenie SFIA parametrov</text:p>
          </table:table-cell>
          <table:table-cell table:style-name="ce67" office:value-type="string" calcext:value-type="string">
            <text:p>In progress</text:p>
          </table:table-cell>
          <table:table-cell table:number-columns-repeated="3"/>
        </table:table-row>
        <table:table-row table:style-name="ro3">
          <table:table-cell table:style-name="ce53"/>
          <table:table-cell table:style-name="ce57" office:value-type="float" office:value="4" calcext:value-type="float">
            <text:p>4</text:p>
          </table:table-cell>
          <table:table-cell table:style-name="ce59" office:value-type="date" office:date-value="2025-04-20" calcext:value-type="date">
            <text:p>20.04.2025</text:p>
          </table:table-cell>
          <table:table-cell table:style-name="ce71" office:value-type="string" calcext:value-type="string">
            <text:p>OpenGPT</text:p>
          </table:table-cell>
          <table:table-cell table:style-name="ce16" office:value-type="string" calcext:value-type="string">
            <text:p>SFIA detaily do Purpose</text:p>
          </table:table-cell>
          <table:table-cell table:style-name="ce57"/>
          <table:table-cell table:number-columns-repeated="3"/>
        </table:table-row>
        <table:table-row table:style-name="ro5">
          <table:table-cell table:style-name="ce53"/>
          <table:table-cell table:style-name="ce56" office:value-type="float" office:value="5" calcext:value-type="float">
            <text:p>5</text:p>
          </table:table-cell>
          <table:table-cell table:style-name="ce58" office:value-type="date" office:date-value="2025-04-20" calcext:value-type="date">
            <text:p>20.04.2025</text:p>
          </table:table-cell>
          <table:table-cell table:style-name="ce56" office:value-type="string" calcext:value-type="string">
            <text:p>Roman Kazicka</text:p>
          </table:table-cell>
          <table:table-cell table:style-name="ce18" office:value-type="string" calcext:value-type="string">
            <text:p>Zmena nazvu TERNO na KNIFE</text:p>
            <text:p># 🧠 KNIFE Framework for LibreOffice Python Development ## 🔪 What is KNIFE? **KNIFE** stands for: </text:p>
            <text:p/>
            <text:p>- **K**nowledge   </text:p>
            <text:p>- **N**avigation   </text:p>
            <text:p>- **I**nformation   </text:p>
            <text:p>- **F**ramework   </text:p>
            <text:p>- **E**xpertise </text:p>
          </table:table-cell>
          <table:table-cell table:style-name="ce56"/>
          <table:table-cell table:number-columns-repeated="3"/>
        </table:table-row>
        <table:table-row table:style-name="ro4">
          <table:table-cell table:style-name="ce53"/>
          <table:table-cell table:style-name="ce57" office:value-type="float" office:value="6" calcext:value-type="float">
            <text:p>6</text:p>
          </table:table-cell>
          <table:table-cell table:style-name="ce59" office:value-type="date" office:date-value="2025-07-27" calcext:value-type="date">
            <text:p>27.07.2025</text:p>
          </table:table-cell>
          <table:table-cell table:style-name="ce57" office:value-type="string" calcext:value-type="string">
            <text:p>Roman Kazicka</text:p>
          </table:table-cell>
          <table:table-cell table:style-name="ce105" office:value-type="string" calcext:value-type="string">
            <text:p>Upresnenie md suboru v GitHUBE</text:p>
            <text:p>Potrebujem viac stlpcov v md</text:p>
          </table:table-cell>
          <table:table-cell table:style-name="ce57"/>
          <table:table-cell table:number-columns-repeated="3"/>
        </table:table-row>
        <table:table-row table:style-name="ro3">
          <table:table-cell table:style-name="ce53"/>
          <table:table-cell table:style-name="ce56" office:value-type="float" office:value="7" calcext:value-type="float">
            <text:p>7</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8" calcext:value-type="float">
            <text:p>8</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9" calcext:value-type="float">
            <text:p>9</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10" calcext:value-type="float">
            <text:p>10</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11" calcext:value-type="float">
            <text:p>11</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12" calcext:value-type="float">
            <text:p>12</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13" calcext:value-type="float">
            <text:p>13</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14" calcext:value-type="float">
            <text:p>14</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15" calcext:value-type="float">
            <text:p>15</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16" calcext:value-type="float">
            <text:p>16</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17" calcext:value-type="float">
            <text:p>17</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18" calcext:value-type="float">
            <text:p>18</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19" calcext:value-type="float">
            <text:p>19</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20" calcext:value-type="float">
            <text:p>20</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21" calcext:value-type="float">
            <text:p>21</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22" calcext:value-type="float">
            <text:p>22</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23" calcext:value-type="float">
            <text:p>23</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24" calcext:value-type="float">
            <text:p>24</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25" calcext:value-type="float">
            <text:p>25</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26" calcext:value-type="float">
            <text:p>26</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27" calcext:value-type="float">
            <text:p>27</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28" calcext:value-type="float">
            <text:p>28</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29" calcext:value-type="float">
            <text:p>29</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30" calcext:value-type="float">
            <text:p>30</text:p>
          </table:table-cell>
          <table:table-cell table:style-name="ce57" table:number-columns-repeated="2"/>
          <table:table-cell table:style-name="ce105"/>
          <table:table-cell table:style-name="ce57"/>
          <table:table-cell table:number-columns-repeated="3"/>
        </table:table-row>
        <table:table-row table:style-name="ro6" table:number-rows-repeated="1048542">
          <table:table-cell table:number-columns-repeated="9"/>
        </table:table-row>
        <table:table-row table:style-name="ro6">
          <table:table-cell table:number-columns-repeated="9"/>
        </table:table-row>
      </table:table>
      <table:table table:name="02.Navigations" table:style-name="ta1">
        <table:table-column table:style-name="co8" table:default-cell-style-name="ce110"/>
        <table:table-column table:style-name="co9" table:default-cell-style-name="ce110"/>
        <table:table-column table:style-name="co10" table:default-cell-style-name="ce110"/>
        <table:table-column table:style-name="co11" table:default-cell-style-name="ce110"/>
        <table:table-column table:style-name="co12" table:default-cell-style-name="ce110"/>
        <table:table-column table:style-name="co13" table:default-cell-style-name="ce110"/>
        <table:table-column table:style-name="co14" table:default-cell-style-name="ce110"/>
        <table:table-column table:style-name="co15" table:default-cell-style-name="ce110"/>
        <table:table-column table:style-name="co16" table:default-cell-style-name="ce110"/>
        <table:table-column table:style-name="co7" table:number-columns-repeated="4" table:default-cell-style-name="Default"/>
        <table:table-column table:style-name="co7" table:number-columns-repeated="16371"/>
        <table:table-row table:style-name="ro1">
          <table:table-cell table:style-name="ce52" office:value-type="string" calcext:value-type="string">
            <text:p>00.01.Navigations</text:p>
          </table:table-cell>
          <table:table-cell table:style-name="ce54"/>
          <table:table-cell table:style-name="ce63" office:value-type="string" calcext:value-type="string">
            <text:p>Document Navigation </text:p>
          </table:table-cell>
          <table:table-cell table:style-name="ce72"/>
          <table:table-cell table:number-columns-repeated="9"/>
          <table:table-cell table:style-name="ce110" table:number-columns-repeated="16371"/>
        </table:table-row>
        <table:table-row table:style-name="ro7">
          <table:table-cell table:style-name="ce111" office:value-type="string" calcext:value-type="string">
            <text:p>#</text:p>
          </table:table-cell>
          <table:table-cell table:style-name="ce116" office:value-type="string" calcext:value-type="string">
            <text:p>Názov záložky</text:p>
          </table:table-cell>
          <table:table-cell table:style-name="ce116" office:value-type="string" calcext:value-type="string">
            <text:p>Popis</text:p>
          </table:table-cell>
          <table:table-cell table:style-name="ce116" office:value-type="string" calcext:value-type="string">
            <text:p>Detailnejší popis</text:p>
          </table:table-cell>
          <table:table-cell table:number-columns-repeated="9"/>
          <table:table-cell table:style-name="ce110" table:number-columns-repeated="16371"/>
        </table:table-row>
        <table:table-row table:style-name="ro7">
          <table:table-cell table:style-name="ce113" office:value-type="float" office:value="1" calcext:value-type="float">
            <text:p>1</text:p>
          </table:table-cell>
          <table:table-cell table:style-name="ce117" office:value-type="string" calcext:value-type="string">
            <text:p><text:a xlink:href="#01.Document History" xlink:type="simple">#01.Document History</text:a></text:p>
          </table:table-cell>
          <table:table-cell table:style-name="ce30" office:value-type="string" calcext:value-type="string" table:number-columns-spanned="2" table:number-rows-spanned="1">
            <text:p>Document history</text:p>
          </table:table-cell>
          <table:covered-table-cell/>
          <table:table-cell table:number-columns-repeated="9"/>
          <table:table-cell table:style-name="ce110" table:number-columns-repeated="16371"/>
        </table:table-row>
        <table:table-row table:style-name="ro7">
          <table:table-cell table:style-name="ce115" office:value-type="float" office:value="2" calcext:value-type="float">
            <text:p>2</text:p>
          </table:table-cell>
          <table:table-cell table:style-name="ce118" office:value-type="string" calcext:value-type="string">
            <text:p><text:a xlink:href="#02.Navigations" xlink:type="simple">#02.Navigations</text:a></text:p>
          </table:table-cell>
          <table:table-cell table:style-name="ce120" office:value-type="string" calcext:value-type="string">
            <text:p>Document Navigation </text:p>
          </table:table-cell>
          <table:table-cell table:style-name="ce120"/>
          <table:table-cell table:number-columns-repeated="9"/>
          <table:table-cell table:style-name="ce110" table:number-columns-repeated="16371"/>
        </table:table-row>
        <table:table-row table:style-name="ro7">
          <table:table-cell table:style-name="ce113" office:value-type="float" office:value="3" calcext:value-type="float">
            <text:p>3</text:p>
          </table:table-cell>
          <table:table-cell table:style-name="ce117" office:value-type="string" calcext:value-type="string">
            <text:p><text:a xlink:href="#03.Purpose" xlink:type="simple">#03.Purpose</text:a></text:p>
          </table:table-cell>
          <table:table-cell table:style-name="ce30" office:value-type="string" calcext:value-type="string">
            <text:p>Explanation about using this document</text:p>
          </table:table-cell>
          <table:table-cell table:style-name="ce113"/>
          <table:table-cell table:number-columns-repeated="9"/>
          <table:table-cell table:style-name="ce110" table:number-columns-repeated="16371"/>
        </table:table-row>
        <table:table-row table:style-name="ro7">
          <table:table-cell table:style-name="ce115" office:value-type="float" office:value="4" calcext:value-type="float">
            <text:p>4</text:p>
          </table:table-cell>
          <table:table-cell table:style-name="ce118" office:value-type="string" calcext:value-type="string">
            <text:p><text:a xlink:href="#04.List Of Knifes" xlink:type="simple">#04.List Of Knifes</text:a></text:p>
          </table:table-cell>
          <table:table-cell table:style-name="ce120" office:value-type="string" calcext:value-type="string">
            <text:p>List of All Knowledge contibutions – KNIFES</text:p>
          </table:table-cell>
          <table:table-cell table:style-name="ce115"/>
          <table:table-cell table:number-columns-repeated="9"/>
          <table:table-cell table:style-name="ce110" table:number-columns-repeated="16371"/>
        </table:table-row>
        <table:table-row table:style-name="ro7">
          <table:table-cell table:style-name="ce113" office:value-type="float" office:value="5" calcext:value-type="float">
            <text:p>5</text:p>
          </table:table-cell>
          <table:table-cell table:style-name="ce117"/>
          <table:table-cell table:style-name="ce30" table:number-columns-repeated="2"/>
          <table:table-cell table:number-columns-repeated="9"/>
          <table:table-cell table:style-name="ce110" table:number-columns-repeated="16371"/>
        </table:table-row>
        <table:table-row table:style-name="ro7">
          <table:table-cell table:style-name="ce115" office:value-type="float" office:value="6" calcext:value-type="float">
            <text:p>6</text:p>
          </table:table-cell>
          <table:table-cell table:style-name="ce118"/>
          <table:table-cell table:style-name="ce120" table:number-columns-repeated="2"/>
          <table:table-cell table:number-columns-repeated="9"/>
          <table:table-cell table:style-name="ce110" table:number-columns-repeated="16371"/>
        </table:table-row>
        <table:table-row table:style-name="ro7">
          <table:table-cell table:style-name="ce113" office:value-type="float" office:value="7" calcext:value-type="float">
            <text:p>7</text:p>
          </table:table-cell>
          <table:table-cell table:style-name="ce117"/>
          <table:table-cell table:style-name="ce30" table:number-columns-repeated="2"/>
          <table:table-cell table:number-columns-repeated="9"/>
          <table:table-cell table:style-name="ce110" table:number-columns-repeated="16371"/>
        </table:table-row>
        <table:table-row table:style-name="ro7">
          <table:table-cell table:style-name="ce115" office:value-type="float" office:value="8" calcext:value-type="float">
            <text:p>8</text:p>
          </table:table-cell>
          <table:table-cell table:style-name="ce118"/>
          <table:table-cell table:style-name="ce120" table:number-columns-repeated="2"/>
          <table:table-cell table:number-columns-repeated="9"/>
          <table:table-cell table:style-name="ce110" table:number-columns-repeated="16371"/>
        </table:table-row>
        <table:table-row table:style-name="ro7">
          <table:table-cell table:style-name="ce113" office:value-type="float" office:value="9" calcext:value-type="float">
            <text:p>9</text:p>
          </table:table-cell>
          <table:table-cell table:style-name="ce113" table:number-columns-repeated="3"/>
          <table:table-cell table:number-columns-repeated="9"/>
          <table:table-cell table:style-name="ce110" table:number-columns-repeated="16371"/>
        </table:table-row>
        <table:table-row table:style-name="ro7">
          <table:table-cell table:style-name="ce115" office:value-type="float" office:value="10" calcext:value-type="float">
            <text:p>10</text:p>
          </table:table-cell>
          <table:table-cell table:style-name="ce115" table:number-columns-repeated="3"/>
          <table:table-cell table:number-columns-repeated="9"/>
          <table:table-cell table:style-name="ce110" table:number-columns-repeated="16371"/>
        </table:table-row>
        <table:table-row table:style-name="ro7">
          <table:table-cell table:style-name="ce113" office:value-type="float" office:value="11" calcext:value-type="float">
            <text:p>11</text:p>
          </table:table-cell>
          <table:table-cell table:style-name="ce113" table:number-columns-repeated="3"/>
          <table:table-cell table:number-columns-repeated="9"/>
          <table:table-cell table:style-name="ce110" table:number-columns-repeated="16371"/>
        </table:table-row>
        <table:table-row table:style-name="ro7">
          <table:table-cell table:style-name="ce115" office:value-type="float" office:value="12" calcext:value-type="float">
            <text:p>12</text:p>
          </table:table-cell>
          <table:table-cell table:style-name="ce115" table:number-columns-repeated="3"/>
          <table:table-cell table:number-columns-repeated="9"/>
          <table:table-cell table:style-name="ce110" table:number-columns-repeated="16371"/>
        </table:table-row>
        <table:table-row table:style-name="ro7">
          <table:table-cell table:style-name="ce113" office:value-type="float" office:value="13" calcext:value-type="float">
            <text:p>13</text:p>
          </table:table-cell>
          <table:table-cell table:style-name="ce113" table:number-columns-repeated="3"/>
          <table:table-cell table:number-columns-repeated="9"/>
          <table:table-cell table:style-name="ce110" table:number-columns-repeated="16371"/>
        </table:table-row>
        <table:table-row table:style-name="ro7">
          <table:table-cell table:style-name="ce115" office:value-type="float" office:value="14" calcext:value-type="float">
            <text:p>14</text:p>
          </table:table-cell>
          <table:table-cell table:style-name="ce115" table:number-columns-repeated="3"/>
          <table:table-cell table:number-columns-repeated="9"/>
          <table:table-cell table:style-name="ce110" table:number-columns-repeated="16371"/>
        </table:table-row>
        <table:table-row table:style-name="ro7">
          <table:table-cell table:style-name="ce113" office:value-type="float" office:value="15" calcext:value-type="float">
            <text:p>15</text:p>
          </table:table-cell>
          <table:table-cell table:style-name="ce113" table:number-columns-repeated="3"/>
          <table:table-cell table:number-columns-repeated="9"/>
          <table:table-cell table:style-name="ce110" table:number-columns-repeated="16371"/>
        </table:table-row>
        <table:table-row table:style-name="ro7">
          <table:table-cell table:style-name="ce115" office:value-type="float" office:value="16" calcext:value-type="float">
            <text:p>16</text:p>
          </table:table-cell>
          <table:table-cell table:style-name="ce115" table:number-columns-repeated="3"/>
          <table:table-cell table:number-columns-repeated="9"/>
          <table:table-cell table:style-name="ce110" table:number-columns-repeated="16371"/>
        </table:table-row>
        <table:table-row table:style-name="ro7">
          <table:table-cell table:style-name="ce113" office:value-type="float" office:value="17" calcext:value-type="float">
            <text:p>17</text:p>
          </table:table-cell>
          <table:table-cell table:style-name="ce113" table:number-columns-repeated="3"/>
          <table:table-cell table:number-columns-repeated="9"/>
          <table:table-cell table:style-name="ce110" table:number-columns-repeated="16371"/>
        </table:table-row>
        <table:table-row table:style-name="ro7">
          <table:table-cell table:style-name="ce115" office:value-type="float" office:value="18" calcext:value-type="float">
            <text:p>18</text:p>
          </table:table-cell>
          <table:table-cell table:style-name="ce115" table:number-columns-repeated="3"/>
          <table:table-cell table:number-columns-repeated="9"/>
          <table:table-cell table:style-name="ce110" table:number-columns-repeated="16371"/>
        </table:table-row>
        <table:table-row table:style-name="ro7">
          <table:table-cell table:style-name="ce113" office:value-type="float" office:value="19" calcext:value-type="float">
            <text:p>19</text:p>
          </table:table-cell>
          <table:table-cell table:style-name="ce113" table:number-columns-repeated="3"/>
          <table:table-cell table:number-columns-repeated="9"/>
          <table:table-cell table:style-name="ce110" table:number-columns-repeated="16371"/>
        </table:table-row>
        <table:table-row table:style-name="ro7">
          <table:table-cell table:style-name="ce115" table:number-columns-repeated="4"/>
          <table:table-cell table:number-columns-repeated="9"/>
          <table:table-cell table:style-name="ce110" table:number-columns-repeated="16371"/>
        </table:table-row>
        <table:table-row table:style-name="ro7" table:number-rows-repeated="1048553">
          <table:table-cell table:number-columns-repeated="13"/>
          <table:table-cell table:style-name="ce110" table:number-columns-repeated="16371"/>
        </table:table-row>
        <table:table-row table:style-name="ro6">
          <table:table-cell table:number-columns-repeated="13"/>
          <table:table-cell table:style-name="ce110" table:number-columns-repeated="16371"/>
        </table:table-row>
      </table:table>
      <table:table table:name="03.Purpose" table:style-name="ta1">
        <table:table-column table:style-name="co7" table:number-columns-repeated="2" table:default-cell-style-name="Default"/>
        <table:table-column table:style-name="co17" table:default-cell-style-name="ce128"/>
        <table:table-column table:style-name="co18" table:default-cell-style-name="ce33"/>
        <table:table-row table:style-name="ro1">
          <table:table-cell table:style-name="ce52" office:value-type="string" calcext:value-type="string">
            <text:p>00.01.Navigations</text:p>
          </table:table-cell>
          <table:table-cell table:style-name="ce54"/>
          <table:table-cell table:style-name="ce63" office:value-type="string" calcext:value-type="string">
            <text:p>Document Purpose </text:p>
          </table:table-cell>
          <table:table-cell table:style-name="ce72"/>
        </table:table-row>
        <table:table-row table:style-name="ro6">
          <table:table-cell table:number-columns-repeated="2"/>
          <table:table-cell table:style-name="Default" table:number-columns-repeated="2"/>
        </table:table-row>
        <table:table-row table:style-name="ro6">
          <table:table-cell/>
          <table:table-cell table:style-name="pd1" office:value-type="string" calcext:value-type="string">
            <text:p>SFIA Legenda</text:p>
          </table:table-cell>
          <table:table-cell table:style-name="pd1" office:value-type="string" calcext:value-type="string">
            <text:p>Parameter</text:p>
          </table:table-cell>
          <table:table-cell table:style-name="pd1" office:value-type="string" calcext:value-type="string">
            <text:p>Význam</text:p>
          </table:table-cell>
        </table:table-row>
        <table:table-row table:style-name="ro6">
          <table:table-cell/>
          <table:table-cell office:value-type="string" calcext:value-type="string">
            <text:p/>
          </table:table-cell>
          <table:table-cell table:style-name="Default" office:value-type="string" calcext:value-type="string">
            <text:p>SFIA – Úroveň</text:p>
          </table:table-cell>
          <table:table-cell table:style-name="Default" office:value-type="string" calcext:value-type="string">
            <text:p>Vyjadruje hĺbku odbornosti: 1 = začiatočník, 2 = pokročilý začiatočník, 3 = samostatný odborník, 4+ = expert/líder</text:p>
          </table:table-cell>
        </table:table-row>
        <table:table-row table:style-name="ro6">
          <table:table-cell/>
          <table:table-cell office:value-type="string" calcext:value-type="string">
            <text:p/>
          </table:table-cell>
          <table:table-cell table:style-name="Default" office:value-type="string" calcext:value-type="string">
            <text:p>SFIA – Oblasť</text:p>
          </table:table-cell>
          <table:table-cell table:style-name="Default" office:value-type="string" calcext:value-type="string">
            <text:p>Oblasť činnosti v rámci SFIA rámca – pomáha zaradiť TERNO do odbornej disciplíny (napr. vývoj, vzdelávanie, konfigurácia...)</text:p>
          </table:table-cell>
        </table:table-row>
        <table:table-row table:style-name="ro6">
          <table:table-cell/>
          <table:table-cell office:value-type="string" calcext:value-type="string">
            <text:p/>
          </table:table-cell>
          <table:table-cell table:style-name="Default" office:value-type="string" calcext:value-type="string">
            <text:p>SFIA – Maturita</text:p>
          </table:table-cell>
          <table:table-cell table:style-name="Default" office:value-type="string" calcext:value-type="string">
            <text:p>Typ znalostného rastu alebo schopností: např. Scriptable, Tool-based, Diagrammatic, Learning-based, Reflective, Exploratory</text:p>
          </table:table-cell>
        </table:table-row>
        <table:table-row table:style-name="ro6" table:number-rows-repeated="2">
          <table:table-cell table:number-columns-repeated="2"/>
          <table:table-cell table:style-name="Default" table:number-columns-repeated="2"/>
        </table:table-row>
        <table:table-row table:style-name="ro3">
          <table:table-cell table:number-columns-repeated="2"/>
          <table:table-cell table:style-name="ce121" office:value-type="string" calcext:value-type="string" table:number-columns-spanned="2" table:number-rows-spanned="1">
            <text:p>🧠 SFIA Skill Categories – Odborné oblasti (v7 a v8)</text:p>
          </table:table-cell>
          <table:covered-table-cell table:style-name="Default"/>
        </table:table-row>
        <table:table-row table:style-name="ro6">
          <table:table-cell table:number-columns-repeated="2"/>
          <table:table-cell table:style-name="ce33" office:value-type="string" calcext:value-type="string" table:number-columns-spanned="2" table:number-rows-spanned="1">
            <text:p>Rozdelené do 6 hlavných oblastí + podkategórie + príklady zručností:</text:p>
          </table:table-cell>
          <table:covered-table-cell table:style-name="Default"/>
        </table:table-row>
        <table:table-row table:style-name="ro6">
          <table:table-cell table:number-columns-repeated="2"/>
          <table:table-cell table:style-name="ce125" table:number-columns-spanned="2" table:number-rows-spanned="1"/>
          <table:covered-table-cell table:style-name="Default"/>
        </table:table-row>
        <table:table-row table:style-name="ro7">
          <table:table-cell table:number-columns-repeated="2"/>
          <table:table-cell table:style-name="ce126" office:value-type="string" calcext:value-type="string" table:number-columns-spanned="2" table:number-rows-spanned="1">
            <text:p>🧩 1. Strategy and Architecture</text:p>
          </table:table-cell>
          <table:covered-table-cell table:style-name="Default"/>
        </table:table-row>
        <table:table-row table:style-name="ro6">
          <table:table-cell table:number-columns-repeated="2"/>
          <table:table-cell table:style-name="ce127" office:value-type="string" calcext:value-type="string">
            <text:p>Podkategória</text:p>
          </table:table-cell>
          <table:table-cell table:style-name="ce127" office:value-type="string" calcext:value-type="string">
            <text:p>Príklady zručností</text:p>
          </table:table-cell>
        </table:table-row>
        <table:table-row table:style-name="ro6">
          <table:table-cell table:number-columns-repeated="2"/>
          <table:table-cell office:value-type="string" calcext:value-type="string">
            <text:p>Information Strategy</text:p>
          </table:table-cell>
          <table:table-cell office:value-type="string" calcext:value-type="string">
            <text:p>Information Management, Data Governance</text:p>
          </table:table-cell>
        </table:table-row>
        <table:table-row table:style-name="ro6">
          <table:table-cell table:number-columns-repeated="2"/>
          <table:table-cell office:value-type="string" calcext:value-type="string">
            <text:p>Advice and Guidance</text:p>
          </table:table-cell>
          <table:table-cell office:value-type="string" calcext:value-type="string">
            <text:p>Consultancy, Specialist Advice</text:p>
          </table:table-cell>
        </table:table-row>
        <table:table-row table:style-name="ro8">
          <table:table-cell table:number-columns-repeated="2"/>
          <table:table-cell office:value-type="string" calcext:value-type="string">
            <text:p>Business Strategy &amp; Planning</text:p>
          </table:table-cell>
          <table:table-cell office:value-type="string" calcext:value-type="string">
            <text:p>Enterprise and Business Architecture</text:p>
          </table:table-cell>
        </table:table-row>
        <table:table-row table:style-name="ro8">
          <table:table-cell table:number-columns-repeated="2"/>
          <table:table-cell office:value-type="string" calcext:value-type="string">
            <text:p>Technical Strategy &amp; Planning</text:p>
          </table:table-cell>
          <table:table-cell office:value-type="string" calcext:value-type="string">
            <text:p>Solution Architecture, Emerging Technology</text:p>
          </table:table-cell>
        </table:table-row>
        <table:table-row table:style-name="ro6">
          <table:table-cell table:number-columns-repeated="2"/>
          <table:table-cell table:style-name="ce125" table:number-columns-spanned="2" table:number-rows-spanned="1"/>
          <table:covered-table-cell table:style-name="Default"/>
        </table:table-row>
        <table:table-row table:style-name="ro7">
          <table:table-cell table:number-columns-repeated="2"/>
          <table:table-cell table:style-name="ce126" office:value-type="string" calcext:value-type="string" table:number-columns-spanned="2" table:number-rows-spanned="1">
            <text:p>🛠️ 2. Change and Transformation</text:p>
          </table:table-cell>
          <table:covered-table-cell table:style-name="Default"/>
        </table:table-row>
        <table:table-row table:style-name="ro6">
          <table:table-cell table:number-columns-repeated="2"/>
          <table:table-cell table:style-name="ce127" office:value-type="string" calcext:value-type="string">
            <text:p>Podkategória</text:p>
          </table:table-cell>
          <table:table-cell table:style-name="ce127" office:value-type="string" calcext:value-type="string">
            <text:p>Príklady zručností</text:p>
          </table:table-cell>
        </table:table-row>
        <table:table-row table:style-name="ro8">
          <table:table-cell table:number-columns-repeated="2"/>
          <table:table-cell office:value-type="string" calcext:value-type="string">
            <text:p>Business Change Management</text:p>
          </table:table-cell>
          <table:table-cell office:value-type="string" calcext:value-type="string">
            <text:p>Change Implementation, Business Process Improvement</text:p>
          </table:table-cell>
        </table:table-row>
        <table:table-row table:style-name="ro6">
          <table:table-cell table:number-columns-repeated="2"/>
          <table:table-cell office:value-type="string" calcext:value-type="string">
            <text:p>Transformation</text:p>
          </table:table-cell>
          <table:table-cell office:value-type="string" calcext:value-type="string">
            <text:p>Portfolio Management, Innovation, Organisational Capability Development</text:p>
          </table:table-cell>
        </table:table-row>
        <table:table-row table:style-name="ro6">
          <table:table-cell table:number-columns-repeated="2"/>
          <table:table-cell table:style-name="ce125" table:number-columns-spanned="2" table:number-rows-spanned="1"/>
          <table:covered-table-cell table:style-name="Default"/>
        </table:table-row>
        <table:table-row table:style-name="ro7">
          <table:table-cell table:number-columns-repeated="2"/>
          <table:table-cell table:style-name="ce126" office:value-type="string" calcext:value-type="string" table:number-columns-spanned="2" table:number-rows-spanned="1">
            <text:p>🖥️ 3. Development and Implementation</text:p>
          </table:table-cell>
          <table:covered-table-cell table:style-name="Default"/>
        </table:table-row>
        <table:table-row table:style-name="ro6">
          <table:table-cell table:number-columns-repeated="2"/>
          <table:table-cell table:style-name="ce127" office:value-type="string" calcext:value-type="string">
            <text:p>Podkategória</text:p>
          </table:table-cell>
          <table:table-cell table:style-name="ce127" office:value-type="string" calcext:value-type="string">
            <text:p>Príklady zručností</text:p>
          </table:table-cell>
        </table:table-row>
        <table:table-row table:style-name="ro6">
          <table:table-cell table:number-columns-repeated="2"/>
          <table:table-cell office:value-type="string" calcext:value-type="string">
            <text:p>User Experience</text:p>
          </table:table-cell>
          <table:table-cell office:value-type="string" calcext:value-type="string">
            <text:p>User Research, Interaction Design, Usability Testing</text:p>
          </table:table-cell>
        </table:table-row>
        <table:table-row table:style-name="ro6">
          <table:table-cell table:number-columns-repeated="2"/>
          <table:table-cell office:value-type="string" calcext:value-type="string">
            <text:p>Systems Development</text:p>
          </table:table-cell>
          <table:table-cell office:value-type="string" calcext:value-type="string">
            <text:p>Software Design, Programming, Testing</text:p>
          </table:table-cell>
        </table:table-row>
        <table:table-row table:style-name="ro6">
          <table:table-cell table:number-columns-repeated="2"/>
          <table:table-cell office:value-type="string" calcext:value-type="string">
            <text:p>Installation and Integration</text:p>
          </table:table-cell>
          <table:table-cell office:value-type="string" calcext:value-type="string">
            <text:p>Systems Integration, Deployment, Installation</text:p>
          </table:table-cell>
        </table:table-row>
        <table:table-row table:style-name="ro6">
          <table:table-cell table:number-columns-repeated="2"/>
          <table:table-cell table:style-name="ce125" table:number-columns-spanned="2" table:number-rows-spanned="1"/>
          <table:covered-table-cell table:style-name="Default"/>
        </table:table-row>
        <table:table-row table:style-name="ro7">
          <table:table-cell table:number-columns-repeated="2"/>
          <table:table-cell table:style-name="ce126" office:value-type="string" calcext:value-type="string" table:number-columns-spanned="2" table:number-rows-spanned="1">
            <text:p>🧰 4. Delivery and Operation</text:p>
          </table:table-cell>
          <table:covered-table-cell table:style-name="Default"/>
        </table:table-row>
        <table:table-row table:style-name="ro6">
          <table:table-cell table:number-columns-repeated="2"/>
          <table:table-cell table:style-name="ce127" office:value-type="string" calcext:value-type="string">
            <text:p>Podkategória</text:p>
          </table:table-cell>
          <table:table-cell table:style-name="ce127" office:value-type="string" calcext:value-type="string">
            <text:p>Príklady zručností</text:p>
          </table:table-cell>
        </table:table-row>
        <table:table-row table:style-name="ro6">
          <table:table-cell table:number-columns-repeated="2"/>
          <table:table-cell office:value-type="string" calcext:value-type="string">
            <text:p>Service Operation</text:p>
          </table:table-cell>
          <table:table-cell office:value-type="string" calcext:value-type="string">
            <text:p>Application Support, Incident Management</text:p>
          </table:table-cell>
        </table:table-row>
        <table:table-row table:style-name="ro6">
          <table:table-cell table:number-columns-repeated="2"/>
          <table:table-cell office:value-type="string" calcext:value-type="string">
            <text:p>Service Transition</text:p>
          </table:table-cell>
          <table:table-cell office:value-type="string" calcext:value-type="string">
            <text:p>Release Management, Change Control</text:p>
          </table:table-cell>
        </table:table-row>
        <table:table-row table:style-name="ro6">
          <table:table-cell table:number-columns-repeated="2"/>
          <table:table-cell office:value-type="string" calcext:value-type="string">
            <text:p>Service Management</text:p>
          </table:table-cell>
          <table:table-cell office:value-type="string" calcext:value-type="string">
            <text:p>IT Operations, Service Level Management</text:p>
          </table:table-cell>
        </table:table-row>
        <table:table-row table:style-name="ro6">
          <table:table-cell table:number-columns-repeated="2"/>
          <table:table-cell table:style-name="ce125" table:number-columns-spanned="2" table:number-rows-spanned="1"/>
          <table:covered-table-cell table:style-name="Default"/>
        </table:table-row>
        <table:table-row table:style-name="ro7">
          <table:table-cell table:number-columns-repeated="2"/>
          <table:table-cell table:style-name="ce126" office:value-type="string" calcext:value-type="string" table:number-columns-spanned="2" table:number-rows-spanned="1">
            <text:p>🎯 5. Skills and Quality</text:p>
          </table:table-cell>
          <table:covered-table-cell table:style-name="Default"/>
        </table:table-row>
        <table:table-row table:style-name="ro6">
          <table:table-cell table:number-columns-repeated="2"/>
          <table:table-cell table:style-name="ce127" office:value-type="string" calcext:value-type="string">
            <text:p>Podkategória</text:p>
          </table:table-cell>
          <table:table-cell table:style-name="ce127" office:value-type="string" calcext:value-type="string">
            <text:p>Príklady zručností</text:p>
          </table:table-cell>
        </table:table-row>
        <table:table-row table:style-name="ro6">
          <table:table-cell table:number-columns-repeated="2"/>
          <table:table-cell office:value-type="string" calcext:value-type="string">
            <text:p>Learning and Development</text:p>
          </table:table-cell>
          <table:table-cell office:value-type="string" calcext:value-type="string">
            <text:p>Learning Delivery, Knowledge Transfer</text:p>
          </table:table-cell>
        </table:table-row>
        <table:table-row table:style-name="ro6">
          <table:table-cell table:number-columns-repeated="2"/>
          <table:table-cell office:value-type="string" calcext:value-type="string">
            <text:p>Quality and Assurance</text:p>
          </table:table-cell>
          <table:table-cell office:value-type="string" calcext:value-type="string">
            <text:p>Quality Management, Testing, Audit</text:p>
          </table:table-cell>
        </table:table-row>
        <table:table-row table:style-name="ro6">
          <table:table-cell table:number-columns-repeated="2"/>
          <table:table-cell office:value-type="string" calcext:value-type="string">
            <text:p>Skill Management</text:p>
          </table:table-cell>
          <table:table-cell office:value-type="string" calcext:value-type="string">
            <text:p>Talent Development, Performance Assessment</text:p>
          </table:table-cell>
        </table:table-row>
        <table:table-row table:style-name="ro6">
          <table:table-cell table:number-columns-repeated="2"/>
          <table:table-cell table:style-name="ce125" table:number-columns-spanned="2" table:number-rows-spanned="1"/>
          <table:covered-table-cell table:style-name="Default"/>
        </table:table-row>
        <table:table-row table:style-name="ro7">
          <table:table-cell table:number-columns-repeated="2"/>
          <table:table-cell table:style-name="ce126" office:value-type="string" calcext:value-type="string" table:number-columns-spanned="2" table:number-rows-spanned="1">
            <text:p>🧑‍💼 6. Relationships and Engagement</text:p>
          </table:table-cell>
          <table:covered-table-cell table:style-name="Default"/>
        </table:table-row>
        <table:table-row table:style-name="ro6">
          <table:table-cell table:number-columns-repeated="2"/>
          <table:table-cell table:style-name="ce127" office:value-type="string" calcext:value-type="string">
            <text:p>Podkategória</text:p>
          </table:table-cell>
          <table:table-cell table:style-name="ce127" office:value-type="string" calcext:value-type="string">
            <text:p>Príklady zručností</text:p>
          </table:table-cell>
        </table:table-row>
        <table:table-row table:style-name="ro6">
          <table:table-cell table:number-columns-repeated="2"/>
          <table:table-cell office:value-type="string" calcext:value-type="string">
            <text:p>Stakeholder Management</text:p>
          </table:table-cell>
          <table:table-cell office:value-type="string" calcext:value-type="string">
            <text:p>Relationship Management, Supplier Management</text:p>
          </table:table-cell>
        </table:table-row>
        <table:table-row table:style-name="ro6">
          <table:table-cell table:number-columns-repeated="2"/>
          <table:table-cell office:value-type="string" calcext:value-type="string">
            <text:p>Sales and Marketing</text:p>
          </table:table-cell>
          <table:table-cell office:value-type="string" calcext:value-type="string">
            <text:p>Product Management, Marketing, Sales Support</text:p>
          </table:table-cell>
        </table:table-row>
        <table:table-row table:style-name="ro6">
          <table:table-cell table:number-columns-repeated="2"/>
          <table:table-cell office:value-type="string" calcext:value-type="string">
            <text:p>User Support</text:p>
          </table:table-cell>
          <table:table-cell office:value-type="string" calcext:value-type="string">
            <text:p>Training, Documentation, User Experience</text:p>
          </table:table-cell>
        </table:table-row>
        <table:table-row table:style-name="ro6">
          <table:table-cell table:number-columns-repeated="2"/>
          <table:table-cell table:style-name="ce125" table:number-columns-spanned="2" table:number-rows-spanned="1"/>
          <table:covered-table-cell table:style-name="Default"/>
        </table:table-row>
        <table:table-row table:style-name="ro3">
          <table:table-cell table:number-columns-repeated="2"/>
          <table:table-cell table:style-name="ce121" office:value-type="string" calcext:value-type="string" table:number-columns-spanned="2" table:number-rows-spanned="1">
            <text:p>🗂 BONUS: Najčastejšie používané SFIA skills v praxi (pre naše projekty)</text:p>
          </table:table-cell>
          <table:covered-table-cell table:style-name="Default"/>
        </table:table-row>
        <table:table-row table:style-name="ro6">
          <table:table-cell table:number-columns-repeated="2"/>
          <table:table-cell table:style-name="ce127" office:value-type="string" calcext:value-type="string">
            <text:p>Skill</text:p>
          </table:table-cell>
          <table:table-cell table:style-name="ce127" office:value-type="string" calcext:value-type="string">
            <text:p>Popis</text:p>
          </table:table-cell>
        </table:table-row>
        <table:table-row table:style-name="ro8">
          <table:table-cell table:number-columns-repeated="2"/>
          <table:table-cell table:style-name="ce33" office:value-type="string" calcext:value-type="string">
            <text:p>Programming/Software Development</text:p>
          </table:table-cell>
          <table:table-cell office:value-type="string" calcext:value-type="string">
            <text:p>Tvorba kódu, scriptovanie, automatizácia</text:p>
          </table:table-cell>
        </table:table-row>
        <table:table-row table:style-name="ro6">
          <table:table-cell table:number-columns-repeated="2"/>
          <table:table-cell table:style-name="ce33" office:value-type="string" calcext:value-type="string">
            <text:p>Systems Design</text:p>
          </table:table-cell>
          <table:table-cell office:value-type="string" calcext:value-type="string">
            <text:p>Návrh riešení, API, integračné architektúry</text:p>
          </table:table-cell>
        </table:table-row>
        <table:table-row table:style-name="ro6">
          <table:table-cell table:number-columns-repeated="2"/>
          <table:table-cell table:style-name="ce33" office:value-type="string" calcext:value-type="string">
            <text:p>Business Analysis</text:p>
          </table:table-cell>
          <table:table-cell office:value-type="string" calcext:value-type="string">
            <text:p>Analýza požiadaviek, stakeholderov</text:p>
          </table:table-cell>
        </table:table-row>
        <table:table-row table:style-name="ro6">
          <table:table-cell table:number-columns-repeated="2"/>
          <table:table-cell table:style-name="ce33" office:value-type="string" calcext:value-type="string">
            <text:p>Teaching/Instruction</text:p>
          </table:table-cell>
          <table:table-cell office:value-type="string" calcext:value-type="string">
            <text:p>Príprava vzdelávania, mentoring</text:p>
          </table:table-cell>
        </table:table-row>
        <table:table-row table:style-name="ro6">
          <table:table-cell table:number-columns-repeated="2"/>
          <table:table-cell table:style-name="ce33" office:value-type="string" calcext:value-type="string">
            <text:p>Testing</text:p>
          </table:table-cell>
          <table:table-cell office:value-type="string" calcext:value-type="string">
            <text:p>Jednotkové, funkčné, regresné testy</text:p>
          </table:table-cell>
        </table:table-row>
        <table:table-row table:style-name="ro6">
          <table:table-cell table:number-columns-repeated="2"/>
          <table:table-cell table:style-name="ce33" office:value-type="string" calcext:value-type="string">
            <text:p>Configuration Management</text:p>
          </table:table-cell>
          <table:table-cell office:value-type="string" calcext:value-type="string">
            <text:p>Git, CI/CD, verzovanie</text:p>
          </table:table-cell>
        </table:table-row>
        <table:table-row table:style-name="ro6">
          <table:table-cell table:number-columns-repeated="2"/>
          <table:table-cell table:style-name="ce33" office:value-type="string" calcext:value-type="string">
            <text:p>Learning Delivery</text:p>
          </table:table-cell>
          <table:table-cell office:value-type="string" calcext:value-type="string">
            <text:p>Workshop, kurz, e-learning</text:p>
          </table:table-cell>
        </table:table-row>
        <table:table-row table:style-name="ro6">
          <table:table-cell table:number-columns-repeated="2"/>
          <table:table-cell table:style-name="ce33" office:value-type="string" calcext:value-type="string">
            <text:p>Knowledge Management</text:p>
          </table:table-cell>
          <table:table-cell office:value-type="string" calcext:value-type="string">
            <text:p>Tvorba repozitárov, kategorizácia, SSOT</text:p>
          </table:table-cell>
        </table:table-row>
        <table:table-row table:style-name="ro6">
          <table:table-cell table:number-columns-repeated="2"/>
          <table:table-cell table:style-name="ce33" office:value-type="string" calcext:value-type="string">
            <text:p>Innovation</text:p>
          </table:table-cell>
          <table:table-cell office:value-type="string" calcext:value-type="string">
            <text:p>Experimentovanie, nové koncepty, POC</text:p>
          </table:table-cell>
        </table:table-row>
        <table:table-row table:style-name="ro6" table:number-rows-repeated="2">
          <table:table-cell table:number-columns-repeated="2"/>
          <table:table-cell table:style-name="Default" table:number-columns-repeated="2"/>
        </table:table-row>
        <table:table-row table:style-name="ro9">
          <table:table-cell table:number-columns-repeated="2"/>
          <table:table-cell table:style-name="ce129" office:value-type="string" calcext:value-type="string">
            <text:p><text:span text:style-name="T1">🔧</text:span><text:span text:style-name="T2"> Začnime teda s KNIFE frameworkom prakticky:</text:span></text:p>
          </table:table-cell>
          <table:table-cell table:style-name="Default"/>
        </table:table-row>
        <table:table-row table:style-name="ro10">
          <table:table-cell table:number-columns-repeated="2"/>
          <table:table-cell table:style-name="ce130" office:value-type="string" calcext:value-type="string">
            <text:p><text:span text:style-name="T3">✅</text:span><text:span text:style-name="T4"> Krok 1: knife-framework/README.md</text:span></text:p>
          </table:table-cell>
          <table:table-cell table:style-name="Default"/>
        </table:table-row>
        <table:table-row table:style-name="ro11">
          <table:table-cell table:number-columns-repeated="2"/>
          <table:table-cell table:style-name="ce131" office:value-type="string" calcext:value-type="string">
            <text:p><text:span text:style-name="T5">Vkladám pre teba čistý návrh </text:span><text:span text:style-name="T6">⬇️</text:span></text:p>
          </table:table-cell>
          <table:table-cell table:style-name="Default"/>
        </table:table-row>
        <table:table-row table:style-name="ro12">
          <table:table-cell table:number-columns-repeated="2"/>
          <table:table-cell table:style-name="ce132" office:value-type="string" calcext:value-type="string">
            <text:p> </text:p>
          </table:table-cell>
          <table:table-cell table:style-name="Default"/>
        </table:table-row>
        <table:table-row table:style-name="ro12">
          <table:table-cell table:number-columns-repeated="2"/>
          <table:table-cell table:style-name="ce132" office:value-type="string" calcext:value-type="string">
            <text:p>markdown</text:p>
          </table:table-cell>
          <table:table-cell table:style-name="Default"/>
        </table:table-row>
        <table:table-row table:style-name="ro12">
          <table:table-cell table:number-columns-repeated="2"/>
          <table:table-cell table:style-name="ce132" office:value-type="string" calcext:value-type="string">
            <text:p>CopyEdit</text:p>
          </table:table-cell>
          <table:table-cell table:style-name="Default"/>
        </table:table-row>
        <table:table-row table:style-name="ro11">
          <table:table-cell table:number-columns-repeated="2"/>
          <table:table-cell table:style-name="ce131" office:value-type="string" calcext:value-type="string">
            <text:p><text:span text:style-name="T5"># </text:span><text:span text:style-name="T6">🧠</text:span><text:span text:style-name="T7"> KNIFE Framework for LibreOffice Python Development</text:span></text:p>
          </table:table-cell>
          <table:table-cell table:style-name="Default"/>
        </table:table-row>
        <table:table-row table:style-name="ro11">
          <table:table-cell table:number-columns-repeated="2"/>
          <table:table-cell table:style-name="ce131" office:value-type="string" calcext:value-type="string">
            <text:p><text:span text:style-name="T5">## </text:span><text:span text:style-name="T6">🔪</text:span><text:span text:style-name="T7"> What is KNIFE?</text:span></text:p>
          </table:table-cell>
          <table:table-cell table:style-name="Default"/>
        </table:table-row>
        <table:table-row table:style-name="ro12">
          <table:table-cell table:number-columns-repeated="2"/>
          <table:table-cell table:style-name="ce132" office:value-type="string" calcext:value-type="string">
            <text:p>**KNIFE** stands for: - **K**nowledge   - **N**avigation   - **I**nformation   - **F**ramework   - **E**xpertise</text:p>
          </table:table-cell>
          <table:table-cell table:style-name="Default"/>
        </table:table-row>
        <table:table-row table:style-name="ro12">
          <table:table-cell table:number-columns-repeated="2"/>
          <table:table-cell table:style-name="ce132" office:value-type="string" calcext:value-type="string">
            <text:p>It is your Swiss-army toolset for creating, testing and documenting *knowledge-based units* (KNIFEs) in LibreOffice using Python.</text:p>
          </table:table-cell>
          <table:table-cell table:style-name="Default"/>
        </table:table-row>
        <table:table-row table:style-name="ro11">
          <table:table-cell table:number-columns-repeated="2"/>
          <table:table-cell table:style-name="ce131" office:value-type="string" calcext:value-type="string">
            <text:p><text:span text:style-name="T5">## </text:span><text:span text:style-name="T6">🧱</text:span><text:span text:style-name="T7"> Folder Structure</text:span></text:p>
          </table:table-cell>
          <table:table-cell table:style-name="Default"/>
        </table:table-row>
        <table:table-row table:style-name="ro12">
          <table:table-cell table:number-columns-repeated="2"/>
          <table:table-cell table:style-name="ce132" office:value-type="string" calcext:value-type="string">
            <text:p>knife-framework/ ├── templates/ # Predefined templates for KNIFE modules ├── tools/ # Supporting CLI scripts or utilities ├── utils/ # Shared helper libraries (libloader, lo_env, etc.) ├── knife_config.json # Metadata index of all Kxxx modules └── README.md # You are here!</text:p>
          </table:table-cell>
          <table:table-cell table:style-name="Default"/>
        </table:table-row>
      </table:table>
      <table:table table:name="04.List Of Knifes" table:style-name="ta2">
        <office:forms form:automatic-focus="false" form:apply-design-mode="false"/>
        <table:table-column table:style-name="co19" table:default-cell-style-name="Default"/>
        <table:table-column table:style-name="co20" table:default-cell-style-name="Default"/>
        <table:table-column table:style-name="co21" table:default-cell-style-name="ce108"/>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5" table:number-columns-repeated="2" table:default-cell-style-name="Default"/>
        <table:table-column table:style-name="co27" table:default-cell-style-name="ce153"/>
        <table:table-column table:style-name="co25" table:default-cell-style-name="Default"/>
        <table:table-column table:style-name="co28" table:default-cell-style-name="ce108"/>
        <table:table-column table:style-name="co13" table:default-cell-style-name="Default"/>
        <table:table-column table:style-name="co29" table:default-cell-style-name="ce157"/>
        <table:table-column table:style-name="co15" table:default-cell-style-name="ce108"/>
        <table:table-column table:style-name="co16" table:default-cell-style-name="Default"/>
        <table:table-column table:style-name="co30" table:default-cell-style-name="ce108"/>
        <table:table-column table:style-name="co7" table:number-columns-repeated="3" table:default-cell-style-name="ce108"/>
        <table:table-column table:style-name="co7" table:number-columns-repeated="2" table:default-cell-style-name="Default"/>
        <table:table-row table:style-name="ro1">
          <table:table-cell/>
          <table:table-cell table:style-name="ce63" office:value-type="string" calcext:value-type="string">
            <text:p>List of Knowledge Contributions – KNIFES</text:p>
          </table:table-cell>
          <table:table-cell table:style-name="ce140"/>
          <table:table-cell table:style-name="ce72"/>
          <table:table-cell table:style-name="ce54"/>
          <table:table-cell table:style-name="ce147" table:formula="of:=UNICHAR(160)" office:value-type="string" office:string-value=" " calcext:value-type="string">
            <text:p> </text:p>
          </table:table-cell>
          <table:table-cell table:style-name="pd1" table:number-columns-repeated="4"/>
          <table:table-cell table:style-name="ce150"/>
          <table:table-cell table:style-name="pd1"/>
          <table:table-cell table:style-name="ce140"/>
          <table:table-cell table:style-name="pd1"/>
          <table:table-cell table:style-name="ce155"/>
          <table:table-cell table:style-name="ce140"/>
          <table:table-cell table:style-name="pd1"/>
          <table:table-cell table:style-name="ce181" table:number-columns-repeated="4"/>
          <table:table-cell/>
          <table:table-cell office:value-type="string" calcext:value-type="string">
            <text:p>Stlpce pre automaticke generovanie md súborov</text:p>
          </table:table-cell>
        </table:table-row>
        <table:table-row table:style-name="ro8">
          <table:table-cell office:value-type="string" calcext:value-type="string">
            <text:p>ID</text:p>
          </table:table-cell>
          <table:table-cell table:style-name="pd1" office:value-type="string" calcext:value-type="string">
            <text:p>ShortTitle</text:p>
          </table:table-cell>
          <table:table-cell table:style-name="pd1" office:value-type="string" calcext:value-type="string">
            <text:p>Description</text:p>
          </table:table-cell>
          <table:table-cell table:style-name="pd1" office:value-type="string" calcext:value-type="string">
            <text:p>Status</text:p>
          </table:table-cell>
          <table:table-cell table:style-name="pd1" office:value-type="string" calcext:value-type="string">
            <text:p>Category</text:p>
          </table:table-cell>
          <table:table-cell table:style-name="pd1" office:value-type="string" calcext:value-type="string">
            <text:p>Type</text:p>
          </table:table-cell>
          <table:table-cell table:style-name="ce140" office:value-type="string" calcext:value-type="string">
            <text:p>Tags</text:p>
          </table:table-cell>
          <table:table-cell table:style-name="pd1" office:value-type="string" calcext:value-type="string">
            <text:p>Author</text:p>
          </table:table-cell>
          <table:table-cell table:style-name="pd1" office:value-type="string" calcext:value-type="string">
            <text:p>DisplayID</text:p>
          </table:table-cell>
          <table:table-cell table:style-name="pd1" office:value-type="string" calcext:value-type="string">
            <text:p>GUID</text:p>
          </table:table-cell>
          <table:table-cell table:style-name="pd1" office:value-type="string" calcext:value-type="string">
            <text:p>created</text:p>
          </table:table-cell>
          <table:table-cell table:style-name="pd1" office:value-type="string" calcext:value-type="string">
            <text:p>Priority</text:p>
          </table:table-cell>
          <table:table-cell table:style-name="ce140" office:value-type="string" calcext:value-type="string">
            <text:p>Context, Origin, Why it was initiated?</text:p>
          </table:table-cell>
          <table:table-cell table:style-name="pd1" office:value-type="string" calcext:value-type="string">
            <text:p>Technology</text:p>
          </table:table-cell>
          <table:table-cell table:style-name="pd1" office:value-type="string" calcext:value-type="string">
            <text:p>SFIA – Level</text:p>
          </table:table-cell>
          <table:table-cell table:style-name="ce140" office:value-type="string" calcext:value-type="string">
            <text:p>SFIA – Domain (?)</text:p>
          </table:table-cell>
          <table:table-cell table:style-name="pd1" office:value-type="string" calcext:value-type="string">
            <text:p>SFIA – Maturity</text:p>
          </table:table-cell>
          <table:table-cell table:style-name="ce140" office:value-type="string" calcext:value-type="string">
            <text:p>Related KNIFE</text:p>
          </table:table-cell>
          <table:table-cell table:style-name="ce181" office:value-type="string" calcext:value-type="string">
            <text:p>Potential Outputs</text:p>
          </table:table-cell>
          <table:table-cell table:style-name="ce140" office:value-type="string" calcext:value-type="string">
            <text:p>Owner</text:p>
          </table:table-cell>
          <table:table-cell table:style-name="ce190" office:value-type="string" calcext:value-type="string">
            <office:annotation draw:style-name="gr1" svg:width="2.899cm" svg:height="1.799cm" svg:x="99.016cm" svg:y="0cm" draw:caption-point-x="-0.61cm" draw:caption-point-y="0.873cm">
              <dc:creator>Unknown Author</dc:creator>
              <dc:date>2025-08-27T12:11:00</dc:date>
              <text:p>Docusaurus generator</text:p>
              <text:p/>
            </office:annotation>
            <text:p>FolderName</text:p>
          </table:table-cell>
          <table:table-cell table:style-name="ce190" office:value-type="string" calcext:value-type="string">
            <text:p>SidebarLabel</text:p>
          </table:table-cell>
          <table:table-cell table:style-name="ce190" office:value-type="string" calcext:value-type="string">
            <text:p>LinkSlug</text:p>
          </table:table-cell>
        </table:table-row>
        <table:table-row table:style-name="ro6">
          <table:table-cell office:value-type="string" calcext:value-type="string">
            <text:p>K001</text:p>
          </table:table-cell>
          <table:table-cell table:style-name="ce133" office:value-type="string" calcext:value-type="string">
            <text:p>EA modelovanie a motivácia</text:p>
          </table:table-cell>
          <table:table-cell table:style-name="ce181" office:value-type="string" calcext:value-type="string">
            <text:p>Systém motivácie pomocou lízaniek a spätnej väzby</text:p>
          </table:table-cell>
          <table:table-cell table:style-name="ce133" office:value-type="string" calcext:value-type="string">
            <text:p>hotové</text:p>
          </table:table-cell>
          <table:table-cell table:style-name="ce133" office:value-type="string" calcext:value-type="string">
            <text:p>Methodology</text:p>
          </table:table-cell>
          <table:table-cell table:style-name="ce133" office:value-type="string" calcext:value-type="string">
            <text:p>Metodika / Nástroj</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3-01" calcext:value-type="date">
            <text:p>01.03.2024</text:p>
          </table:table-cell>
          <table:table-cell table:style-name="ce133" office:value-type="string" calcext:value-type="string">
            <text:p>🎯</text:p>
          </table:table-cell>
          <table:table-cell table:style-name="ce181" office:value-type="string" calcext:value-type="string">
            <text:p>Jedno z prvých TERNO, vzniklo pri návrhu systému motivácie v rámci tímu</text:p>
          </table:table-cell>
          <table:table-cell table:style-name="ce133"/>
          <table:table-cell table:style-name="ce170" office:value-type="float" office:value="2" calcext:value-type="float">
            <text:p>2</text:p>
          </table:table-cell>
          <table:table-cell table:style-name="ce181" office:value-type="string" calcext:value-type="string">
            <text:p>Business Analysis / Modelling</text:p>
          </table:table-cell>
          <table:table-cell table:style-name="ce133" office:value-type="string" calcext:value-type="string">
            <text:p>Diagrammatic</text:p>
          </table:table-cell>
          <table:table-cell table:style-name="ce181" table:number-columns-repeated="3"/>
          <table:table-cell table:style-name="Default"/>
          <table:table-cell table:number-columns-repeated="2"/>
        </table:table-row>
        <table:table-row table:style-name="ro6">
          <table:table-cell office:value-type="string" calcext:value-type="string">
            <text:p>K002</text:p>
          </table:table-cell>
          <table:table-cell table:style-name="ce133" office:value-type="string" calcext:value-type="string">
            <text:p>Git workflow pre EA modely</text:p>
          </table:table-cell>
          <table:table-cell table:style-name="ce181" office:value-type="string" calcext:value-type="string">
            <text:p>Multirelease stratégie, LemonTree, merge politiky</text:p>
          </table:table-cell>
          <table:table-cell table:style-name="ce133" office:value-type="string" calcext:value-type="string">
            <text:p>v procese</text:p>
          </table:table-cell>
          <table:table-cell table:style-name="ce133" office:value-type="string" calcext:value-type="string">
            <text:p>Verzionanie-sdlc</text:p>
          </table:table-cell>
          <table:table-cell table:style-name="ce133" office:value-type="string" calcext:value-type="string">
            <text:p>Integrá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3-04" calcext:value-type="date">
            <text:p>04.03.2024</text:p>
          </table:table-cell>
          <table:table-cell table:style-name="ce133" office:value-type="string" calcext:value-type="string">
            <text:p>🔥</text:p>
          </table:table-cell>
          <table:table-cell table:style-name="ce181" office:value-type="string" calcext:value-type="string">
            <text:p>Založené na reálnej potrebe riešiť multirelease workflow pre EA</text:p>
          </table:table-cell>
          <table:table-cell table:style-name="ce133"/>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3" office:value-type="string" calcext:value-type="string">
            <text:p>Tool-based</text:p>
          </table:table-cell>
          <table:table-cell table:style-name="ce181" table:number-columns-repeated="3"/>
          <table:table-cell table:style-name="Default"/>
          <table:table-cell table:number-columns-repeated="2"/>
        </table:table-row>
        <table:table-row table:style-name="ro6">
          <table:table-cell office:value-type="string" calcext:value-type="string">
            <text:p>K003</text:p>
          </table:table-cell>
          <table:table-cell table:style-name="ce133" office:value-type="string" calcext:value-type="string">
            <text:p>LibreOffice + Python integrácia</text:p>
          </table:table-cell>
          <table:table-cell table:style-name="ce181" office:value-type="string" calcext:value-type="string">
            <text:p>Skriptovanie v LO cez Python a venv izolácie</text:p>
          </table:table-cell>
          <table:table-cell table:style-name="ce133" office:value-type="string" calcext:value-type="string">
            <text:p>v procese</text:p>
          </table:table-cell>
          <table:table-cell table:style-name="ce133" office:value-type="string" calcext:value-type="string">
            <text:p>Platformy</text:p>
          </table:table-cell>
          <table:table-cell table:style-name="ce133" office:value-type="string" calcext:value-type="string">
            <text:p>Vývoj / Integrá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3-08" calcext:value-type="date">
            <text:p>08.03.2024</text:p>
          </table:table-cell>
          <table:table-cell table:style-name="ce133" office:value-type="string" calcext:value-type="string">
            <text:p>🔥</text:p>
          </table:table-cell>
          <table:table-cell table:style-name="ce181" office:value-type="string" calcext:value-type="string">
            <text:p>Reakcia na požiadavku na moderný vývoj v LibreOffice – Python/venv</text:p>
          </table:table-cell>
          <table:table-cell table:style-name="ce133"/>
          <table:table-cell table:style-name="ce170" office:value-type="float" office:value="3" calcext:value-type="float">
            <text:p>3</text:p>
          </table:table-cell>
          <table:table-cell table:style-name="ce181" office:value-type="string" calcext:value-type="string">
            <text:p>Software Development</text:p>
          </table:table-cell>
          <table:table-cell table:style-name="ce133" office:value-type="string" calcext:value-type="string">
            <text:p>Scriptable</text:p>
          </table:table-cell>
          <table:table-cell table:style-name="ce181" table:number-columns-repeated="3"/>
          <table:table-cell table:style-name="Default"/>
          <table:table-cell table:number-columns-repeated="2"/>
        </table:table-row>
        <table:table-row table:style-name="ro6">
          <table:table-cell office:value-type="string" calcext:value-type="string">
            <text:p>K004</text:p>
          </table:table-cell>
          <table:table-cell table:style-name="ce133" office:value-type="string" calcext:value-type="string">
            <text:p>Docker pre študentov (K12)</text:p>
          </table:table-cell>
          <table:table-cell table:style-name="ce181" office:value-type="string" calcext:value-type="string">
            <text:p>Zjednodušené návody a obrázky pre začiatočníkov</text:p>
          </table:table-cell>
          <table:table-cell table:style-name="ce133" office:value-type="string" calcext:value-type="string">
            <text:p>plánované</text:p>
          </table:table-cell>
          <table:table-cell table:style-name="ce133" office:value-type="string" calcext:value-type="string">
            <text:p>Technologie</text:p>
          </table:table-cell>
          <table:table-cell table:style-name="ce133" office:value-type="string" calcext:value-type="string">
            <text:p>Edukačné</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3-20" calcext:value-type="date">
            <text:p>20.03.2024</text:p>
          </table:table-cell>
          <table:table-cell table:style-name="ce133" office:value-type="string" calcext:value-type="string">
            <text:p>🧠</text:p>
          </table:table-cell>
          <table:table-cell table:style-name="ce181" office:value-type="string" calcext:value-type="string">
            <text:p>Vzniklo ako návrh edukačného materiálu pri tvorbe kurzov pre Docker</text:p>
          </table:table-cell>
          <table:table-cell table:style-name="ce133"/>
          <table:table-cell table:style-name="ce170" office:value-type="float" office:value="2" calcext:value-type="float">
            <text:p>2</text:p>
          </table:table-cell>
          <table:table-cell table:style-name="ce181" office:value-type="string" calcext:value-type="string">
            <text:p>DevOps / Infrastructure</text:p>
          </table:table-cell>
          <table:table-cell table:style-name="ce133" office:value-type="string" calcext:value-type="string">
            <text:p>Learning-based</text:p>
          </table:table-cell>
          <table:table-cell table:style-name="ce181" table:number-columns-repeated="3"/>
          <table:table-cell table:style-name="Default"/>
          <table:table-cell table:number-columns-repeated="2"/>
        </table:table-row>
        <table:table-row table:style-name="ro6">
          <table:table-cell office:value-type="string" calcext:value-type="string">
            <text:p>K005</text:p>
          </table:table-cell>
          <table:table-cell table:style-name="ce133" office:value-type="string" calcext:value-type="string">
            <text:p>BaZi pre racionálne duše</text:p>
          </table:table-cell>
          <table:table-cell table:style-name="ce181" office:value-type="string" calcext:value-type="string">
            <text:p>Sebapoznanie cez dátum a čas narodenia (BaZi)</text:p>
          </table:table-cell>
          <table:table-cell table:style-name="ce133" office:value-type="string" calcext:value-type="string">
            <text:p>zaradené</text:p>
          </table:table-cell>
          <table:table-cell table:style-name="ce133" office:value-type="string" calcext:value-type="string">
            <text:p>RiverOfMyLife</text:p>
          </table:table-cell>
          <table:table-cell table:style-name="ce133" office:value-type="string" calcext:value-type="string">
            <text:p>Osobný rozvoj / Algoritmik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8" calcext:value-type="date">
            <text:p>18.04.2025</text:p>
          </table:table-cell>
          <table:table-cell table:style-name="ce133" office:value-type="string" calcext:value-type="string">
            <text:p>💡</text:p>
          </table:table-cell>
          <table:table-cell table:style-name="ce181" office:value-type="string" calcext:value-type="string">
            <text:p>Záznam vznikol počas diskusie o TCM a racionálnom prístupe k BaZi</text:p>
          </table:table-cell>
          <table:table-cell table:style-name="ce133"/>
          <table:table-cell table:style-name="ce170" office:value-type="float" office:value="2" calcext:value-type="float">
            <text:p>2</text:p>
          </table:table-cell>
          <table:table-cell table:style-name="ce181" office:value-type="string" calcext:value-type="string">
            <text:p>Knowledge Engineering</text:p>
          </table:table-cell>
          <table:table-cell table:style-name="ce133" office:value-type="string" calcext:value-type="string">
            <text:p>Exploratory</text:p>
          </table:table-cell>
          <table:table-cell table:style-name="ce181" table:number-columns-repeated="3"/>
          <table:table-cell table:style-name="Default"/>
          <table:table-cell table:number-columns-repeated="2"/>
        </table:table-row>
        <table:table-row table:style-name="ro6">
          <table:table-cell office:value-type="string" calcext:value-type="string">
            <text:p>K006</text:p>
          </table:table-cell>
          <table:table-cell table:style-name="ce133" office:value-type="string" calcext:value-type="string">
            <text:p>Tímová správa práv v Gitea</text:p>
          </table:table-cell>
          <table:table-cell table:style-name="ce181" office:value-type="string" calcext:value-type="string">
            <text:p>Rozdelenie práv podľa tímov, chránené vetvy, PR politiky</text:p>
          </table:table-cell>
          <table:table-cell table:style-name="ce133" office:value-type="string" calcext:value-type="string">
            <text:p>pripomenúť</text:p>
          </table:table-cell>
          <table:table-cell table:style-name="ce133" office:value-type="string" calcext:value-type="string">
            <text:p>UserGuide</text:p>
          </table:table-cell>
          <table:table-cell table:style-name="ce133" office:value-type="string" calcext:value-type="string">
            <text:p>Správa Gitea / Práv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08" calcext:value-type="date">
            <text:p>08.04.2024</text:p>
          </table:table-cell>
          <table:table-cell table:style-name="ce133" office:value-type="string" calcext:value-type="string">
            <text:p>📌</text:p>
          </table:table-cell>
          <table:table-cell table:style-name="ce181" office:value-type="string" calcext:value-type="string">
            <text:p>Zaznamenané počas diskusie o Gitea právach a workflow – T002</text:p>
          </table:table-cell>
          <table:table-cell table:style-name="ce133"/>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3" office:value-type="string" calcext:value-type="string">
            <text:p>Tool-based</text:p>
          </table:table-cell>
          <table:table-cell table:style-name="ce181" table:number-columns-repeated="3"/>
          <table:table-cell table:style-name="Default"/>
          <table:table-cell table:number-columns-repeated="2"/>
        </table:table-row>
        <table:table-row table:style-name="ro6">
          <table:table-cell office:value-type="string" calcext:value-type="string">
            <text:p>K007</text:p>
          </table:table-cell>
          <table:table-cell table:style-name="ce133" office:value-type="string" calcext:value-type="string">
            <text:p>Helper skript na obrázky v Markdown</text:p>
          </table:table-cell>
          <table:table-cell table:style-name="ce181" office:value-type="string" calcext:value-type="string">
            <text:p>Generovanie obrázkových blokov do .md vrátane URL</text:p>
          </table:table-cell>
          <table:table-cell table:style-name="ce133" office:value-type="string" calcext:value-type="string">
            <text:p>aktívne</text:p>
          </table:table-cell>
          <table:table-cell table:style-name="ce133" office:value-type="string" calcext:value-type="string">
            <text:p>UserGUide</text:p>
          </table:table-cell>
          <table:table-cell table:style-name="ce133" office:value-type="string" calcext:value-type="string">
            <text:p>Správa/Automatizá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7" calcext:value-type="date">
            <text:p>17.04.2024</text:p>
          </table:table-cell>
          <table:table-cell table:style-name="ce133" office:value-type="string" calcext:value-type="string">
            <text:p>⚙️</text:p>
          </table:table-cell>
          <table:table-cell table:style-name="ce181" office:value-type="string" calcext:value-type="string">
            <text:p>Vzniklo pri návrhu Markdown workflow helpera – súvisiace s T007</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08</text:p>
          </table:table-cell>
          <table:table-cell table:style-name="ce133" office:value-type="string" calcext:value-type="string">
            <text:p>DCMM a DAO – hodnota leadershipu</text:p>
          </table:table-cell>
          <table:table-cell table:style-name="ce181" office:value-type="string" calcext:value-type="string">
            <text:p>Sebariadenie, dôvera a samočistiace systémy</text:p>
          </table:table-cell>
          <table:table-cell table:style-name="ce133" office:value-type="string" calcext:value-type="string">
            <text:p>plánované</text:p>
          </table:table-cell>
          <table:table-cell table:style-name="ce133" office:value-type="string" calcext:value-type="string">
            <text:p>Leadership</text:p>
          </table:table-cell>
          <table:table-cell table:style-name="ce133" office:value-type="string" calcext:value-type="string">
            <text:p>Hodnoty / Strategické</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04" calcext:value-type="date">
            <text:p>04.04.2024</text:p>
          </table:table-cell>
          <table:table-cell table:style-name="ce133" office:value-type="string" calcext:value-type="string">
            <text:p>🧭</text:p>
          </table:table-cell>
          <table:table-cell table:style-name="ce181" office:value-type="string" calcext:value-type="string">
            <text:p>Diskusia o leadership kvalite v rámci strategických tém – T008</text:p>
          </table:table-cell>
          <table:table-cell table:style-name="ce133"/>
          <table:table-cell table:style-name="ce170" office:value-type="float" office:value="2" calcext:value-type="float">
            <text:p>2</text:p>
          </table:table-cell>
          <table:table-cell table:style-name="ce181" office:value-type="string" calcext:value-type="string">
            <text:p>Business Analysis / Modelling</text:p>
          </table:table-cell>
          <table:table-cell table:style-name="ce133" office:value-type="string" calcext:value-type="string">
            <text:p>Diagrammatic</text:p>
          </table:table-cell>
          <table:table-cell table:style-name="ce181" table:number-columns-repeated="3"/>
          <table:table-cell table:style-name="Default"/>
          <table:table-cell table:number-columns-repeated="2"/>
        </table:table-row>
        <table:table-row table:style-name="ro6">
          <table:table-cell office:value-type="string" calcext:value-type="string">
            <text:p>K009</text:p>
          </table:table-cell>
          <table:table-cell table:style-name="ce133" office:value-type="string" calcext:value-type="string">
            <text:p>LinkedIn post engine – AI automatizácia</text:p>
          </table:table-cell>
          <table:table-cell table:style-name="ce181" office:value-type="string" calcext:value-type="string">
            <text:p>Generovanie postov na LinkedIn z obsahu</text:p>
          </table:table-cell>
          <table:table-cell table:style-name="ce133" office:value-type="string" calcext:value-type="string">
            <text:p>koncept</text:p>
          </table:table-cell>
          <table:table-cell table:style-name="ce133" office:value-type="string" calcext:value-type="string">
            <text:p>Marketing</text:p>
          </table:table-cell>
          <table:table-cell table:style-name="ce133" office:value-type="string" calcext:value-type="string">
            <text:p>Marketing / AI</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0" calcext:value-type="date">
            <text:p>10.04.2024</text:p>
          </table:table-cell>
          <table:table-cell table:style-name="ce133" office:value-type="string" calcext:value-type="string">
            <text:p>🧪</text:p>
          </table:table-cell>
          <table:table-cell table:style-name="ce181" office:value-type="string" calcext:value-type="string">
            <text:p>Myšlienka z praxe na LinkedIn, súvis s T009 a zdieľaním obsahu</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10</text:p>
          </table:table-cell>
          <table:table-cell table:style-name="ce133" office:value-type="string" calcext:value-type="string">
            <text:p>OpenAI klient – vlastná AI komunikácia</text:p>
          </table:table-cell>
          <table:table-cell table:style-name="ce181" office:value-type="string" calcext:value-type="string">
            <text:p>Appka s prepojením na OpenAI API a archív komunikácie</text:p>
          </table:table-cell>
          <table:table-cell table:style-name="ce133" office:value-type="string" calcext:value-type="string">
            <text:p>začiatok</text:p>
          </table:table-cell>
          <table:table-cell table:style-name="ce133" office:value-type="string" calcext:value-type="string">
            <text:p>Products</text:p>
          </table:table-cell>
          <table:table-cell table:style-name="ce133" office:value-type="string" calcext:value-type="string">
            <text:p>Vývoj / AI</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3" calcext:value-type="date">
            <text:p>13.04.2024</text:p>
          </table:table-cell>
          <table:table-cell table:style-name="ce133" office:value-type="string" calcext:value-type="string">
            <text:p>⚡</text:p>
          </table:table-cell>
          <table:table-cell table:style-name="ce181" office:value-type="string" calcext:value-type="string">
            <text:p>Začiatok vývoja AI nástroja, súvisí s plánom T018</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11</text:p>
          </table:table-cell>
          <table:table-cell table:style-name="ce133" office:value-type="string" calcext:value-type="string">
            <text:p>Main.xba šablóna pre LO Basic</text:p>
          </table:table-cell>
          <table:table-cell table:style-name="ce181" office:value-type="string" calcext:value-type="string">
            <text:p>Základná štartovacia knižnica makier v LibreOffice</text:p>
          </table:table-cell>
          <table:table-cell table:style-name="ce133" office:value-type="string" calcext:value-type="string">
            <text:p>v backlogu</text:p>
          </table:table-cell>
          <table:table-cell table:style-name="ce133" office:value-type="string" calcext:value-type="string">
            <text:p>LO vývoj</text:p>
          </table:table-cell>
          <table:table-cell table:style-name="ce133" office:value-type="string" calcext:value-type="string">
            <text:p>Šablóny / L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09" calcext:value-type="date">
            <text:p>09.04.2024</text:p>
          </table:table-cell>
          <table:table-cell table:style-name="ce133" office:value-type="string" calcext:value-type="string">
            <text:p>🧱</text:p>
          </table:table-cell>
          <table:table-cell table:style-name="ce181" office:value-type="string" calcext:value-type="string">
            <text:p>Téma makier v LibreOffice – samostatný štartovací modul</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12</text:p>
          </table:table-cell>
          <table:table-cell table:style-name="ce133" office:value-type="string" calcext:value-type="string">
            <text:p>EA Workflow Add-In – pokročilé šablóny</text:p>
          </table:table-cell>
          <table:table-cell table:style-name="ce181" office:value-type="string" calcext:value-type="string">
            <text:p>Workflow pre pokročilých analytikov v EA</text:p>
          </table:table-cell>
          <table:table-cell table:style-name="ce133" office:value-type="string" calcext:value-type="string">
            <text:p>v backlogu</text:p>
          </table:table-cell>
          <table:table-cell table:style-name="ce133" office:value-type="string" calcext:value-type="string">
            <text:p>ModelValidation</text:p>
          </table:table-cell>
          <table:table-cell table:style-name="ce133" office:value-type="string" calcext:value-type="string">
            <text:p>QualityOFModel/EA Add-I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0" calcext:value-type="date">
            <text:p>10.04.2024</text:p>
          </table:table-cell>
          <table:table-cell table:style-name="ce133" office:value-type="string" calcext:value-type="string">
            <text:p>📂</text:p>
          </table:table-cell>
          <table:table-cell table:style-name="ce181" office:value-type="string" calcext:value-type="string">
            <text:p>Rozšírenie pre EA Add-In v rámci T012</text:p>
          </table:table-cell>
          <table:table-cell table:style-name="ce133"/>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3" office:value-type="string" calcext:value-type="string">
            <text:p>Tool-based</text:p>
          </table:table-cell>
          <table:table-cell table:style-name="ce181" table:number-columns-repeated="3"/>
          <table:table-cell table:style-name="Default"/>
          <table:table-cell table:number-columns-repeated="2"/>
        </table:table-row>
        <table:table-row table:style-name="ro6">
          <table:table-cell office:value-type="string" calcext:value-type="string">
            <text:p>K013</text:p>
          </table:table-cell>
          <table:table-cell table:style-name="ce133" office:value-type="string" calcext:value-type="string">
            <text:p>ReadOnlyControl v EA – Workflow Add-In</text:p>
          </table:table-cell>
          <table:table-cell table:style-name="ce181" office:value-type="string" calcext:value-type="string">
            <text:p>Obmedzenie práv v EA na základe kontextu a roly</text:p>
          </table:table-cell>
          <table:table-cell table:style-name="ce133" office:value-type="string" calcext:value-type="string">
            <text:p>koncept</text:p>
          </table:table-cell>
          <table:table-cell table:style-name="ce133" office:value-type="string" calcext:value-type="string">
            <text:p>ModelValidation</text:p>
          </table:table-cell>
          <table:table-cell table:style-name="ce133" office:value-type="string" calcext:value-type="string">
            <text:p>EA Add-I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0" calcext:value-type="date">
            <text:p>10.04.2024</text:p>
          </table:table-cell>
          <table:table-cell table:style-name="ce133" office:value-type="string" calcext:value-type="string">
            <text:p>🔒</text:p>
          </table:table-cell>
          <table:table-cell table:style-name="ce181" office:value-type="string" calcext:value-type="string">
            <text:p>Doplnok k EA Add-In – konkrétne obmedzenia práv (ReadOnly)</text:p>
          </table:table-cell>
          <table:table-cell table:style-name="ce133"/>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3" office:value-type="string" calcext:value-type="string">
            <text:p>Tool-based</text:p>
          </table:table-cell>
          <table:table-cell table:style-name="ce181" table:number-columns-repeated="3"/>
          <table:table-cell table:style-name="Default"/>
          <table:table-cell table:number-columns-repeated="2"/>
        </table:table-row>
        <table:table-row table:style-name="ro6">
          <table:table-cell office:value-type="string" calcext:value-type="string">
            <text:p>K014</text:p>
          </table:table-cell>
          <table:table-cell table:style-name="ce133" office:value-type="string" calcext:value-type="string">
            <text:p>Manažér knižníc pre LO Basic</text:p>
          </table:table-cell>
          <table:table-cell table:style-name="ce181" office:value-type="string" calcext:value-type="string">
            <text:p>Načítanie a správa knižníc v LO Basic</text:p>
          </table:table-cell>
          <table:table-cell table:style-name="ce133" office:value-type="string" calcext:value-type="string">
            <text:p>návrh</text:p>
          </table:table-cell>
          <table:table-cell table:style-name="ce133" office:value-type="string" calcext:value-type="string">
            <text:p>LO Development</text:p>
          </table:table-cell>
          <table:table-cell table:style-name="ce133" office:value-type="string" calcext:value-type="string">
            <text:p>LibreOffice / Knižnic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0" calcext:value-type="date">
            <text:p>10.04.2024</text:p>
          </table:table-cell>
          <table:table-cell table:style-name="ce133" office:value-type="string" calcext:value-type="string">
            <text:p>📚</text:p>
          </table:table-cell>
          <table:table-cell table:style-name="ce181" office:value-type="string" calcext:value-type="string">
            <text:p>Nástroj pre správu LO knižníc – samostatne definovaný</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15</text:p>
          </table:table-cell>
          <table:table-cell table:style-name="ce133" office:value-type="string" calcext:value-type="string">
            <text:p>LibreOffice Basic → Python migrácia</text:p>
          </table:table-cell>
          <table:table-cell table:style-name="ce181" office:value-type="string" calcext:value-type="string">
            <text:p>Konverzia VB makier do Python skriptov</text:p>
          </table:table-cell>
          <table:table-cell table:style-name="ce133" office:value-type="string" calcext:value-type="string">
            <text:p>aktívne</text:p>
          </table:table-cell>
          <table:table-cell table:style-name="ce133" office:value-type="string" calcext:value-type="string">
            <text:p>LO Vývoj</text:p>
          </table:table-cell>
          <table:table-cell table:style-name="ce133" office:value-type="string" calcext:value-type="string">
            <text:p>Migrácia / Vývoj</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3" calcext:value-type="date">
            <text:p>13.04.2024</text:p>
          </table:table-cell>
          <table:table-cell table:style-name="ce133" office:value-type="string" calcext:value-type="string">
            <text:p>🔁</text:p>
          </table:table-cell>
          <table:table-cell table:style-name="ce181" office:value-type="string" calcext:value-type="string">
            <text:p>Migrácia z VB do Python – vzniklo počas T003 a T014</text:p>
          </table:table-cell>
          <table:table-cell table:style-name="ce133"/>
          <table:table-cell table:style-name="ce170" office:value-type="float" office:value="3" calcext:value-type="float">
            <text:p>3</text:p>
          </table:table-cell>
          <table:table-cell table:style-name="ce181" office:value-type="string" calcext:value-type="string">
            <text:p>Software Development</text:p>
          </table:table-cell>
          <table:table-cell table:style-name="ce133" office:value-type="string" calcext:value-type="string">
            <text:p>Scriptable</text:p>
          </table:table-cell>
          <table:table-cell table:style-name="ce181" table:number-columns-repeated="3"/>
          <table:table-cell table:style-name="Default"/>
          <table:table-cell table:number-columns-repeated="2"/>
        </table:table-row>
        <table:table-row table:style-name="ro6">
          <table:table-cell office:value-type="string" calcext:value-type="string">
            <text:p>K016</text:p>
          </table:table-cell>
          <table:table-cell table:style-name="ce133" office:value-type="string" calcext:value-type="string">
            <text:p>Helper skript pre LO symbolic link</text:p>
          </table:table-cell>
          <table:table-cell table:style-name="ce181" office:value-type="string" calcext:value-type="string">
            <text:p>Obnova symbolic linku pre user/scripts/</text:p>
          </table:table-cell>
          <table:table-cell table:style-name="ce133" office:value-type="string" calcext:value-type="string">
            <text:p>v testovaní</text:p>
          </table:table-cell>
          <table:table-cell table:style-name="ce133" office:value-type="string" calcext:value-type="string">
            <text:p>LO Development</text:p>
          </table:table-cell>
          <table:table-cell table:style-name="ce133" office:value-type="string" calcext:value-type="string">
            <text:p>Skriptovanie / L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3" calcext:value-type="date">
            <text:p>13.04.2024</text:p>
          </table:table-cell>
          <table:table-cell table:style-name="ce133" office:value-type="string" calcext:value-type="string">
            <text:p>🧪</text:p>
          </table:table-cell>
          <table:table-cell table:style-name="ce181" office:value-type="string" calcext:value-type="string">
            <text:p>Podpora pre vývojové prostredie LO – vzniklo počas T015</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17</text:p>
          </table:table-cell>
          <table:table-cell table:style-name="ce133" office:value-type="string" calcext:value-type="string">
            <text:p>AI-powered TERNO Planner</text:p>
          </table:table-cell>
          <table:table-cell table:style-name="ce181" office:value-type="string" calcext:value-type="string">
            <text:p>Nástroj na správu a sledovanie TERNA záznamov</text:p>
          </table:table-cell>
          <table:table-cell table:style-name="ce133" office:value-type="string" calcext:value-type="string">
            <text:p>closed</text:p>
          </table:table-cell>
          <table:table-cell table:style-name="ce133" office:value-type="string" calcext:value-type="string">
            <text:p>Frameworks</text:p>
          </table:table-cell>
          <table:table-cell table:style-name="ce133" office:value-type="string" calcext:value-type="string">
            <text:p>Plánovanie / AI</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6" calcext:value-type="date">
            <text:p>16.04.2025</text:p>
          </table:table-cell>
          <table:table-cell table:style-name="ce133" office:value-type="string" calcext:value-type="string">
            <text:p>📅</text:p>
          </table:table-cell>
          <table:table-cell table:style-name="ce181" office:value-type="string" calcext:value-type="string">
            <text:p>Zaznamenané počas návrhu plánovania TERNA – prehľadový modul</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13">
          <table:table-cell office:value-type="string" calcext:value-type="string">
            <text:p>K018</text:p>
          </table:table-cell>
          <table:table-cell table:style-name="ce133" office:value-type="string" calcext:value-type="string">
            <text:p>KNIFE pre zvedavých</text:p>
          </table:table-cell>
          <table:table-cell table:style-name="ce181" office:value-type="string" calcext:value-type="string">
            <text:p>KNowledge In Friendle Examples“ </text:p>
          </table:table-cell>
          <table:table-cell table:style-name="ce133" office:value-type="string" calcext:value-type="string">
            <text:p>InProgress</text:p>
          </table:table-cell>
          <table:table-cell table:style-name="ce133" office:value-type="string" calcext:value-type="string">
            <text:p>Framework</text:p>
          </table:table-cell>
          <table:table-cell table:style-name="ce133" office:value-type="string" calcext:value-type="string">
            <text:p>UserGuide</text:p>
          </table:table-cell>
          <table:table-cell table:style-name="ce181"/>
          <table:table-cell table:style-name="ce133" office:value-type="string" calcext:value-type="string">
            <text:p>Roman Kazička</text:p>
          </table:table-cell>
          <table:table-cell table:style-name="ce133" table:number-columns-repeated="2"/>
          <table:table-cell table:style-name="ce185" office:value-type="date" office:date-value="2025-04-16" calcext:value-type="date">
            <text:p>16.04.2025</text:p>
          </table:table-cell>
          <table:table-cell table:style-name="ce133" office:value-type="string" calcext:value-type="string">
            <text:p>Hi</text:p>
          </table:table-cell>
          <table:table-cell table:style-name="ce181" office:value-type="string" calcext:value-type="string">
            <text:p>Každý systém potrebuje pekný návod. Pripravujem Active Presenter webinár, ale začiatok krátke súbory v GH</text:p>
          </table:table-cell>
          <table:table-cell table:style-name="ce133" office:value-type="string" calcext:value-type="string">
            <text:p>GitHub, </text:p>
          </table:table-cell>
          <table:table-cell table:style-name="ce170" office:value-type="float" office:value="7" calcext:value-type="float">
            <text:p>7</text:p>
          </table:table-cell>
          <table:table-cell table:style-name="ce181" office:value-type="string" calcext:value-type="string">
            <text:p>General Knowledge Work</text:p>
          </table:table-cell>
          <table:table-cell table:style-name="ce133" office:value-type="string" calcext:value-type="string">
            <text:p>Mentor</text:p>
          </table:table-cell>
          <table:table-cell table:style-name="ce181" table:number-columns-repeated="3"/>
          <table:table-cell table:style-name="Default"/>
          <table:table-cell table:number-columns-repeated="2"/>
        </table:table-row>
        <table:table-row table:style-name="ro6">
          <table:table-cell office:value-type="string" calcext:value-type="string">
            <text:p>K019</text:p>
          </table:table-cell>
          <table:table-cell table:style-name="ce133" office:value-type="string" calcext:value-type="string">
            <text:p>BaZi výpočty – algoritmus, hodiny, kalendár</text:p>
          </table:table-cell>
          <table:table-cell table:style-name="ce181" office:value-type="string" calcext:value-type="string">
            <text:p>Výpočtový rámec BaZi v Pythone alebo Exceli, denné a hodinové analýzy, poradca</text:p>
          </table:table-cell>
          <table:table-cell table:style-name="ce133" office:value-type="string" calcext:value-type="string">
            <text:p>zaradené</text:p>
          </table:table-cell>
          <table:table-cell table:style-name="ce133" office:value-type="string" calcext:value-type="string">
            <text:p>Development</text:p>
          </table:table-cell>
          <table:table-cell table:style-name="ce133" office:value-type="string" calcext:value-type="string">
            <text:p>Algoritmika / Osobný rozvoj</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8" calcext:value-type="date">
            <text:p>18.04.2025</text:p>
          </table:table-cell>
          <table:table-cell table:style-name="ce133" office:value-type="string" calcext:value-type="string">
            <text:p>🧠</text:p>
          </table:table-cell>
          <table:table-cell table:style-name="ce181" office:value-type="string" calcext:value-type="string">
            <text:p>Rozšírenie T005 – potreba výpočtu BaZi a hodinovej analýzy</text:p>
          </table:table-cell>
          <table:table-cell table:style-name="ce133"/>
          <table:table-cell table:style-name="ce170" office:value-type="float" office:value="2" calcext:value-type="float">
            <text:p>2</text:p>
          </table:table-cell>
          <table:table-cell table:style-name="ce181" office:value-type="string" calcext:value-type="string">
            <text:p>Knowledge Engineering</text:p>
          </table:table-cell>
          <table:table-cell table:style-name="ce133" office:value-type="string" calcext:value-type="string">
            <text:p>Exploratory</text:p>
          </table:table-cell>
          <table:table-cell table:style-name="ce181" table:number-columns-repeated="3"/>
          <table:table-cell table:style-name="Default"/>
          <table:table-cell table:number-columns-repeated="2"/>
        </table:table-row>
        <table:table-row table:style-name="ro6">
          <table:table-cell office:value-type="string" calcext:value-type="string">
            <text:p>K020</text:p>
          </table:table-cell>
          <table:table-cell table:style-name="ce133" office:value-type="string" calcext:value-type="string">
            <text:p>LibreOffice ako komunitná platforma</text:p>
          </table:table-cell>
          <table:table-cell table:style-name="ce181" office:value-type="string" calcext:value-type="string">
            <text:p>Podpora LO ako otvoreného, komunitného štandardu pre udržateľné riešenia</text:p>
          </table:table-cell>
          <table:table-cell table:style-name="ce133" office:value-type="string" calcext:value-type="string">
            <text:p>koncept</text:p>
          </table:table-cell>
          <table:table-cell table:style-name="ce133" office:value-type="string" calcext:value-type="string">
            <text:p>LO Platforma pre komunitu</text:p>
          </table:table-cell>
          <table:table-cell table:style-name="ce133" office:value-type="string" calcext:value-type="string">
            <text:p>Strategické / Komunitné</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0" calcext:value-type="date">
            <text:p>10.04.2025</text:p>
          </table:table-cell>
          <table:table-cell table:style-name="ce133" office:value-type="string" calcext:value-type="string">
            <text:p>🌍</text:p>
          </table:table-cell>
          <table:table-cell table:style-name="ce181" office:value-type="string" calcext:value-type="string">
            <text:p>Podpora LO ako komunitného nástroja v rámci T003</text:p>
          </table:table-cell>
          <table:table-cell table:style-name="ce133"/>
          <table:table-cell table:style-name="ce170" office:value-type="float" office:value="3" calcext:value-type="float">
            <text:p>3</text:p>
          </table:table-cell>
          <table:table-cell table:style-name="ce181" office:value-type="string" calcext:value-type="string">
            <text:p>Software Development</text:p>
          </table:table-cell>
          <table:table-cell table:style-name="ce133" office:value-type="string" calcext:value-type="string">
            <text:p>Scriptable</text:p>
          </table:table-cell>
          <table:table-cell table:style-name="ce181" table:number-columns-repeated="3"/>
          <table:table-cell table:style-name="Default"/>
          <table:table-cell table:number-columns-repeated="2"/>
        </table:table-row>
        <table:table-row table:style-name="ro6">
          <table:table-cell office:value-type="string" calcext:value-type="string">
            <text:p>K021</text:p>
          </table:table-cell>
          <table:table-cell table:style-name="ce133" office:value-type="string" calcext:value-type="string">
            <text:p>Princíp udržateľnosti v architektúre</text:p>
          </table:table-cell>
          <table:table-cell table:style-name="ce181" office:value-type="string" calcext:value-type="string">
            <text:p>Architektonické a dizajnové rozhodnutia s ohľadom na stabilitu a dlhodobosť</text:p>
          </table:table-cell>
          <table:table-cell table:style-name="ce133" office:value-type="string" calcext:value-type="string">
            <text:p>koncept</text:p>
          </table:table-cell>
          <table:table-cell table:style-name="ce133" office:value-type="string" calcext:value-type="string">
            <text:p>Methodology</text:p>
          </table:table-cell>
          <table:table-cell table:style-name="ce133" office:value-type="string" calcext:value-type="string">
            <text:p>Metodika / SDLC</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3-20" calcext:value-type="date">
            <text:p>20.03.2025</text:p>
          </table:table-cell>
          <table:table-cell table:style-name="ce133" office:value-type="string" calcext:value-type="string">
            <text:p>🌱</text:p>
          </table:table-cell>
          <table:table-cell table:style-name="ce181" office:value-type="string" calcext:value-type="string">
            <text:p>Princíp objavený počas reflexie SDLC v T004 a T008</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22</text:p>
          </table:table-cell>
          <table:table-cell table:style-name="ce133" office:value-type="string" calcext:value-type="string">
            <text:p>TERNO – terapeutické formy učenia</text:p>
          </table:table-cell>
          <table:table-cell table:style-name="ce181" office:value-type="string" calcext:value-type="string">
            <text:p>Satira, emócie a storytelling ako forma výuky a reflektovania reality</text:p>
          </table:table-cell>
          <table:table-cell table:style-name="ce133" office:value-type="string" calcext:value-type="string">
            <text:p>plánované</text:p>
          </table:table-cell>
          <table:table-cell table:style-name="ce133" office:value-type="string" calcext:value-type="string">
            <text:p>EducationViaJoy</text:p>
          </table:table-cell>
          <table:table-cell table:style-name="ce133" office:value-type="string" calcext:value-type="string">
            <text:p>Edukačné / Kultúrne/Edukačný proces</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3-20" calcext:value-type="date">
            <text:p>20.03.2025</text:p>
          </table:table-cell>
          <table:table-cell table:style-name="ce133" office:value-type="string" calcext:value-type="string">
            <text:p>🎭</text:p>
          </table:table-cell>
          <table:table-cell table:style-name="ce181" office:value-type="string" calcext:value-type="string">
            <text:p>Diskusia o forme učenia počas plánovania T004</text:p>
          </table:table-cell>
          <table:table-cell table:style-name="ce133"/>
          <table:table-cell table:style-name="ce170" office:value-type="float" office:value="2" calcext:value-type="float">
            <text:p>2</text:p>
          </table:table-cell>
          <table:table-cell table:style-name="ce181" office:value-type="string" calcext:value-type="string">
            <text:p>Learning Design</text:p>
          </table:table-cell>
          <table:table-cell table:style-name="ce133" office:value-type="string" calcext:value-type="string">
            <text:p>Teaching-oriented</text:p>
          </table:table-cell>
          <table:table-cell table:style-name="ce181" table:number-columns-repeated="3"/>
          <table:table-cell table:style-name="Default"/>
          <table:table-cell table:number-columns-repeated="2"/>
        </table:table-row>
        <table:table-row table:style-name="ro6">
          <table:table-cell office:value-type="string" calcext:value-type="string">
            <text:p>K023</text:p>
          </table:table-cell>
          <table:table-cell table:style-name="ce133" office:value-type="string" calcext:value-type="string">
            <text:p>AI interakcie – časová os a emócie</text:p>
          </table:table-cell>
          <table:table-cell table:style-name="ce181" office:value-type="string" calcext:value-type="string">
            <text:p>Zaznamenávanie malých interakcií, small-talkov a spätných väzieb pre orientáciu v čase</text:p>
          </table:table-cell>
          <table:table-cell table:style-name="ce133" office:value-type="string" calcext:value-type="string">
            <text:p>v návrhu</text:p>
          </table:table-cell>
          <table:table-cell table:style-name="ce133" office:value-type="string" calcext:value-type="string">
            <text:p>Smalltalks</text:p>
          </table:table-cell>
          <table:table-cell table:style-name="ce133" office:value-type="string" calcext:value-type="string">
            <text:p>AI / UX / Sebapoznani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3" calcext:value-type="date">
            <text:p>13.04.2025</text:p>
          </table:table-cell>
          <table:table-cell table:style-name="ce133" office:value-type="string" calcext:value-type="string">
            <text:p>🧭</text:p>
          </table:table-cell>
          <table:table-cell table:style-name="ce181" office:value-type="string" calcext:value-type="string">
            <text:p>Reflexia počas návrhu AI klienta – T018</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24</text:p>
          </table:table-cell>
          <table:table-cell table:style-name="ce133" office:value-type="string" calcext:value-type="string">
            <text:p>OneNote ako zdroj metadát pre AI</text:p>
          </table:table-cell>
          <table:table-cell table:style-name="ce181" office:value-type="string" calcext:value-type="string">
            <text:p>Prepájanie osobného poznámkového systému s AI klientom a projektmi</text:p>
          </table:table-cell>
          <table:table-cell table:style-name="ce133" office:value-type="string" calcext:value-type="string">
            <text:p>v návrhu</text:p>
          </table:table-cell>
          <table:table-cell table:style-name="ce133" office:value-type="string" calcext:value-type="string">
            <text:p>PersonalKMsystem</text:p>
          </table:table-cell>
          <table:table-cell table:style-name="ce133" office:value-type="string" calcext:value-type="string">
            <text:p>Integrácia / Poznámky</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3" calcext:value-type="date">
            <text:p>13.04.2025</text:p>
          </table:table-cell>
          <table:table-cell table:style-name="ce133" office:value-type="string" calcext:value-type="string">
            <text:p>🗃️</text:p>
          </table:table-cell>
          <table:table-cell table:style-name="ce181" office:value-type="string" calcext:value-type="string">
            <text:p>Väzba medzi OneNote a projektovým manažmentom – T017</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25</text:p>
          </table:table-cell>
          <table:table-cell table:style-name="ce133" office:value-type="string" calcext:value-type="string">
            <text:p>Kategorizácia TERNO podľa SDLC a 7D</text:p>
          </table:table-cell>
          <table:table-cell table:style-name="ce181" office:value-type="string" calcext:value-type="string">
            <text:p>Zaradenie každého TERNO podľa fázy vývoja a vedomostnej disciplíny</text:p>
          </table:table-cell>
          <table:table-cell table:style-name="ce133" office:value-type="string" calcext:value-type="string">
            <text:p>zaradené</text:p>
          </table:table-cell>
          <table:table-cell table:style-name="ce133" office:value-type="string" calcext:value-type="string">
            <text:p>Methodology</text:p>
          </table:table-cell>
          <table:table-cell table:style-name="ce133" office:value-type="string" calcext:value-type="string">
            <text:p>Metodika / Eviden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3-01" calcext:value-type="date">
            <text:p>01.03.2025</text:p>
          </table:table-cell>
          <table:table-cell table:style-name="ce133" office:value-type="string" calcext:value-type="string">
            <text:p>📊</text:p>
          </table:table-cell>
          <table:table-cell table:style-name="ce181" office:value-type="string" calcext:value-type="string">
            <text:p>Systematizácia potreby klasifikovať TERNA – vzniklo pri tvorbe SSOT</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14">
          <table:table-cell office:value-type="string" calcext:value-type="string">
            <text:p>K026</text:p>
          </table:table-cell>
          <table:table-cell table:style-name="ce133" office:value-type="string" calcext:value-type="string">
            <text:p>KNIFE Framework pre vývoj a učenie sa (LibreOffice, Python)</text:p>
          </table:table-cell>
          <table:table-cell table:style-name="ce181" office:value-type="string" calcext:value-type="string">
            <text:p>Jednotný rámec pre budovanie, testovanie a učenie sa v malých krokoch pomocou LibreOffice + Python. Každý krok reprezentuje samostatnú jednotku (TERNO), ktorú je možné testovať a spätne dohľadať. Vhodné na výuku aj profesionálny vývoj.</text:p>
          </table:table-cell>
          <table:table-cell table:style-name="ce133" office:value-type="string" calcext:value-type="string">
            <text:p>v procese</text:p>
          </table:table-cell>
          <table:table-cell table:style-name="ce133" office:value-type="string" calcext:value-type="string">
            <text:p>Framework / Edukačné</text:p>
          </table:table-cell>
          <table:table-cell table:style-name="ce133" office:value-type="string" calcext:value-type="string">
            <text:p>Framework / Metodika / Edukačný základ</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20" calcext:value-type="date">
            <text:p>20.04.2025</text:p>
          </table:table-cell>
          <table:table-cell table:style-name="ce133" office:value-type="string" calcext:value-type="string">
            <text:p>🔥</text:p>
          </table:table-cell>
          <table:table-cell table:style-name="ce181" office:value-type="string" calcext:value-type="string">
            <text:p>Pri vývoji Personalised Calendards vznikla potreba vytvorič si „Dieľňu“ pre LO,Projekt 05-LibreOffice, priečinok 01-PersonalisedCalendars/01-Basic-Calendar/4/terno-framework</text:p>
          </table:table-cell>
          <table:table-cell table:style-name="ce133" office:value-type="string" calcext:value-type="string">
            <text:p>LibreOffice, Python, VS Code, Testovanie, JSON, Git</text:p>
          </table:table-cell>
          <table:table-cell table:style-name="ce170" office:value-type="float" office:value="3" calcext:value-type="float">
            <text:p>3</text:p>
          </table:table-cell>
          <table:table-cell table:style-name="ce181" office:value-type="string" calcext:value-type="string">
            <text:p>Software Development</text:p>
          </table:table-cell>
          <table:table-cell table:style-name="ce133" office:value-type="string" calcext:value-type="string">
            <text:p>Scriptable</text:p>
          </table:table-cell>
          <table:table-cell table:style-name="ce181" table:number-columns-repeated="3"/>
          <table:table-cell table:style-name="Default"/>
          <table:table-cell table:number-columns-repeated="2"/>
        </table:table-row>
        <table:table-row table:style-name="ro8">
          <table:table-cell office:value-type="string" calcext:value-type="string">
            <text:p>K027</text:p>
          </table:table-cell>
          <table:table-cell table:style-name="ce133" office:value-type="string" calcext:value-type="string">
            <text:p>Git For Dummies – Central Concepts</text:p>
          </table:table-cell>
          <table:table-cell table:style-name="ce181" office:value-type="string" calcext:value-type="string">
            <text:p>Jednoduché vysvetlenie Git základov pre začiatočníkov v GitEA (organizácia, repozitár, working directory, atď.)</text:p>
          </table:table-cell>
          <table:table-cell table:style-name="ce133" office:value-type="string" calcext:value-type="string">
            <text:p>v príprave</text:p>
          </table:table-cell>
          <table:table-cell table:style-name="ce133" office:value-type="string" calcext:value-type="string">
            <text:p>Versioning / Git</text:p>
          </table:table-cell>
          <table:table-cell table:style-name="ce133" office:value-type="string" calcext:value-type="string">
            <text:p>Edukačné / Praktické</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28" calcext:value-type="date">
            <text:p>28.04.2025</text:p>
          </table:table-cell>
          <table:table-cell table:style-name="ce133" office:value-type="string" calcext:value-type="string">
            <text:p>🎯</text:p>
          </table:table-cell>
          <table:table-cell table:style-name="ce181" office:value-type="string" calcext:value-type="string">
            <text:p>Vzniklo ako základný materiál pre školenie GitEA procesov a tímovú prácu</text:p>
          </table:table-cell>
          <table:table-cell table:style-name="ce133" office:value-type="string" calcext:value-type="string">
            <text:p>Git, GitEA</text:p>
          </table:table-cell>
          <table:table-cell table:style-name="ce170" office:value-type="float" office:value="2" calcext:value-type="float">
            <text:p>2</text:p>
          </table:table-cell>
          <table:table-cell table:style-name="ce181" office:value-type="string" calcext:value-type="string">
            <text:p>Software Configuration</text:p>
          </table:table-cell>
          <table:table-cell table:style-name="ce133" office:value-type="string" calcext:value-type="string">
            <text:p>Learning-based</text:p>
          </table:table-cell>
          <table:table-cell table:style-name="ce181" table:number-columns-repeated="3"/>
          <table:table-cell table:style-name="Default"/>
          <table:table-cell table:number-columns-repeated="2"/>
        </table:table-row>
        <table:table-row table:style-name="ro15">
          <table:table-cell office:value-type="string" calcext:value-type="string">
            <text:p>K028</text:p>
          </table:table-cell>
          <table:table-cell table:style-name="ce133" office:value-type="string" calcext:value-type="string">
            <text:p>Context Aware System Ontology, Approach</text:p>
          </table:table-cell>
          <table:table-cell table:style-name="ce181" office:value-type="string" calcext:value-type="string">
            <text:p>Každé riešenie je o kontexte. Neexistuje jeden nástroj na vštky problémy. Toto zasahuje do filozofie. </text:p>
            <text:p>Všetko je riadené spoločnými princípmy, dá sa učiť od starších disciplín a ušetriť čas. TRIZ, </text:p>
          </table:table-cell>
          <table:table-cell table:style-name="ce133" office:value-type="string" calcext:value-type="string">
            <text:p>v príprave</text:p>
          </table:table-cell>
          <table:table-cell table:style-name="ce133" office:value-type="string" calcext:value-type="string">
            <text:p>CASO-CASA</text:p>
          </table:table-cell>
          <table:table-cell table:style-name="ce133" office:value-type="string" calcext:value-type="string">
            <text:p>Metodika/Framework</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1" calcext:value-type="date">
            <text:p>11.05.2025</text:p>
          </table:table-cell>
          <table:table-cell table:style-name="ce133"/>
          <table:table-cell table:style-name="ce181" office:value-type="string" calcext:value-type="string">
            <text:p>9.5. som sa opýtal na Orchideu, koľko má vlastne lupienkov…. </text:p>
            <text:p>Vznikol z toho koncept CASO, CASA, a ďalšie dialógy. O TRIZ … Epistemiologii …SFIA,</text:p>
          </table:table-cell>
          <table:table-cell table:style-name="ce133"/>
          <table:table-cell table:style-name="ce170" office:value-type="float" office:value="6.7" calcext:value-type="float">
            <text:p>6,7</text:p>
          </table:table-cell>
          <table:table-cell table:style-name="ce181" office:value-type="string" calcext:value-type="string">
            <text:p>Enterprise and Business Architecture (STPL, ARCH) Information Strategy (ITSP) Innovation (INOV) Change Implementation (CIPM) Methods and Tools (METL) Organizational Capability Development (OCDV) </text:p>
          </table:table-cell>
          <table:table-cell table:style-name="ce133" office:value-type="string" calcext:value-type="string">
            <text:p>Expert</text:p>
          </table:table-cell>
          <table:table-cell table:style-name="ce181" office:value-type="string" calcext:value-type="string">
            <text:p><text:a xlink:href="#28-CASA" xlink:type="simple">#28-CASA</text:a></text:p>
          </table:table-cell>
          <table:table-cell table:style-name="ce181" table:number-columns-repeated="2"/>
          <table:table-cell table:style-name="Default"/>
          <table:table-cell table:number-columns-repeated="2"/>
        </table:table-row>
        <table:table-row table:style-name="ro8">
          <table:table-cell office:value-type="string" calcext:value-type="string">
            <text:p>K029</text:p>
          </table:table-cell>
          <table:table-cell table:style-name="ce133" office:value-type="string" calcext:value-type="string">
            <text:p>Prostredie vývojové python pre LO</text:p>
          </table:table-cell>
          <table:table-cell table:style-name="ce181" office:value-type="string" calcext:value-type="string">
            <text:p>Profi prostredie pre pyhton dev v LO, OOODEV</text:p>
          </table:table-cell>
          <table:table-cell table:style-name="ce133" office:value-type="string" calcext:value-type="string">
            <text:p>riešené</text:p>
          </table:table-cell>
          <table:table-cell table:style-name="ce133" office:value-type="string" calcext:value-type="string">
            <text:p>Platformy=OOODEV 4 LO</text:p>
          </table:table-cell>
          <table:table-cell table:style-name="ce133" office:value-type="string" calcext:value-type="string">
            <text:p>Vývoj – Integrá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6" calcext:value-type="date">
            <text:p>16.05.2025</text:p>
          </table:table-cell>
          <table:table-cell table:style-name="ce133" office:value-type="string" calcext:value-type="string">
            <text:p>🔥</text:p>
          </table:table-cell>
          <table:table-cell table:style-name="ce181" office:value-type="string" calcext:value-type="string">
            <text:p>Po nekonecnych konfiguraciach som poziadal GPT nech najde profi riesenie. Doporucil OOPDEV, tak to idem overit</text:p>
          </table:table-cell>
          <table:table-cell table:style-name="ce133" office:value-type="string" calcext:value-type="string">
            <text:p>LO, OOODEV</text:p>
          </table:table-cell>
          <table:table-cell table:style-name="ce170" office:value-type="float" office:value="6.7" calcext:value-type="float">
            <text:p>6,7</text:p>
          </table:table-cell>
          <table:table-cell table:style-name="ce181" office:value-type="string" calcext:value-type="string">
            <text:p>Software Development</text:p>
          </table:table-cell>
          <table:table-cell table:style-name="ce133" office:value-type="string" calcext:value-type="string">
            <text:p>Solution Architect</text:p>
          </table:table-cell>
          <table:table-cell table:style-name="ce181" table:number-columns-repeated="3"/>
          <table:table-cell table:style-name="Default"/>
          <table:table-cell table:number-columns-repeated="2"/>
        </table:table-row>
        <table:table-row table:style-name="ro16">
          <table:table-cell office:value-type="string" calcext:value-type="string">
            <text:p>K030</text:p>
          </table:table-cell>
          <table:table-cell table:style-name="ce133" office:value-type="string" calcext:value-type="string">
            <text:p>Príbeh poznania SDLC</text:p>
          </table:table-cell>
          <table:table-cell table:style-name="ce181" office:value-type="string" calcext:value-type="string">
            <text:p>Pripravujem vzdelávacie kurzy, marketing cez LI, PT, YT, keby som priebezne zverejnoval svoju cestu, mal by som co pisať a bolo by to v kontexte KM, SDLC</text:p>
          </table:table-cell>
          <table:table-cell table:style-name="ce133" office:value-type="string" calcext:value-type="string">
            <text:p>V riešení</text:p>
          </table:table-cell>
          <table:table-cell table:style-name="ce133" office:value-type="string" calcext:value-type="string">
            <text:p>GitHUB pages – Edu</text:p>
          </table:table-cell>
          <table:table-cell table:style-name="ce133" office:value-type="string" calcext:value-type="string">
            <text:p>Vzdelávanie-Marketing</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7" calcext:value-type="date">
            <text:p>17.05.2025</text:p>
          </table:table-cell>
          <table:table-cell table:style-name="ce133" office:value-type="string" calcext:value-type="string">
            <text:p>🔥</text:p>
          </table:table-cell>
          <table:table-cell table:style-name="ce181" office:value-type="string" calcext:value-type="string">
            <text:p>Priprava FIIT, odchad z 365, potreba za zviditelnit a pripadne aj zarobit, dotiahnut projekty, produkty</text:p>
          </table:table-cell>
          <table:table-cell table:style-name="ce133" office:value-type="string" calcext:value-type="string">
            <text:p>GitHUB, EA, Python</text:p>
          </table:table-cell>
          <table:table-cell table:style-name="ce170" office:value-type="string" calcext:value-type="string">
            <text:p><text:span text:style-name="T28">Level 3 – </text:span><text:span text:style-name="T29">Apply</text:span><text:span text:style-name="T30"> → samostatná práca</text:span></text:p>
            <text:p><text:span text:style-name="T31">Level 5 – </text:span><text:span text:style-name="T29">Ensure, Advise</text:span><text:span text:style-name="T30"> → zodpovednosť za kvalitu, konzultant</text:span></text:p>
            <text:p><text:span text:style-name="T31">Llevel 6 – </text:span><text:span text:style-name="T29">Initiate, Influence</text:span><text:span text:style-name="T30"> → strategická iniciatíva</text:span></text:p>
          </table:table-cell>
          <table:table-cell table:style-name="ce181" office:value-type="string" calcext:value-type="string">
            <text:p>KM (Knowledge Management), EDS (Education), ITMG (Information Technology Management)</text:p>
          </table:table-cell>
          <table:table-cell table:style-name="ce133" office:value-type="string" calcext:value-type="string">
            <text:p>Self learning</text:p>
          </table:table-cell>
          <table:table-cell table:style-name="ce181" office:value-type="string" calcext:value-type="string">
            <text:p><text:s/></text:p>
          </table:table-cell>
          <table:table-cell table:style-name="ce181" table:number-columns-repeated="2"/>
          <table:table-cell table:style-name="Default"/>
          <table:table-cell table:number-columns-repeated="2"/>
        </table:table-row>
        <table:table-row table:style-name="ro17">
          <table:table-cell office:value-type="string" calcext:value-type="string">
            <text:p>K031</text:p>
          </table:table-cell>
          <table:table-cell table:style-name="ce166" office:value-type="string" calcext:value-type="string">
            <text:p>„Document-as-Code“ framework</text:p>
          </table:table-cell>
          <table:table-cell table:style-name="ce181" office:value-type="string" calcext:value-type="string">
            <text:p>Tvorba dokumentov ako SDLC proces. Diplomovky, sprievodná dokumentácia pre zákazníklov, ….</text:p>
          </table:table-cell>
          <table:table-cell table:style-name="ce133" office:value-type="string" calcext:value-type="string">
            <text:p>V riešení</text:p>
          </table:table-cell>
          <table:table-cell table:style-name="ce164" office:value-type="string" calcext:value-type="string">
            <text:p>SDLC framework</text:p>
          </table:table-cell>
          <table:table-cell table:style-name="ce133" office:value-type="string" calcext:value-type="string">
            <text:p>Praktické používanie na výuku SDLC</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8" calcext:value-type="date">
            <text:p>18.05.2025</text:p>
          </table:table-cell>
          <table:table-cell table:style-name="ce133" office:value-type="string" calcext:value-type="string">
            <text:p>🔥</text:p>
          </table:table-cell>
          <table:table-cell table:style-name="ce181" office:value-type="string" calcext:value-type="string">
            <text:p>Pri vytvaraní frameworku pre publikovanie na LI, PT, YT sme dosli k tomuto riešeniu na GITHUB ako Pages….</text:p>
          </table:table-cell>
          <table:table-cell table:style-name="ce133" office:value-type="string" calcext:value-type="string">
            <text:p>GITHyb, Pages, </text:p>
          </table:table-cell>
          <table:table-cell table:style-name="ce188" office:value-type="string" calcext:value-type="string">
            <text:p>Level 4 – Enable (alebo L5 – Ensure, ak sa zavádza vo firme)</text:p>
          </table:table-cell>
          <table:table-cell table:style-name="ce182" office:value-type="string" calcext:value-type="string">
            <text:p>NOV, METL, DTAN, DESN, DOCU</text:p>
          </table:table-cell>
          <table:table-cell table:style-name="ce182" office:value-type="string" calcext:value-type="string">
            <text:p>3 – Defined (možno dorásť na 4 – Managed)</text:p>
          </table:table-cell>
          <table:table-cell table:style-name="ce181" office:value-type="string" calcext:value-type="string">
            <text:p><text:span text:style-name="T32">📘 SFIA vysvetlenie:</text:span></text:p>
            <text:p>SFIA prvok</text:p>
            <text:p>Význam v kontexte Document-as-Code</text:p>
            <text:p>Level 4</text:p>
            <text:p>Umožňuje štandardizované použitie vo výuke alebo týme</text:p>
            <text:p>INOV</text:p>
            <text:p>Inovácie pracovných postupov</text:p>
            <text:p>METL</text:p>
            <text:p>Metodiky vývoja a dokumentácie</text:p>
            <text:p>DTAN</text:p>
            <text:p>Digitálna analýza procesov a výstupov</text:p>
            <text:p>DESN</text:p>
            <text:p>Tvorba štruktúr obsahu (dizajn dokumentácie)</text:p>
            <text:p>DOCU</text:p>
            <text:p>Správa životného cyklu dokumentov a ich prepojení</text:p>
            <text:p/>
          </table:table-cell>
          <table:table-cell table:style-name="ce181" table:number-columns-repeated="2"/>
          <table:table-cell table:style-name="Default"/>
          <table:table-cell table:number-columns-repeated="2"/>
        </table:table-row>
        <table:table-row table:style-name="ro16">
          <table:table-cell office:value-type="string" calcext:value-type="string">
            <text:p>K032</text:p>
          </table:table-cell>
          <table:table-cell table:style-name="ce166" office:value-type="string" calcext:value-type="string">
            <text:p>„Enterprise Document-integrated SDLC“</text:p>
          </table:table-cell>
          <table:table-cell table:style-name="ce166"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66" office:value-type="string" calcext:value-type="string">
            <text:p>V návrhu (alebo V riešení – podľa teba)</text:p>
          </table:table-cell>
          <table:table-cell table:style-name="ce166" office:value-type="string" calcext:value-type="string">
            <text:p>SDLC framework / Release management</text:p>
          </table:table-cell>
          <table:table-cell table:style-name="ce166" office:value-type="string" calcext:value-type="string">
            <text:p>Firemné použitie, governance, traceability</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8" calcext:value-type="date">
            <text:p>18.05.2025</text:p>
          </table:table-cell>
          <table:table-cell table:style-name="ce166" office:value-type="string" calcext:value-type="string">
            <text:p>🔥🔥</text:p>
          </table:table-cell>
          <table:table-cell table:style-name="ce166"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166" office:value-type="string" calcext:value-type="string">
            <text:p>GitHub, Gitea, Pages, MkDocs, Mermaid, Git Actions</text:p>
          </table:table-cell>
          <table:table-cell table:style-name="ce188" office:value-type="string" calcext:value-type="string">
            <text:p>Level 5 – Ensure / Advise</text:p>
          </table:table-cell>
          <table:table-cell table:style-name="ce166" office:value-type="string" calcext:value-type="string">
            <text:p>GOVN, METL, RELM, DESN, DOCU, SUBD, INOV</text:p>
          </table:table-cell>
          <table:table-cell table:style-name="ce188" office:value-type="string" calcext:value-type="string">
            <text:p>2–3 (Repeatable → Defined)</text:p>
          </table:table-cell>
          <table:table-cell table:style-name="ce181" table:number-columns-repeated="3"/>
          <table:table-cell table:style-name="Default"/>
          <table:table-cell table:number-columns-repeated="2"/>
        </table:table-row>
        <table:table-row table:style-name="ro18">
          <table:table-cell office:value-type="string" calcext:value-type="string">
            <text:p>K033</text:p>
          </table:table-cell>
          <table:table-cell table:style-name="ce133" office:value-type="string" calcext:value-type="string">
            <text:p>Smalltalk ako nástroj flowu a kontextu</text:p>
          </table:table-cell>
          <table:table-cell table:style-name="ce133" office:value-type="string" calcext:value-type="string">
            <text:p>Zber a reflexia neformálnych výrokov (smalltalkov) ako podpora tímovej pohody, flow a bezpečného kontextu.</text:p>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133" office:value-type="string" calcext:value-type="string">
            <text:p>Návrh (draft)</text:p>
          </table:table-cell>
          <table:table-cell table:style-name="ce133" office:value-type="string" calcext:value-type="string">
            <text:p>Psychológia práce / Kontext / Kultúra tímu</text:p>
          </table:table-cell>
          <table:table-cell table:style-name="ce133" office:value-type="string" calcext:value-type="string">
            <text:p>Metodika</text:p>
          </table:table-cell>
          <table:table-cell table:style-name="ce181" office:value-type="string" calcext:value-type="string">
            <text:p>smalltalk, flow, psychológia práce, humor, kultúra tímu</text:p>
          </table:table-cell>
          <table:table-cell table:style-name="ce133" office:value-type="string" calcext:value-type="string">
            <text:p>Roman Kazicka</text:p>
          </table:table-cell>
          <table:table-cell table:style-name="ce133" table:number-columns-repeated="2"/>
          <table:table-cell table:style-name="ce185" office:value-type="date" office:date-value="2025-05-20" calcext:value-type="date">
            <text:p>20.05.2025</text:p>
          </table:table-cell>
          <table:table-cell table:style-name="ce133" office:value-type="string" calcext:value-type="string">
            <text:p>Stredná až vysoká</text:p>
          </table:table-cell>
          <table:table-cell table:style-name="ce181" office:value-type="string" calcext:value-type="string">
            <text:p>Vzniklo počas spolupráce Roman K. + GPT ako reakcia na potrebu zachytiť ľudský rozmer technických rozhovorov.</text:p>
            <text:p><text:span text:style-name="T23">Vzniklo v rámci konverzácií s AI (Roman K.), ako reakcia na potrebu udržať „ľudskosť“ a kontinuitu medzi technickými a osobnými témami.</text:span></text:p>
          </table:table-cell>
          <table:table-cell table:style-name="ce133" office:value-type="string" calcext:value-type="string">
            <text:p>Markdown, GitHub, AI-dialogue, Prozaická kultúra</text:p>
          </table:table-cell>
          <table:table-cell table:style-name="ce133" office:value-type="string" calcext:value-type="string">
            <text:p>3–5</text:p>
          </table:table-cell>
          <table:table-cell table:style-name="ce181" office:value-type="string" calcext:value-type="string">
            <text:p>People management, Knowledge sharing, Collaboration</text:p>
          </table:table-cell>
          <table:table-cell table:style-name="ce133" office:value-type="string" calcext:value-type="string">
            <text:p>Emerging</text:p>
          </table:table-cell>
          <table:table-cell table:style-name="ce181" office:value-type="string" calcext:value-type="string">
            <text:p>K002, K010, K015, K021</text:p>
          </table:table-cell>
          <table:table-cell table:style-name="ce181" office:value-type="string" calcext:value-type="string">
            <text:p>SMALLTALKs.md, článok, podcast, onboarding booklet</text:p>
          </table:table-cell>
          <table:table-cell table:style-name="ce181" office:value-type="string" calcext:value-type="string">
            <text:p>Roman K.</text:p>
          </table:table-cell>
          <table:table-cell table:style-name="Default"/>
          <table:table-cell table:number-columns-repeated="2"/>
        </table:table-row>
        <table:table-row table:style-name="ro19">
          <table:table-cell office:value-type="string" calcext:value-type="string">
            <text:p>K034</text:p>
          </table:table-cell>
          <table:table-cell table:style-name="ce133" office:value-type="string" calcext:value-type="string">
            <text:p>Pracovno, finančný ekosystém</text:p>
          </table:table-cell>
          <table:table-cell table:style-name="ce181"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table:style-name="ce133" office:value-type="string" calcext:value-type="string">
            <text:p>návrh</text:p>
          </table:table-cell>
          <table:table-cell table:style-name="ce133" office:value-type="string" calcext:value-type="string">
            <text:p>Profesia Architekt urbanista na Slovensku</text:p>
          </table:table-cell>
          <table:table-cell table:style-name="ce133" office:value-type="string" calcext:value-type="string">
            <text:p>Ako na to?</text:p>
          </table:table-cell>
          <table:table-cell table:style-name="ce181" office:value-type="string" calcext:value-type="string">
            <text:p>Pracovné právo </text:p>
          </table:table-cell>
          <table:table-cell table:style-name="ce133" office:value-type="string" calcext:value-type="string">
            <text:p>Roman Kazicka</text:p>
          </table:table-cell>
          <table:table-cell table:style-name="ce133" table:number-columns-repeated="2"/>
          <table:table-cell table:style-name="ce185" office:value-type="date" office:date-value="2025-05-25" calcext:value-type="date">
            <text:p>25.05.2025</text:p>
          </table:table-cell>
          <table:table-cell table:style-name="ce133" office:value-type="string" calcext:value-type="string">
            <text:p>Vysoká</text:p>
          </table:table-cell>
          <table:table-cell table:style-name="ce181"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table:style-name="ce133" office:value-type="string" calcext:value-type="string">
            <text:p>Slovenské pracovno právne právo, obchodný zákonník, daňové zákony.</text:p>
          </table:table-cell>
          <table:table-cell table:style-name="ce170" office:value-type="string" calcext:value-type="string">
            <text:p>?</text:p>
          </table:table-cell>
          <table:table-cell table:style-name="ce181" office:value-type="string" calcext:value-type="string">
            <text:p>?</text:p>
          </table:table-cell>
          <table:table-cell table:style-name="ce133" office:value-type="string" calcext:value-type="string">
            <text:p>?</text:p>
          </table:table-cell>
          <table:table-cell table:style-name="ce181" office:value-type="string" calcext:value-type="string">
            <text:p>?</text:p>
          </table:table-cell>
          <table:table-cell table:style-name="ce181" office:value-type="string" calcext:value-type="string">
            <text:p>KNIFE na Githube</text:p>
          </table:table-cell>
          <table:table-cell table:style-name="ce181" office:value-type="string" calcext:value-type="string">
            <text:p>Roman K.</text:p>
          </table:table-cell>
          <table:table-cell table:style-name="Default"/>
          <table:table-cell table:number-columns-repeated="2"/>
        </table:table-row>
        <table:table-row table:style-name="ro8">
          <table:table-cell office:value-type="string" calcext:value-type="string">
            <text:p>K035</text:p>
          </table:table-cell>
          <table:table-cell table:style-name="ce133" office:value-type="string" calcext:value-type="string">
            <text:p>Context Aware Solutions / paradigma, solution</text:p>
          </table:table-cell>
          <table:table-cell table:style-name="ce181"/>
          <table:table-cell table:style-name="ce133" office:value-type="string" calcext:value-type="string">
            <text:p>inprogress</text:p>
          </table:table-cell>
          <table:table-cell table:style-name="ce133" office:value-type="string" calcext:value-type="string">
            <text:p>CAS-ContextAwareSolutions</text:p>
          </table:table-cell>
          <table:table-cell table:style-name="ce133"/>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26" calcext:value-type="date">
            <text:p>26.05.2025</text:p>
          </table:table-cell>
          <table:table-cell table:style-name="ce133" office:value-type="string" calcext:value-type="string">
            <text:p>Vysoka</text:p>
          </table:table-cell>
          <table:table-cell table:style-name="ce181" office:value-type="string" calcext:value-type="string">
            <text:p>postupne, ako som si robil kazno ako bude cely ekosystem vyzerat, som prisiel na staru myslienku Kontext je klucovy…</text:p>
          </table:table-cell>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36</text:p>
          </table:table-cell>
          <table:table-cell table:style-name="ce133" office:value-type="string" calcext:value-type="string">
            <text:p>Ako si vyrobit automaticke nastavovanie SSL</text:p>
          </table:table-cell>
          <table:table-cell table:style-name="ce181" office:value-type="string" calcext:value-type="string">
            <text:p>Pre FIIT PROLABORATE potrebujem SSL certifikaty, ako pre zakaznikov ako Dusan</text:p>
          </table:table-cell>
          <table:table-cell table:style-name="ce133" office:value-type="string" calcext:value-type="string">
            <text:p>finished</text:p>
          </table:table-cell>
          <table:table-cell table:style-name="ce133" office:value-type="string" calcext:value-type="string">
            <text:p>SSL certificates DIY</text:p>
          </table:table-cell>
          <table:table-cell table:style-name="ce133" office:value-type="string" calcext:value-type="string">
            <text:p>User guid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28" calcext:value-type="date">
            <text:p>28.05.2025</text:p>
          </table:table-cell>
          <table:table-cell table:style-name="ce133" office:value-type="string" calcext:value-type="string">
            <text:p>done</text:p>
          </table:table-cell>
          <table:table-cell table:style-name="ce181" office:value-type="string" calcext:value-type="string">
            <text:p>Pri obnovovani SSL certifkatov som zabijal kopec casu, teraz mam script</text:p>
          </table:table-cell>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8">
          <table:table-cell office:value-type="string" calcext:value-type="string">
            <text:p>K037</text:p>
          </table:table-cell>
          <table:table-cell table:style-name="ce133" office:value-type="string" calcext:value-type="string">
            <text:p>Sementicke a kontextove vyhladavanie nad GitHUB</text:p>
          </table:table-cell>
          <table:table-cell table:style-name="ce181" office:value-type="string" calcext:value-type="string">
            <text:p>Nestaci mat len data a informacie, je nevyhnutne ich spajat a dotazovat sa</text:p>
          </table:table-cell>
          <table:table-cell table:style-name="ce133" office:value-type="string" calcext:value-type="string">
            <text:p>Init</text:p>
          </table:table-cell>
          <table:table-cell table:style-name="ce133" office:value-type="string" calcext:value-type="string">
            <text:p>„Advanced GitHub KM Layer“</text:p>
          </table:table-cell>
          <table:table-cell table:style-name="ce133" office:value-type="string" calcext:value-type="string">
            <text:p>Advance features</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28" calcext:value-type="date">
            <text:p>28.05.2025</text:p>
          </table:table-cell>
          <table:table-cell table:style-name="ce133" office:value-type="string" calcext:value-type="string">
            <text:p>Middle</text:p>
          </table:table-cell>
          <table:table-cell table:style-name="ce181" office:value-type="string" calcext:value-type="string">
            <text:p>Pocas pripravy struktury CAS , KNIFE licencii, biznis modelu som dosiel na chybajucu vlastnost=kontextove vyhladavanie nad GITOM</text:p>
          </table:table-cell>
          <table:table-cell table:style-name="ce133"/>
          <table:table-cell table:style-name="ce170" office:value-type="string" calcext:value-type="string">
            <text:p>a</text:p>
          </table:table-cell>
          <table:table-cell table:style-name="ce181"/>
          <table:table-cell table:style-name="ce133"/>
          <table:table-cell table:style-name="ce181" table:number-columns-repeated="3"/>
          <table:table-cell table:style-name="Default"/>
          <table:table-cell table:number-columns-repeated="2"/>
        </table:table-row>
        <table:table-row table:style-name="ro20">
          <table:table-cell office:value-type="string" calcext:value-type="string">
            <text:p>K038</text:p>
          </table:table-cell>
          <table:table-cell table:style-name="ce133" office:value-type="string" calcext:value-type="string">
            <text:p>Migracia Joomla --&gt;GitHUB MkDocs</text:p>
          </table:table-cell>
          <table:table-cell table:style-name="ce182" office:value-type="string" calcext:value-type="string">
            <text:p>Zachovať históriu kurzu (2017–2025), udržať všetko v jednom hlavnom repozitári</text:p>
          </table:table-cell>
          <table:table-cell table:style-name="ce133" office:value-type="string" calcext:value-type="string">
            <text:p>Init</text:p>
          </table:table-cell>
          <table:table-cell table:number-columns-repeated="2" table:style-name="ce133" office:value-type="string" calcext:value-type="string">
            <text:p>Publishing</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6-06" calcext:value-type="date">
            <text:p>06.06.2025</text:p>
          </table:table-cell>
          <table:table-cell table:style-name="ce133" office:value-type="string" calcext:value-type="string">
            <text:p>Middle</text:p>
          </table:table-cell>
          <table:table-cell table:style-name="ce181" office:value-type="string" calcext:value-type="string">
            <text:p>Pocas pripravy STH-SDLC 2025-2026 a pocas skumania GitHUB Sites, MkDocs som dospel k nazoru, ze by bolo suber premigrovat </text:p>
            <text:p>Migrácia učebných materiálov zo starého CMS (Joomla) do modernej dokumentačnej platformy</text:p>
            <text:p/>
          </table:table-cell>
          <table:table-cell table:style-name="ce133" office:value-type="string" calcext:value-type="string">
            <text:p>JOOMLA, GIRHUB, J2XML, J2MD</text:p>
          </table:table-cell>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16">
          <table:table-cell office:value-type="string" calcext:value-type="string">
            <text:p>K039</text:p>
          </table:table-cell>
          <table:table-cell table:style-name="ce133" office:value-type="string" calcext:value-type="string">
            <text:p>GitHUB Education Framework</text:p>
          </table:table-cell>
          <table:table-cell table:style-name="ce182" office:value-type="string" calcext:value-type="string">
            <text:p>Zastrešujúci rámec pre vzdelávacie kurzy na GitHube (GitHub Classroom, Pages, Docs generátory). Definuje zásady, šablóny, publishing flow a metriky.Skillmea, SEDUO maju vlastny framework , uvodny trailer, potom odskok do platenej verzie. To iste sa da aj na GitHUB.</text:p>
          </table:table-cell>
          <table:table-cell table:style-name="ce133" office:value-type="string" calcext:value-type="string">
            <text:p>init</text:p>
          </table:table-cell>
          <table:table-cell table:number-columns-repeated="2" table:style-name="ce133" office:value-type="string" calcext:value-type="string">
            <text:p>Education Framework</text:p>
          </table:table-cell>
          <table:table-cell table:style-name="ce181" office:value-type="string" calcext:value-type="string">
            <text:p>Educations, Frameworks</text:p>
          </table:table-cell>
          <table:table-cell table:style-name="ce133" office:value-type="string" calcext:value-type="string">
            <text:p>Roman Kazicka</text:p>
          </table:table-cell>
          <table:table-cell table:style-name="ce133" table:number-columns-repeated="2"/>
          <table:table-cell table:style-name="ce185" office:value-type="date" office:date-value="2025-06-10" calcext:value-type="date">
            <text:p>10.06.2025</text:p>
          </table:table-cell>
          <table:table-cell table:style-name="ce133" office:value-type="string" calcext:value-type="string">
            <text:p>Middle</text:p>
          </table:table-cell>
          <table:table-cell table:style-name="ce182" office:value-type="string" calcext:value-type="string">
            <text:p>Pri príprave STH2025–2026 sa ukázalo, že GitHub + Pages + generátory poskytujú kompletný, otvorený a bezplatný edukačný stack.Pocas pripravy STH2025-2026- som si uvedomil, ze GitHub, HitHUb Class, Sites, MkDOks umoznuju vytvorit cely ekosystem. A zadarmo.</text:p>
          </table:table-cell>
          <table:table-cell table:style-name="ce133" office:value-type="string" calcext:value-type="string">
            <text:p>GitHUB, Active Presenter</text:p>
          </table:table-cell>
          <table:table-cell table:style-name="ce170"/>
          <table:table-cell table:style-name="ce182" office:value-type="string" calcext:value-type="string">
            <text:p>Learning-based / Methods &amp; Tools</text:p>
          </table:table-cell>
          <table:table-cell table:style-name="ce133"/>
          <table:table-cell table:style-name="ce181"/>
          <table:table-cell table:style-name="ce181" office:value-type="string" calcext:value-type="string">
            <text:p>Framework</text:p>
          </table:table-cell>
          <table:table-cell table:style-name="ce181" office:value-type="string" calcext:value-type="string">
            <text:p>ROKA</text:p>
          </table:table-cell>
          <table:table-cell table:style-name="Default"/>
          <table:table-cell table:number-columns-repeated="2"/>
        </table:table-row>
        <table:table-row table:style-name="ro20">
          <table:table-cell office:value-type="string" calcext:value-type="string">
            <text:p>K040</text:p>
          </table:table-cell>
          <table:table-cell table:style-name="ce133" office:value-type="string" calcext:value-type="string">
            <text:p>SinglePageApplication – Webabased desktop app</text:p>
          </table:table-cell>
          <table:table-cell table:style-name="ce181" office:value-type="string" calcext:value-type="string">
            <text:p>GitHUb je zaklad aj pre vyvoj aplikacii nezavislych na koncovom zariadenie SPA</text:p>
            <text:p>Je to obrovsky priestor pre tvor bu vlastnych aplikacii ako KnowMyself</text:p>
          </table:table-cell>
          <table:table-cell table:style-name="ce133" office:value-type="string" calcext:value-type="string">
            <text:p>init</text:p>
          </table:table-cell>
          <table:table-cell table:style-name="ce133" office:value-type="string" calcext:value-type="string">
            <text:p>SPA-Framework</text:p>
          </table:table-cell>
          <table:table-cell table:style-name="ce133" office:value-type="string" calcext:value-type="string">
            <text:p>SPA framework</text:p>
          </table:table-cell>
          <table:table-cell table:style-name="ce181" office:value-type="string" calcext:value-type="string">
            <text:p>Solution Development,</text:p>
            <text:p>Framework</text:p>
          </table:table-cell>
          <table:table-cell table:style-name="ce133" office:value-type="string" calcext:value-type="string">
            <text:p>Roman Kazicka</text:p>
          </table:table-cell>
          <table:table-cell table:style-name="ce133" table:number-columns-repeated="2"/>
          <table:table-cell table:style-name="ce185" office:value-type="date" office:date-value="2025-06-17" calcext:value-type="date">
            <text:p>17.06.2025</text:p>
          </table:table-cell>
          <table:table-cell table:style-name="ce133" office:value-type="string" calcext:value-type="string">
            <text:p>Low</text:p>
          </table:table-cell>
          <table:table-cell table:style-name="ce181" office:value-type="string" calcext:value-type="string">
            <text:p>Pocas pripravy webinara GitDos-Demo som si uvedomil, ze samotne nastroje pre dokumentovanie vyuzivaju VSC ako Web. Komplexne GUI ale na webe.</text:p>
          </table:table-cell>
          <table:table-cell table:style-name="ce133" office:value-type="string" calcext:value-type="string">
            <text:p>GitHUB, VUE, …</text:p>
          </table:table-cell>
          <table:table-cell table:style-name="ce170"/>
          <table:table-cell table:style-name="ce181"/>
          <table:table-cell table:style-name="ce133"/>
          <table:table-cell table:style-name="ce181"/>
          <table:table-cell table:style-name="ce181" office:value-type="string" calcext:value-type="string">
            <text:p>Framework</text:p>
          </table:table-cell>
          <table:table-cell table:style-name="ce181" office:value-type="string" calcext:value-type="string">
            <text:p>ROKA</text:p>
          </table:table-cell>
          <table:table-cell table:style-name="Default"/>
          <table:table-cell table:number-columns-repeated="2"/>
        </table:table-row>
        <table:table-row table:style-name="ro8">
          <table:table-cell office:value-type="string" calcext:value-type="string">
            <text:p>K041</text:p>
          </table:table-cell>
          <table:table-cell table:style-name="ce133" office:value-type="string" calcext:value-type="string">
            <text:p>Kontrola odpovedé študentov pomocou API na AI</text:p>
          </table:table-cell>
          <table:table-cell table:style-name="ce181" office:value-type="string" calcext:value-type="string">
            <text:p>Pre veľký počet študentov nie je možné kontrolovať odpovede na voľné otázky. AI by mohlo pomôcť.</text:p>
          </table:table-cell>
          <table:table-cell table:style-name="ce133" office:value-type="string" calcext:value-type="string">
            <text:p>in Progress</text:p>
          </table:table-cell>
          <table:table-cell table:style-name="ce133" office:value-type="string" calcext:value-type="string">
            <text:p>AI based training</text:p>
          </table:table-cell>
          <table:table-cell table:style-name="ce133" office:value-type="string" calcext:value-type="string">
            <text:p>AI in educatio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6-06-21" calcext:value-type="date">
            <text:p>21.06.2026</text:p>
          </table:table-cell>
          <table:table-cell table:style-name="ce133" office:value-type="string" calcext:value-type="string">
            <text:p>Middle</text:p>
          </table:table-cell>
          <table:table-cell table:style-name="ce181" office:value-type="string" calcext:value-type="string">
            <text:p>Počas prípravy repozitárov pre STH2025 riešim aj kontroly a komunikáciu so študentami. Je toho more, ale AI s API by bolo super.</text:p>
          </table:table-cell>
          <table:table-cell table:style-name="ce133" office:value-type="string" calcext:value-type="string">
            <text:p>API GPT</text:p>
          </table:table-cell>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21">
          <table:table-cell office:value-type="string" calcext:value-type="string">
            <text:p>K042</text:p>
          </table:table-cell>
          <table:table-cell table:style-name="ce133" office:value-type="string" calcext:value-type="string">
            <text:p>OneDrive backup to external disk on QNAP</text:p>
          </table:table-cell>
          <table:table-cell table:style-name="ce183" office:value-type="string" calcext:value-type="string">
            <text:p>This KNIFE explains how to create a full backup of your OneDrive data in cases where the local disk does not have sufficient capacity to mirror the entire cloud content. When 'Files On-Demand' is enabled, standard tools are unable to copy files – they can at best read their metadata. However, using tools like `rclone`, it becomes possible to back up the cloud directly without needing local mirroring.</text:p>
          </table:table-cell>
          <table:table-cell table:style-name="ce133" office:value-type="string" calcext:value-type="string">
            <text:p>inProgress</text:p>
          </table:table-cell>
          <table:table-cell table:style-name="ce133" office:value-type="string" calcext:value-type="string">
            <text:p>BACKUP</text:p>
          </table:table-cell>
          <table:table-cell table:style-name="ce133" office:value-type="string" calcext:value-type="string">
            <text:p>How 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7-27" calcext:value-type="date">
            <text:p>27.07.2025</text:p>
          </table:table-cell>
          <table:table-cell table:style-name="ce133" office:value-type="string" calcext:value-type="string">
            <text:p>TOP</text:p>
          </table:table-cell>
          <table:table-cell table:style-name="ce183" office:value-type="string" calcext:value-type="string">
            <text:p>Microsoft offers cloud storage up to several terabytes, but over time each storage fills up. At that point, you either have to buy more space or clean up existing data.</text:p>
            <text:p> </text:p>
            <text:p>I wanted neither. Since I had enough free capacity on an external disk connected to my QNAP NAS, I decided to create a complete copy of my OneDrive there.</text:p>
            <text:p> </text:p>
            <text:p>I had no idea it wouldn't be a trivial task.</text:p>
          </table:table-cell>
          <table:table-cell table:style-name="ce133" office:value-type="string" calcext:value-type="string">
            <text:p>rclone, Mac OS, QNAP</text:p>
          </table:table-cell>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8">
          <table:table-cell office:value-type="string" calcext:value-type="string">
            <text:p>K043</text:p>
          </table:table-cell>
          <table:table-cell table:style-name="ce133" office:value-type="string" calcext:value-type="string">
            <text:p>Základné informácie o ESG</text:p>
          </table:table-cell>
          <table:table-cell table:style-name="ce181" office:value-type="string" calcext:value-type="string">
            <text:p>Environment, Social, Government is crutial topic for human being survival. It is important to understand <text:s/>the background</text:p>
          </table:table-cell>
          <table:table-cell table:style-name="ce133" office:value-type="string" calcext:value-type="string">
            <text:p>Init</text:p>
          </table:table-cell>
          <table:table-cell table:style-name="ce133" office:value-type="string" calcext:value-type="string">
            <text:p>ESG- Krátky úvod</text:p>
          </table:table-cell>
          <table:table-cell table:style-name="ce133" office:value-type="string" calcext:value-type="string">
            <text:p>Education Explanantio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7-28" calcext:value-type="date">
            <text:p>28.07.2025</text:p>
          </table:table-cell>
          <table:table-cell table:style-name="ce133" office:value-type="string" calcext:value-type="string">
            <text:p>Low</text:p>
          </table:table-cell>
          <table:table-cell table:style-name="ce181" office:value-type="string" calcext:value-type="string">
            <text:p>I have attended mandatory training in 365 bank. Excellent lector, important topic.</text:p>
          </table:table-cell>
          <table:table-cell table:style-name="ce133" office:value-type="string" calcext:value-type="string">
            <text:p>Heart, Brain</text:p>
          </table:table-cell>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14">
          <table:table-cell office:value-type="string" calcext:value-type="string">
            <text:p>K044</text:p>
          </table:table-cell>
          <table:table-cell table:style-name="ce133" office:value-type="string" calcext:value-type="string">
            <text:p>Thunderbird – Archive-export</text:p>
          </table:table-cell>
          <table:table-cell table:style-name="ce181" office:value-type="string" calcext:value-type="string">
            <text:p>Omylom som poslal e-mail do archivu. Mam v <text:s/>poste asi 60GB udajov. Ako to riesit?</text:p>
          </table:table-cell>
          <table:table-cell table:style-name="ce133" office:value-type="string" calcext:value-type="string">
            <text:p>done md</text:p>
          </table:table-cell>
          <table:table-cell table:style-name="ce133" office:value-type="string" calcext:value-type="string">
            <text:p>UserGuide</text:p>
          </table:table-cell>
          <table:table-cell table:style-name="ce133" office:value-type="string" calcext:value-type="string">
            <text:p>How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Low</text:p>
          </table:table-cell>
          <table:table-cell table:style-name="ce181" office:value-type="string" calcext:value-type="string">
            <text:p>Pri rutinnej práci som omylom poslal e-mail do archívu. Napadlo ma, že sa niečo nové naučím. Možno ušetrím diskovú kapacitu a nestratím možnosť vyhľadávať v histórii</text:p>
          </table:table-cell>
          <table:table-cell table:style-name="ce133" office:value-type="string" calcext:value-type="string">
            <text:p>Thunderbird</text:p>
          </table:table-cell>
          <table:table-cell table:style-name="ce170" office:value-type="string" calcext:value-type="string">
            <text:p>Intermediate</text:p>
          </table:table-cell>
          <table:table-cell table:style-name="ce181" office:value-type="string" calcext:value-type="string">
            <text:p>IT Communication</text:p>
          </table:table-cell>
          <table:table-cell table:style-name="ce133" office:value-type="string" calcext:value-type="string">
            <text:p>Basic</text:p>
          </table:table-cell>
          <table:table-cell table:style-name="ce182" office:value-type="string" calcext:value-type="string">
            <text:p>Thunderbird_Import_Helper.md 🔄</text:p>
          </table:table-cell>
          <table:table-cell table:style-name="ce181" table:number-columns-repeated="2"/>
          <table:table-cell table:style-name="Default"/>
          <table:table-cell table:number-columns-repeated="2"/>
        </table:table-row>
        <table:table-row table:style-name="ro22">
          <table:table-cell office:value-type="string" calcext:value-type="string">
            <text:p>K045</text:p>
          </table:table-cell>
          <table:table-cell table:style-name="ce169" office:value-type="string" calcext:value-type="string">
            <text:p>KNIFE047 – 7S Cycle of Meaningful Knowledge</text:p>
          </table:table-cell>
          <table:table-cell table:style-name="ce181" office:value-type="string" calcext:value-type="string">
            <text:p>Nové inšpirácie ohľadne riešenia aj z pohľadu marketingu</text:p>
          </table:table-cell>
          <table:table-cell table:style-name="ce133" office:value-type="string" calcext:value-type="string">
            <text:p>init</text:p>
          </table:table-cell>
          <table:table-cell table:style-name="ce133" office:value-type="string" calcext:value-type="string">
            <text:p>Inšpirácie</text:p>
          </table:table-cell>
          <table:table-cell table:style-name="ce133" office:value-type="string" calcext:value-type="string">
            <text:p>concepts, methodology</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Low</text:p>
          </table:table-cell>
          <table:table-cell table:style-name="ce181" office:value-type="string" calcext:value-type="string">
            <text:p><text:span text:style-name="T20">KNIFE047_Reflexia_a_epistemologia.md, </text:span><text:span text:style-name="T24">KNIFE047 – Epistemológia 4Curiosis</text:span></text:p>
          </table:table-cell>
          <table:table-cell table:style-name="ce133" table:number-columns-repeated="2"/>
          <table:table-cell table:style-name="ce181" office:value-type="string" calcext:value-type="string">
            <text:p>Social Communities</text:p>
          </table:table-cell>
          <table:table-cell table:style-name="ce133" table:number-columns-repeated="2"/>
          <table:table-cell table:style-name="ce181" table:number-columns-repeated="2"/>
          <table:table-cell table:style-name="Default"/>
          <table:table-cell table:number-columns-repeated="2"/>
        </table:table-row>
        <table:table-row table:style-name="ro6">
          <table:table-cell office:value-type="string" calcext:value-type="string">
            <text:p>K046</text:p>
          </table:table-cell>
          <table:table-cell table:style-name="ce170" office:value-type="string" calcext:value-type="string">
            <text:p>AI – Agent in OpenGPT</text:p>
          </table:table-cell>
          <table:table-cell table:style-name="ce181"/>
          <table:table-cell table:style-name="ce133" office:value-type="string" calcext:value-type="string">
            <text:p>in progress</text:p>
          </table:table-cell>
          <table:table-cell table:style-name="ce133" office:value-type="string" calcext:value-type="string">
            <text:p>User Guide</text:p>
          </table:table-cell>
          <table:table-cell table:style-name="ce133" office:value-type="string" calcext:value-type="string">
            <text:p>How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Low</text:p>
          </table:table-cell>
          <table:table-cell table:style-name="ce181"/>
          <table:table-cell table:style-name="ce133" table:number-columns-repeated="2"/>
          <table:table-cell table:style-name="ce181"/>
          <table:table-cell table:style-name="ce133"/>
          <table:table-cell table:style-name="ce181" table:number-columns-repeated="3"/>
          <table:table-cell table:style-name="Default"/>
          <table:table-cell table:number-columns-repeated="2"/>
        </table:table-row>
        <table:table-row table:style-name="ro14">
          <table:table-cell office:value-type="string" calcext:value-type="string">
            <text:p>K047</text:p>
          </table:table-cell>
          <table:table-cell table:style-name="ce172" office:value-type="string" calcext:value-type="string">
            <text:p><text:span text:style-name="T8">KNIFE049 – Vyhľadávač nad OpenGPT históriou</text:span></text:p>
            <text:p/>
          </table:table-cell>
          <table:table-cell table:style-name="ce181"/>
          <table:table-cell table:style-name="ce133"/>
          <table:table-cell table:style-name="ce133" office:value-type="string" calcext:value-type="string">
            <text:p>UserGuide</text:p>
          </table:table-cell>
          <table:table-cell table:style-name="ce133"/>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table:table-cell table:style-name="ce181"/>
          <table:table-cell table:style-name="ce133" table:number-columns-repeated="2"/>
          <table:table-cell table:style-name="ce181"/>
          <table:table-cell table:style-name="ce133"/>
          <table:table-cell table:style-name="ce166" office:value-type="string" calcext:value-type="string">
            <text:p>KNIFE049_Vyhladavac.md</text:p>
          </table:table-cell>
          <table:table-cell table:style-name="ce181" table:number-columns-repeated="2"/>
          <table:table-cell table:style-name="Default"/>
          <table:table-cell table:number-columns-repeated="2"/>
        </table:table-row>
        <table:table-row table:style-name="ro6">
          <table:table-cell office:value-type="string" calcext:value-type="string">
            <text:p>K048</text:p>
          </table:table-cell>
          <table:table-cell table:style-name="ce133" office:value-type="string" calcext:value-type="string">
            <text:p>Open GPT, vytváranie prompt instructions</text:p>
          </table:table-cell>
          <table:table-cell table:style-name="ce181" office:value-type="string" calcext:value-type="string">
            <text:p>Vznizkli instrukcie pre zvedavych…</text:p>
          </table:table-cell>
          <table:table-cell table:style-name="ce133" office:value-type="string" calcext:value-type="string">
            <text:p>In progress</text:p>
          </table:table-cell>
          <table:table-cell table:style-name="ce133" office:value-type="string" calcext:value-type="string">
            <text:p>User Guide</text:p>
          </table:table-cell>
          <table:table-cell table:style-name="ce133"/>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49</text:p>
          </table:table-cell>
          <table:table-cell table:style-name="ce133" office:value-type="string" calcext:value-type="string">
            <text:p>Google analytics – Fundamentals</text:p>
          </table:table-cell>
          <table:table-cell table:style-name="ce181" office:value-type="string" calcext:value-type="string">
            <text:p>Bez spňtnej väzby je všetko náročnejšie. GA4 poskytuje marketingové spätné väzby</text:p>
          </table:table-cell>
          <table:table-cell table:style-name="ce133" office:value-type="string" calcext:value-type="string">
            <text:p>new</text:p>
          </table:table-cell>
          <table:table-cell table:style-name="ce133" office:value-type="string" calcext:value-type="string">
            <text:p>Marketing</text:p>
          </table:table-cell>
          <table:table-cell table:style-name="ce133" office:value-type="string" calcext:value-type="string">
            <text:p>How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Low</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50</text:p>
          </table:table-cell>
          <table:table-cell table:style-name="ce133" office:value-type="string" calcext:value-type="string">
            <text:p>GitHub LMS Framework </text:p>
          </table:table-cell>
          <table:table-cell table:style-name="ce181"/>
          <table:table-cell table:style-name="ce133" office:value-type="string" calcext:value-type="string">
            <text:p>new</text:p>
          </table:table-cell>
          <table:table-cell table:style-name="ce133" office:value-type="string" calcext:value-type="string">
            <text:p>Framework / Edukačné</text:p>
          </table:table-cell>
          <table:table-cell table:style-name="ce133" office:value-type="string" calcext:value-type="string">
            <text:p>Education Framework</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duplicity K041</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8">
          <table:table-cell office:value-type="string" calcext:value-type="string">
            <text:p>K051</text:p>
          </table:table-cell>
          <table:table-cell table:style-name="ce133" office:value-type="string" calcext:value-type="string">
            <text:p>Framework for Project Management in GitHUB</text:p>
          </table:table-cell>
          <table:table-cell table:style-name="ce181" office:value-type="string" calcext:value-type="string">
            <text:p>Mám strašne veľa tém, veľa úloh, ako to manažovať, aby som sa neutopil v nesplnených úlohách, prípadne nezabudol na dôležité témy a neobjavoval ich znova a znova?</text:p>
          </table:table-cell>
          <table:table-cell table:style-name="ce133" office:value-type="string" calcext:value-type="string">
            <text:p>new</text:p>
          </table:table-cell>
          <table:table-cell table:style-name="ce133" office:value-type="string" calcext:value-type="string">
            <text:p>Framewok for Project Management</text:p>
          </table:table-cell>
          <table:table-cell table:style-name="ce133" office:value-type="string" calcext:value-type="string">
            <text:p>SDLC framework</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0" calcext:value-type="date">
            <text:p>10.08.2025</text:p>
          </table:table-cell>
          <table:table-cell table:style-name="ce133" office:value-type="string" calcext:value-type="string">
            <text:p>low</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23">
          <table:table-cell office:value-type="string" calcext:value-type="string">
            <text:p>K052</text:p>
          </table:table-cell>
          <table:table-cell table:style-name="ce133" office:value-type="string" calcext:value-type="string">
            <text:p>Docusaurus Advanced Deployment Pipeline</text:p>
          </table:table-cell>
          <table:table-cell table:style-name="ce181" office:value-type="string" calcext:value-type="string">
            <text:p><text:span text:style-name="T9">Kontrola referencií v Docusaurus/MkDocs</text:span></text:p>
            <text:p><text:tab/><text:span text:style-name="T10">•</text:span><text:tab/><text:span text:style-name="T10">DRY-run, strict a full link-check, detekcia chýb na začiatku procesu</text:span></text:p>
            <text:p><text:tab/><text:span text:style-name="T10">•</text:span><text:tab/><text:span text:style-name="T10">Prevencia “nášľapných mín” pred buildom</text:span></text:p>
            <text:p><text:tab/><text:span text:style-name="T10">•</text:span><text:tab/><text:span text:style-name="T10">Možnosť zaradiť ako QA krok do CI/CD</text:span></text:p>
          </table:table-cell>
          <table:table-cell table:style-name="ce133" office:value-type="string" calcext:value-type="string">
            <text:p>new</text:p>
          </table:table-cell>
          <table:table-cell table:style-name="ce133" office:value-type="string" calcext:value-type="string">
            <text:p>Best Practice</text:p>
          </table:table-cell>
          <table:table-cell table:style-name="ce133" office:value-type="string" calcext:value-type="string">
            <text:p>„Ako si nastaviť build a deploy tak, aby ťa chránil pred sebou samým.“</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0" calcext:value-type="date">
            <text:p>10.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24">
          <table:table-cell office:value-type="string" calcext:value-type="string">
            <text:p>K053</text:p>
          </table:table-cell>
          <table:table-cell table:style-name="ce133" office:value-type="string" calcext:value-type="string">
            <text:p>Ako obnoviť stav z minulosti?</text:p>
          </table:table-cell>
          <table:table-cell table:style-name="ce181" office:value-type="string" calcext:value-type="string">
            <text:p>Ako si obnoviť pokazné súbory? Ak mám v minulosti zachytené dobré údaje, nie je problém sa k nim vrátiť.</text:p>
            <text:p><text:tab/><text:span text:style-name="T11">stash</text:span><text:span text:style-name="T12">, </text:span><text:span text:style-name="T13">branch sandbox</text:span><text:span text:style-name="T12">, práca mimo main</text:span></text:p>
            <text:p><text:tab/><text:span text:style-name="T10">•</text:span><text:tab/><text:span text:style-name="T10">Obnova priečinkov alebo súborov z konkrétneho commitu</text:span></text:p>
            <text:p><text:tab/><text:span text:style-name="T10">•</text:span><text:tab/><text:span text:style-name="T10">Praktické situácie, kedy to použiť, a ako sa vyhnúť strate dát</text:span></text:p>
          </table:table-cell>
          <table:table-cell table:style-name="ce133" office:value-type="string" calcext:value-type="string">
            <text:p>inprogress</text:p>
          </table:table-cell>
          <table:table-cell table:style-name="ce133" office:value-type="string" calcext:value-type="string">
            <text:p>Best Practice</text:p>
          </table:table-cell>
          <table:table-cell table:style-name="ce133" office:value-type="string" calcext:value-type="string">
            <text:p>Obnov mi dobré údaj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0" calcext:value-type="date">
            <text:p>10.08.2025</text:p>
          </table:table-cell>
          <table:table-cell table:style-name="ce133" office:value-type="string" calcext:value-type="string">
            <text:p>now</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25">
          <table:table-cell office:value-type="string" calcext:value-type="string">
            <text:p>K054</text:p>
          </table:table-cell>
          <table:table-cell table:style-name="ce133" office:value-type="string" calcext:value-type="string">
            <text:p>Central Panel for GIT – SDLC Git Management Makefile</text:p>
          </table:table-cell>
          <table:table-cell table:style-name="ce181" office:value-type="string" calcext:value-type="string">
            <text:p><text:span text:style-name="T10">•</text:span><text:tab/><text:span text:style-name="T10">Jeden Makefile ako „single point of control“</text:span></text:p>
            <text:p><text:tab/><text:span text:style-name="T10">•</text:span><text:tab/><text:span text:style-name="T10">Všetky Git operácie, build/deploy, kontrola odkazov, sandbox, stash management</text:span></text:p>
            <text:p><text:tab/><text:span text:style-name="T10">•</text:span><text:tab/><text:span text:style-name="T10">Prepojenie s princípom 3× merať, raz rezať</text:span></text:p>
            <text:p><text:tab/><text:span text:style-name="T10">•</text:span><text:tab/><text:span text:style-name="T10">Možnosť adaptovať pre rôzne generátory HTML (Docusaurus, MkDocs, Hugo…)</text:span></text:p>
            <text:p><text:span text:style-name="T10">Podľa mňa by si to mohol v KNIFE_Overview zaradiť aj ako </text:span><text:span text:style-name="T14">tematickú trojicu</text:span><text:span text:style-name="T15"> pod spoločný tag, napr.</text:span></text:p>
            <text:p><text:span text:style-name="T16">[KNIFE: Git-SDLC-Tools]</text:span><text:span text:style-name="T17"> alebo </text:span><text:span text:style-name="T18">[KNIFE: Git-Advanced]</text:span><text:span text:style-name="T17">.</text:span></text:p>
            <text:p><text:span text:style-name="T19">Tak sa to dá pekne použiť aj v kurze ako </text:span><text:span text:style-name="T14">jedna lekcia</text:span><text:span text:style-name="T15"> s troma kapitolami – kontrola, obnova, centrálne riadenie.</text:span></text:p>
          </table:table-cell>
          <table:table-cell table:style-name="ce133" office:value-type="string" calcext:value-type="string">
            <text:p>done md</text:p>
          </table:table-cell>
          <table:table-cell table:style-name="ce133" office:value-type="string" calcext:value-type="string">
            <text:p>Best Practice</text:p>
          </table:table-cell>
          <table:table-cell table:style-name="ce133" office:value-type="string" calcext:value-type="string">
            <text:p>Správa súborov s git odporou</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1" calcext:value-type="date">
            <text:p>11.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26">
          <table:table-cell office:value-type="string" calcext:value-type="string">
            <text:p>K055</text:p>
          </table:table-cell>
          <table:table-cell table:style-name="ce133" office:value-type="string" calcext:value-type="string">
            <text:p>AI Agent na monitoroavanie nákladov OpenGPT</text:p>
          </table:table-cell>
          <table:table-cell table:style-name="ce181" office:value-type="string" calcext:value-type="string">
            <text:p>Automatické reportovanie vstupných a výstupných tokenov.Presne tak – toto má perfektný predpoklad stať sa AI Agentom, ktorý:</text:p>
            <text:p>Vie čítať tvoje konverzácie z daného projektu.</text:p>
            <text:p>Vie ich prepojiť s tvojimi tagmi (napr. K055, Docusaurus, SDLC…)</text:p>
            <text:p>Vie spraviť sumár tokenov a nákladov za ľubovoľné obdobie.</text:p>
            <text:p>Vie urobiť porovnanie medzi projektmi (napr. “GitHub LMS” vs “KNIFE”).</text:p>
            <text:p>Vie urobiť ranking – najdrahší deň, téma, alebo dokonca konkrétny prompt.</text:p>
            <text:p>Takýto agent by si vedel zapnúť aj naprieč všetkými projektmi a raz za mesiac ti poslal “vyúčtovanie” + “Top 5 tém, ktoré pálili tokeny” + odhadovanú hodnotu v eurách.</text:p>
            <text:p>Ak chceš, môžem ti teraz:</text:p>
            <text:p>Urobiť retro-výpočet tokenov pre tento projekt (od začiatku).</text:p>
            <text:p>Pripraviť šablónu AIAgenta na token tracking, ktorú by si potom vedel spustiť v akomkoľvek projekte.</text:p>
            <text:p/>
          </table:table-cell>
          <table:table-cell table:style-name="ce133" office:value-type="string" calcext:value-type="string">
            <text:p>new</text:p>
          </table:table-cell>
          <table:table-cell table:style-name="ce133" office:value-type="string" calcext:value-type="string">
            <text:p>Management-Reporting</text:p>
          </table:table-cell>
          <table:table-cell table:style-name="ce133" office:value-type="string" calcext:value-type="string">
            <text:p>Reporting nad komunikáciou s OpenGPT formou AI Agent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1" calcext:value-type="date">
            <text:p>11.08.2025</text:p>
          </table:table-cell>
          <table:table-cell table:style-name="ce133" office:value-type="string" calcext:value-type="string">
            <text:p>now</text:p>
          </table:table-cell>
          <table:table-cell table:style-name="ce181" office:value-type="string" calcext:value-type="string">
            <text:p>V jednom okamihu sa komunikácia zastavila na strane GPT <text:s/>stým, že má náročnú ulohu, ale že dnes to bude. Tak ma napadlo, koľko také „kecanie“ konzumuje tokenov. Super príprava pre vlastné API riešenia</text:p>
          </table:table-cell>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8">
          <table:table-cell office:value-type="string" calcext:value-type="string">
            <text:p>K056</text:p>
          </table:table-cell>
          <table:table-cell table:style-name="ce133" office:value-type="string" calcext:value-type="string">
            <text:p>AI Agent na monitoroavanie nákladov OpenGPT od počiatku komunikácie</text:p>
          </table:table-cell>
          <table:table-cell table:style-name="ce181" office:value-type="string" calcext:value-type="string">
            <text:p>Aká bola intenzita komunikácie od začiatku, koľko by to stálo cez API, Ktoré témy skonzumovali najviac energie?</text:p>
          </table:table-cell>
          <table:table-cell table:style-name="ce133" office:value-type="string" calcext:value-type="string">
            <text:p>new</text:p>
          </table:table-cell>
          <table:table-cell table:style-name="ce133" office:value-type="string" calcext:value-type="string">
            <text:p>Management-Reporting-from the Past</text:p>
          </table:table-cell>
          <table:table-cell table:style-name="ce133" office:value-type="string" calcext:value-type="string">
            <text:p>Reporting od začiatku komunikáci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1" calcext:value-type="date">
            <text:p>11.08.2025</text:p>
          </table:table-cell>
          <table:table-cell table:style-name="ce133" office:value-type="string" calcext:value-type="string">
            <text:p>now</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8">
          <table:table-cell office:value-type="string" calcext:value-type="string">
            <text:p>K057</text:p>
          </table:table-cell>
          <table:table-cell table:style-name="ce133" office:value-type="string" calcext:value-type="string">
            <text:p>STEM a Makerspace ako metodika vzdelávania</text:p>
          </table:table-cell>
          <table:table-cell table:style-name="ce181" office:value-type="string" calcext:value-type="string">
            <text:p>Spoljupracujem s Makerspace od roku 2016. POJEM STEM <text:s/>som priprodzene zahrnul do <text:s/>svojich metodík. Je vhodné to zviditeľniť v mojich aktivitách</text:p>
          </table:table-cell>
          <table:table-cell table:style-name="ce133" office:value-type="string" calcext:value-type="string">
            <text:p>New</text:p>
          </table:table-cell>
          <table:table-cell table:style-name="ce133" office:value-type="string" calcext:value-type="string">
            <text:p>Methodology</text:p>
          </table:table-cell>
          <table:table-cell table:style-name="ce133" office:value-type="string" calcext:value-type="string">
            <text:p>Systém pre vzdelávani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style-name="ce133" office:value-type="string" calcext:value-type="string">
            <text:p>now</text:p>
          </table:table-cell>
          <table:table-cell table:style-name="ce181" office:value-type="string" calcext:value-type="string">
            <text:p>Počas prípravy STHDF 2025-2025 so prišiel na to, že to mám zaradiť do osnov</text:p>
          </table:table-cell>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58</text:p>
          </table:table-cell>
          <table:table-cell table:style-name="ce133" office:value-type="string" calcext:value-type="string">
            <text:p>Export Draw.io diagramu do A4 PNG</text:p>
          </table:table-cell>
          <table:table-cell table:style-name="ce181" office:value-type="string" calcext:value-type="string">
            <text:p>Ako pripraviť Drawio obázok aby sa vždy vmestil na A4 formát?</text:p>
          </table:table-cell>
          <table:table-cell table:style-name="ce133" office:value-type="string" calcext:value-type="string">
            <text:p>done md</text:p>
          </table:table-cell>
          <table:table-cell table:style-name="ce133" office:value-type="string" calcext:value-type="string">
            <text:p>User Guide</text:p>
          </table:table-cell>
          <table:table-cell table:style-name="ce133" office:value-type="string" calcext:value-type="string">
            <text:p>Ako na 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style-name="ce133" office:value-type="string" calcext:value-type="string">
            <text:p>done</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59</text:p>
          </table:table-cell>
          <table:table-cell table:style-name="ce133" office:value-type="string" calcext:value-type="string">
            <text:p>Passkey ako bezpečnostný koncept</text:p>
          </table:table-cell>
          <table:table-cell table:style-name="ce181" office:value-type="string" calcext:value-type="string">
            <text:p>Ako funguje keypass?</text:p>
          </table:table-cell>
          <table:table-cell table:style-name="ce133" office:value-type="string" calcext:value-type="string">
            <text:p>new</text:p>
          </table:table-cell>
          <table:table-cell table:style-name="ce133" office:value-type="string" calcext:value-type="string">
            <text:p>Security concept</text:p>
          </table:table-cell>
          <table:table-cell table:style-name="ce133" office:value-type="string" calcext:value-type="string">
            <text:p>Explanatio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60</text:p>
          </table:table-cell>
          <table:table-cell table:style-name="ce133" office:value-type="string" calcext:value-type="string">
            <text:p>Docusaurus slugy a routing</text:p>
          </table:table-cell>
          <table:table-cell table:style-name="ce181" office:value-type="string" calcext:value-type="string">
            <text:p>Ako fungujú SLUGS v Docusaurus</text:p>
          </table:table-cell>
          <table:table-cell table:style-name="ce133" office:value-type="string" calcext:value-type="string">
            <text:p>new</text:p>
          </table:table-cell>
          <table:table-cell office:value-type="string" calcext:value-type="string">
            <text:p>Docusaurus Concept</text:p>
          </table:table-cell>
          <table:table-cell table:style-name="ce133" office:value-type="string" calcext:value-type="string">
            <text:p>Explanatio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61</text:p>
          </table:table-cell>
          <table:table-cell office:value-type="string" calcext:value-type="string">
            <text:p>Automatické generovanie KNIFES</text:p>
          </table:table-cell>
          <table:table-cell office:value-type="string" calcext:value-type="string">
            <text:p>Ako používať automatizáciu pri generovaní KNIFES</text:p>
          </table:table-cell>
          <table:table-cell office:value-type="string" calcext:value-type="string">
            <text:p>new</text:p>
          </table:table-cell>
          <table:table-cell office:value-type="string" calcext:value-type="string">
            <text:p>User Guide</text:p>
          </table:table-cell>
          <table:table-cell office:value-type="string" calcext:value-type="string">
            <text:p>User guide</text:p>
          </table:table-cell>
          <table:table-cell table:style-name="ce108"/>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number-columns-repeated="9"/>
          <table:table-cell table:style-name="Default"/>
          <table:table-cell table:number-columns-repeated="2"/>
        </table:table-row>
        <table:table-row table:style-name="ro14">
          <table:table-cell office:value-type="string" calcext:value-type="string">
            <text:p>K062</text:p>
          </table:table-cell>
          <table:table-cell office:value-type="string" calcext:value-type="string">
            <text:p>GA4, GTN, UTM</text:p>
          </table:table-cell>
          <table:table-cell office:value-type="string" calcext:value-type="string">
            <text:p>Ako funguje AG4, TGM a UTM?</text:p>
          </table:table-cell>
          <table:table-cell office:value-type="string" calcext:value-type="string">
            <text:p>new</text:p>
          </table:table-cell>
          <table:table-cell office:value-type="string" calcext:value-type="string">
            <text:p>Marketing</text:p>
          </table:table-cell>
          <table:table-cell office:value-type="string" calcext:value-type="string">
            <text:p>User Guides, principles</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8-27" calcext:value-type="date">
            <text:p>27.08.2025</text:p>
          </table:table-cell>
          <table:table-cell office:value-type="string" calcext:value-type="string">
            <text:p>done</text:p>
          </table:table-cell>
          <table:table-cell office:value-type="string" calcext:value-type="string">
            <text:p>Marketig patrí medzi základné aktivity každého autora. Technici túto disciplínu podceňujú. Podľa metodikyu Q12 je to potrebné zabezpečeť, aby sme mali spätnú väzbu na naše aktivty z trhu.</text:p>
          </table:table-cell>
          <table:table-cell table:number-columns-repeated="7"/>
          <table:table-cell table:style-name="Default"/>
          <table:table-cell table:number-columns-repeated="2"/>
        </table:table-row>
        <table:table-row table:style-name="ro14">
          <table:table-cell office:value-type="string" calcext:value-type="string">
            <text:p>K063</text:p>
          </table:table-cell>
          <table:table-cell office:value-type="string" calcext:value-type="string">
            <text:p>MAKEFILE for KNIFE Ecosystem for Mac,Windows, Linux</text:p>
          </table:table-cell>
          <table:table-cell office:value-type="string" calcext:value-type="string">
            <text:p>Administrácia ecosystému KNIFE je pomerne komplexná úloha. Framework podporuje MacOS, Windows a Linux. MAKEFIEL umožňuje administráciu z jedného miesta.</text:p>
          </table:table-cell>
          <table:table-cell office:value-type="string" calcext:value-type="string">
            <text:p>New</text:p>
          </table:table-cell>
          <table:table-cell office:value-type="string" calcext:value-type="string">
            <text:p>Administration</text:p>
          </table:table-cell>
          <table:table-cell office:value-type="string" calcext:value-type="string">
            <text:p>GitHub Administration</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8-31" calcext:value-type="date">
            <text:p>31.08.2025</text:p>
          </table:table-cell>
          <table:table-cell office:value-type="string" calcext:value-type="string">
            <text:p>now</text:p>
          </table:table-cell>
          <table:table-cell office:value-type="string" calcext:value-type="string">
            <text:p>Pri príprave treidy sa nabaľujú nové a nové podúlohy, ktoré musi byť splnené pred vyugenerovaním samotnej triedy zo šablény pre triedu. Táto šabl=ona by mala obsahovať všetky tieto vylepšenia</text:p>
          </table:table-cell>
          <table:table-cell table:number-columns-repeated="7"/>
          <table:table-cell table:style-name="Default"/>
          <table:table-cell table:number-columns-repeated="2"/>
        </table:table-row>
        <table:table-row table:style-name="ro8">
          <table:table-cell office:value-type="string" calcext:value-type="string">
            <text:p>K064</text:p>
          </table:table-cell>
          <table:table-cell office:value-type="string" calcext:value-type="string">
            <text:p>Porovnanie biznis plánov GitHub</text:p>
          </table:table-cell>
          <table:table-cell office:value-type="string" calcext:value-type="string">
            <text:p>Aká sú štartovacie náklady na profesionálny ekosystém v rámci GitHub?</text:p>
          </table:table-cell>
          <table:table-cell office:value-type="string" calcext:value-type="string">
            <text:p>New</text:p>
          </table:table-cell>
          <table:table-cell office:value-type="string" calcext:value-type="string">
            <text:p>SubscriptionPlans</text:p>
          </table:table-cell>
          <table:table-cell office:value-type="string" calcext:value-type="string">
            <text:p>Biznis plány GitHub-Prehľad</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1" calcext:value-type="date">
            <text:p>01.09.2025</text:p>
          </table:table-cell>
          <table:table-cell office:value-type="string" calcext:value-type="string">
            <text:p>now</text:p>
          </table:table-cell>
          <table:table-cell office:value-type="string" calcext:value-type="string">
            <text:p>Počas prípravy na semster a získaní Edu Benefit ma zaujímali ceny za komenčné použitoe</text:p>
          </table:table-cell>
          <table:table-cell table:number-columns-repeated="7"/>
          <table:table-cell table:style-name="Default"/>
          <table:table-cell table:number-columns-repeated="2"/>
        </table:table-row>
        <table:table-row table:style-name="ro14">
          <table:table-cell office:value-type="string" calcext:value-type="string">
            <text:p>K065</text:p>
          </table:table-cell>
          <table:table-cell office:value-type="string" calcext:value-type="string">
            <text:p>GitHub Deployment stratégie</text:p>
          </table:table-cell>
          <table:table-cell office:value-type="string" calcext:value-type="string">
            <text:p>Deployment obsahu v GitHube sa dá vykonať viacerými spôsobmi.</text:p>
            <text:p>Obsah v MD súboroch sa dá konzumovať cez GitHub, cez Web Pages a Web Pages namapovať na vlastnú doménu. Tu je to popísané ako sa to robí</text:p>
          </table:table-cell>
          <table:table-cell office:value-type="string" calcext:value-type="string">
            <text:p>new</text:p>
          </table:table-cell>
          <table:table-cell office:value-type="string" calcext:value-type="string">
            <text:p>User Guide</text:p>
          </table:table-cell>
          <table:table-cell office:value-type="string" calcext:value-type="string">
            <text:p>Koncepty</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2" calcext:value-type="date">
            <text:p>02.09.2025</text:p>
          </table:table-cell>
          <table:table-cell office:value-type="string" calcext:value-type="string">
            <text:p>now</text:p>
          </table:table-cell>
          <table:table-cell table:number-columns-repeated="8"/>
          <table:table-cell table:style-name="Default"/>
          <table:table-cell table:number-columns-repeated="2"/>
        </table:table-row>
        <table:table-row table:style-name="ro8">
          <table:table-cell office:value-type="string" calcext:value-type="string">
            <text:p>K066</text:p>
          </table:table-cell>
          <table:table-cell office:value-type="string" calcext:value-type="string">
            <text:p>Kruhový portrét v GIMP</text:p>
          </table:table-cell>
          <table:table-cell office:value-type="string" calcext:value-type="string">
            <text:p>Pri publikovaní na Web potrebujem kruhový formát obrázkov. Najjednoduchšie je použiť GIMP. Práca na 5 minút</text:p>
          </table:table-cell>
          <table:table-cell office:value-type="string" calcext:value-type="string">
            <text:p>new</text:p>
          </table:table-cell>
          <table:table-cell office:value-type="string" calcext:value-type="string">
            <text:p>User Guide</text:p>
          </table:table-cell>
          <table:table-cell office:value-type="string" calcext:value-type="string">
            <text:p>Návod</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now</text:p>
          </table:table-cell>
          <table:table-cell table:number-columns-repeated="8"/>
          <table:table-cell table:style-name="Default"/>
          <table:table-cell table:number-columns-repeated="2"/>
        </table:table-row>
        <table:table-row table:style-name="ro16">
          <table:table-cell office:value-type="string" calcext:value-type="string">
            <text:p>K067</text:p>
          </table:table-cell>
          <table:table-cell office:value-type="string" calcext:value-type="string">
            <text:p>Kto ma pochváli, ak sa nepochválim sám?</text:p>
          </table:table-cell>
          <table:table-cell office:value-type="string" calcext:value-type="string">
            <text:p>Pre mnohých je ťažko písať o sebe. Ľahko sa skĺzne buď ku preceňovaniu, alebo naopak ku podceňovaniu.</text:p>
            <text:p>Je to ako s marketingom. Len predmetom propagácie sme my sami.</text:p>
            <text:p>Ak osa prezenetovať, pravdivo, transparentne?</text:p>
          </table:table-cell>
          <table:table-cell office:value-type="string" calcext:value-type="string">
            <text:p>new</text:p>
          </table:table-cell>
          <table:table-cell office:value-type="string" calcext:value-type="string">
            <text:p>Mentoring</text:p>
          </table:table-cell>
          <table:table-cell office:value-type="string" calcext:value-type="string">
            <text:p>Inšpirácie na hodnotový marketing seba samého</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now</text:p>
          </table:table-cell>
          <table:table-cell office:value-type="string" calcext:value-type="string">
            <text:p>Pri každej aktualizácii CV, pri každej aktualizácií profilov mám otázky, čo a ko o sebe prezentovať. Viem, že nie som sám, a hľadanie odpovedí na moje otázky, môže pomôcť aj ďalším.</text:p>
          </table:table-cell>
          <table:table-cell table:number-columns-repeated="4"/>
          <table:table-cell office:value-type="string" calcext:value-type="string">
            <text:p><text:s/>7S Cycle of Meaningful Knowledge</text:p>
          </table:table-cell>
          <table:table-cell table:number-columns-repeated="2"/>
          <table:table-cell table:style-name="Default"/>
          <table:table-cell table:number-columns-repeated="2"/>
        </table:table-row>
        <table:table-row table:style-name="ro18">
          <table:table-cell office:value-type="string" calcext:value-type="string">
            <text:p>K068</text:p>
          </table:table-cell>
          <table:table-cell office:value-type="string" calcext:value-type="string">
            <text:p>EA Fundamentals</text:p>
          </table:table-cell>
          <table:table-cell office:value-type="string" calcext:value-type="string">
            <text:p>Enterprise architect (Sparxsystems technologies) je univerzálny modelovací nástroj.</text:p>
            <text:p>Od roku 2000 ho používam prakticky na dennej báze a pomáhal mi v každej roly, do ktorej som bol angažovaný. Technické roly, ale aj v Top managemente, ITSM, TOGAF, od konceptov, top level architektúry, solutiopn architektúry, analýzy, dizajnu, testovanie, v prevádzke.</text:p>
            <text:p>EA je veľmi komplexný, má bohatú dokumentáciu, napriek tomu je učiaca krivka náročná.</text:p>
            <text:p>Webinár ponúka prehľadnou formou úkážky v podobe praktických príkladov vlastnosti ause casy v ktorý je možné EA používať.</text:p>
          </table:table-cell>
          <table:table-cell office:value-type="string" calcext:value-type="string">
            <text:p>new</text:p>
          </table:table-cell>
          <table:table-cell office:value-type="string" calcext:value-type="string">
            <text:p>Knowledge sharing</text:p>
          </table:table-cell>
          <table:table-cell office:value-type="string" calcext:value-type="string">
            <text:p>Training on the praxis-praktický webinár ako začať pracovať s technológiou Enterprise Architect.</text:p>
            <text:p>Cca 6 hodinový webinár o základných nastaveniach EA 16+</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Sparxsystems</text:p>
          </table:table-cell>
          <table:table-cell office:value-type="string" calcext:value-type="string">
            <text:p>Dokumentácia v IT – strategická hodnota, alebop strata času <text:a xlink:href="https://leanpub.com/7D" xlink:type="simple">https://leanpub.com/7D</text:a></text:p>
          </table:table-cell>
          <table:table-cell table:number-columns-repeated="7"/>
          <table:table-cell table:style-name="Default"/>
          <table:table-cell table:number-columns-repeated="2"/>
        </table:table-row>
        <table:table-row table:style-name="ro20">
          <table:table-cell office:value-type="string" calcext:value-type="string">
            <text:p>K069</text:p>
          </table:table-cell>
          <table:table-cell office:value-type="string" calcext:value-type="string">
            <text:p>7Ds-Seven Disciplines for successful solutions</text:p>
          </table:table-cell>
          <table:table-cell office:value-type="string" calcext:value-type="string">
            <text:p><text:span text:style-name="T20">Metodika je zameraná na podporu aktivít v rámci SDLC. Každá potencálna iformácia má svoje miesto. A je úplne jedno v akej technológií sa implementuje.</text:span></text:p>
            <text:p><text:span text:style-name="T20">Ja som ju implementoval ako MDG do EA Sparxsystems,</text:span></text:p>
            <text:p><text:span text:style-name="T20">Do GitHUB,</text:span></text:p>
            <text:p><text:span text:style-name="T20">Rozpravcované je vo One Note</text:span></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úto metodiku používam asi 15 rokov. Pred 10 rokmi som o nej vydal aj knihu</text:p>
          </table:table-cell>
          <table:table-cell table:number-columns-repeated="7"/>
          <table:table-cell table:style-name="Default"/>
          <table:table-cell table:number-columns-repeated="2"/>
        </table:table-row>
        <table:table-row table:style-name="ro14">
          <table:table-cell office:value-type="string" calcext:value-type="string">
            <text:p>K070</text:p>
          </table:table-cell>
          <table:table-cell office:value-type="string" calcext:value-type="string">
            <text:p>APV-Assets-Perspectives-Views, Keep Your Aseests in Order</text:p>
          </table:table-cell>
          <table:table-cell office:value-type="string" calcext:value-type="string">
            <text:p>Metodika na podporu manažmentu aktív v rámci SDLC. </text:p>
            <text:p>TAXONÓMIA, ONTOLÓGIA aktív a ich vzťahiv z pohľadu rôznych rolí, aby platilo 3RS- Right – Information-For Right Role- In Right Time</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a tejto metodike pracujem minimálne od roku 2008. 8 Rokov som ju verifikoval v VW Bratislava na cca 50000 evidovaných aktívach IT. Je to nová veľá téma, bez ktorej IT nemôže napredovať,</text:p>
          </table:table-cell>
          <table:table-cell/>
          <table:table-cell office:value-type="string" calcext:value-type="string">
            <text:p>LEVEL 6- expert</text:p>
          </table:table-cell>
          <table:table-cell office:value-type="string" calcext:value-type="string">
            <text:p>Enterprise architecture</text:p>
          </table:table-cell>
          <table:table-cell office:value-type="string" calcext:value-type="string">
            <text:p>Expert</text:p>
          </table:table-cell>
          <table:table-cell table:number-columns-repeated="3"/>
          <table:table-cell table:style-name="Default"/>
          <table:table-cell table:number-columns-repeated="2"/>
        </table:table-row>
        <table:table-row table:style-name="ro16">
          <table:table-cell office:value-type="string" calcext:value-type="string">
            <text:p>K071</text:p>
          </table:table-cell>
          <table:table-cell office:value-type="string" calcext:value-type="string">
            <text:p>Q12- Twelve quadrants for starting business</text:p>
          </table:table-cell>
          <table:table-cell office:value-type="string" calcext:value-type="string">
            <text:p>Metodika zameraná na 12 kvadrantov, ktoré je minimálne potrebné zohľadniť pri budovaní nového biznisu. Vhodné najmä pre startupy, ale aj pre každého jednotlivca, ktorý by chcel rozbehnúť vlastné podnikanie. </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úto metodiku som vypracoval pred 10 rokmi. Sám sa ňou nechávam inšpirovať, ale nie som dosť dôsledný. Plánujem to zmeniť. A aj keď nevyplňam jednotlivé kapitoly do nejakého systému, niekde v podvedmí sa riadim základnými princípmi.</text:p>
          </table:table-cell>
          <table:table-cell/>
          <table:table-cell office:value-type="string" calcext:value-type="string">
            <text:p>Level 5 – Ensure / Advise</text:p>
          </table:table-cell>
          <table:table-cell office:value-type="string" calcext:value-type="string">
            <text:p>Biznis development</text:p>
          </table:table-cell>
          <table:table-cell office:value-type="string" calcext:value-type="string">
            <text:p>Beginner</text:p>
          </table:table-cell>
          <table:table-cell table:number-columns-repeated="3"/>
          <table:table-cell table:style-name="Default"/>
          <table:table-cell table:number-columns-repeated="2"/>
        </table:table-row>
        <table:table-row table:style-name="ro16">
          <table:table-cell office:value-type="string" calcext:value-type="string">
            <text:p>K072</text:p>
          </table:table-cell>
          <table:table-cell office:value-type="string" calcext:value-type="string">
            <text:p>SDLC-Solution Development Life Cycle</text:p>
          </table:table-cell>
          <table:table-cell office:value-type="string" calcext:value-type="string">
            <text:p>Táto metodika vychádza z univerzálneho V – modelu. Podporuje princíly vuizuálneho manažmentu v rámci celého ťivotného cyklu riešení. To záhŕňa desiatky rolí a stovky rolí v rátane zákazníka, dodávateľa, subdodávateľov, a podnikateľského prostredia, regulátorov, zákonov, politickej situácie</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Od začiatku svojej profesionálnej kariéry vychádzam z V modelu a jeho princípov. Nie vždy dodržujem princípy, z rôznych dôvodov, ale pomáha mi to pochopiť kontext celého riešenia</text:p>
          </table:table-cell>
          <table:table-cell/>
          <table:table-cell office:value-type="string" calcext:value-type="string">
            <text:p>Level 3 – Apply → samostatná práca</text:p>
          </table:table-cell>
          <table:table-cell office:value-type="string" calcext:value-type="string">
            <text:p>Solution Development</text:p>
          </table:table-cell>
          <table:table-cell office:value-type="string" calcext:value-type="string">
            <text:p>Beginner</text:p>
          </table:table-cell>
          <table:table-cell table:number-columns-repeated="3"/>
          <table:table-cell table:style-name="Default"/>
          <table:table-cell table:number-columns-repeated="2"/>
        </table:table-row>
        <table:table-row table:style-name="ro14">
          <table:table-cell office:value-type="string" calcext:value-type="string">
            <text:p>K073</text:p>
          </table:table-cell>
          <table:table-cell office:value-type="string" calcext:value-type="string">
            <text:p>Lean canvas</text:p>
          </table:table-cell>
          <table:table-cell office:value-type="string" calcext:value-type="string">
            <text:p>Implemetácia Lean canvas do celkového frameworku pre podporu vytvárania riešení. Patrí ku metodike Q12</text:p>
          </table:table-cell>
          <table:table-cell office:value-type="string" calcext:value-type="string">
            <text:p>done md</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8-05" calcext:value-type="date">
            <text:p>05.08.2025</text:p>
          </table:table-cell>
          <table:table-cell office:value-type="string" calcext:value-type="string">
            <text:p>medium</text:p>
          </table:table-cell>
          <table:table-cell office:value-type="string" calcext:value-type="string">
            <text:p>Každé riešenie si zaslúži analýzu z pohľadu jednoduchého biznis plánu. Pokiaľ nemám aspoň koncept bisnis plánu, aké je šanca na úsešnú realizáciu projektu?</text:p>
          </table:table-cell>
          <table:table-cell/>
          <table:table-cell office:value-type="string" calcext:value-type="string">
            <text:p>Level 3 – Apply → samostatná práca </text:p>
          </table:table-cell>
          <table:table-cell office:value-type="string" calcext:value-type="string">
            <text:p>Bisnis development</text:p>
          </table:table-cell>
          <table:table-cell office:value-type="string" calcext:value-type="string">
            <text:p>Beginner</text:p>
          </table:table-cell>
          <table:table-cell table:number-columns-repeated="3"/>
          <table:table-cell table:style-name="Default"/>
          <table:table-cell table:number-columns-repeated="2"/>
        </table:table-row>
        <table:table-row table:style-name="ro27">
          <table:table-cell office:value-type="string" calcext:value-type="string">
            <text:p>K074</text:p>
          </table:table-cell>
          <table:table-cell office:value-type="string" calcext:value-type="string">
            <text:p>CAA- Context Aware Approach, CASY-Context Aware Systems, CASo-Context Aware Solution</text:p>
          </table:table-cell>
          <table:table-cell office:value-type="string" calcext:value-type="string">
            <text:p>Neexistuje situácia, kedy môžeme ignorovať kontext. Neznalosť tohto princípu vedie k obrovským nepochopeniam, chybám, manipuláciam, sporom. Úplne zbytočne. Ak sa na začiatku ujasní kontext, tak okamžite sa dostavuje porozumenie a nastáva konštruktívny prístup.</text:p>
            <text:p>Tam kde sa precuje s manipáciami, je takmer isté, že ss vedome , ale aj neveome menia kontexty. Hovorí sa „Ja o koze a ty o voze“ , ale každý si myslí, že má pravdu, že ten druhý je blbec. A to nehovorím o politickej manipulácii zámerného podsúvania iných kontextov bez objasnenia kontextov. </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 na Solution development</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a každom kroku  sa stretávam s nepochopením tohto  základného princípu. Ujasnime si naše kontexty a potom sa rozprávajme.</text:p>
            <text:p>Ak to takto pomenujeme, okamžite odhalíme vedomé manipulácie, prípadne znížime nevedomé nedorozumenia.</text:p>
            <text:p> Napríklad diskusia „Čo je lepšie Apple alebo windows“,</text:p>
            <text:p>BMW alebo DACIA?</text:p>
            <text:p>Bentley alebo MAIBACH?</text:p>
            <text:p>Ak si ujasníme kontext, aké kritéria, v akej situáci je ktoré riešenie lepšie, prestáva byť priestor na spor, a vytvára sa konštrukívna atmosf=éra na riešenia kéhokoľvek problému, v malom, aj vo veľkom.</text:p>
            <text:p/>
          </table:table-cell>
          <table:table-cell/>
          <table:table-cell office:value-type="string" calcext:value-type="string">
            <text:p>LEVEL 6- expert</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3"/>
          <table:table-cell table:style-name="Default"/>
          <table:table-cell table:number-columns-repeated="2"/>
        </table:table-row>
        <table:table-row table:style-name="ro20">
          <table:table-cell office:value-type="string" calcext:value-type="string">
            <text:p>K075</text:p>
          </table:table-cell>
          <table:table-cell table:style-name="ce173" office:value-type="string" calcext:value-type="string">
            <text:p>KNIFE047 – 7S Cycle of Meaningful Knowledge</text:p>
          </table:table-cell>
          <table:table-cell office:value-type="string" calcext:value-type="string">
            <text:p>Moderné technológie umožňujú využívať a zneužívať rôzne techniky marketingu. Čo si zvolíme PUSH, alebo PULL prístup. Táto metodika je zameraná na PULL marketing. </text:p>
            <text:p>Rešpekt slobodn=ho rozhodovania bez akéhokoľvek nátlaku (napr. časovo limitované zľavy)</text:p>
            <text:p>Marketing budovaný na základe dôvery a spoločných hodnôt</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 na hodnotvý markerting – PULL marketing</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emám rád nátlakový marketing. Snažím sa budovať osobnú značku, dobrú reputáciu, dôveru bez nátlaku, na základu kvaluty a rešpektu.</text:p>
          </table:table-cell>
          <table:table-cell/>
          <table:table-cell office:value-type="string" calcext:value-type="string">
            <text:p>LEVEL 2</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3"/>
          <table:table-cell table:style-name="Default"/>
          <table:table-cell table:number-columns-repeated="2"/>
        </table:table-row>
        <table:table-row table:style-name="ro28">
          <table:table-cell office:value-type="string" calcext:value-type="string">
            <text:p>K076</text:p>
          </table:table-cell>
          <table:table-cell office:value-type="string" calcext:value-type="string">
            <text:p>Language as a Bridge (AI ako most medzi jazykmi)</text:p>
          </table:table-cell>
          <table:table-cell office:value-type="string" calcext:value-type="string">
            <text:p><text:span text:style-name="T21">Language as a Bridge</text:span><text:span text:style-name="T22"> → implementácia, nástroje, procesy (ako).</text:span></text:p>
          </table:table-cell>
          <table:table-cell office:value-type="string" calcext:value-type="string">
            <text:p>ongoing</text:p>
          </table:table-cell>
          <table:table-cell office:value-type="string" calcext:value-type="string">
            <text:p>Implementácia</text:p>
          </table:table-cell>
          <table:table-cell office:value-type="string" calcext:value-type="string">
            <text:p>Implementácia, nástroje, Procesy</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ext:span text:style-name="T25">Typ:</text:span><text:span text:style-name="T26"> Praktický návod / Metodika</text:span></text:p>
            <text:p><text:tab/><text:span text:style-name="T26">•</text:span><text:tab/><text:span text:style-name="T25">Status:</text:span><text:span text:style-name="T26"> Draft</text:span></text:p>
            <text:p><text:tab/><text:span text:style-name="T26">•</text:span><text:tab/><text:span text:style-name="T25">Obsah:</text:span></text:p>
            <text:p><text:tab/><text:span text:style-name="T27">1.</text:span><text:tab/><text:span text:style-name="T27">Stručný recap LaaS (odkaz na K055).</text:span></text:p>
            <text:p><text:tab/><text:span text:style-name="T27">2.</text:span><text:tab/><text:span text:style-name="T27">Ako AI umožňuje mosty medzi jazykmi.</text:span></text:p>
            <text:p><text:tab/><text:span text:style-name="T27">3.</text:span><text:tab/><text:span text:style-name="T27">GitHub CI/CD príklady (preklady Markdown súborov).</text:span></text:p>
            <text:p><text:tab/><text:span text:style-name="T27">4.</text:span><text:tab/><text:span text:style-name="T27">LinkedIn posty – autenticita v materinskom jazyku vs. preklad pre globálne publikum.</text:span></text:p>
            <text:p><text:tab/><text:span text:style-name="T27">5.</text:span><text:tab/><text:span text:style-name="T27">Dopady pre študentov (písať autenticky, AI sa postará o zvyšok).</text:span></text:p>
            <text:p><text:tab/><text:span text:style-name="T26">•</text:span><text:tab/><text:span text:style-name="T25">Motto:</text:span></text:p>
            <text:p><text:span text:style-name="T27">„Jazyk nemusí byť bariérou. AI stavia mosty, aby sme mohli každý rásť na vlastnej pôde.“</text:span></text:p>
          </table:table-cell>
          <table:table-cell/>
          <table:table-cell office:value-type="string" calcext:value-type="string">
            <text:p>LEVEL 6- expert</text:p>
          </table:table-cell>
          <table:table-cell office:value-type="string" calcext:value-type="string">
            <text:p>Solution Development</text:p>
          </table:table-cell>
          <table:table-cell office:value-type="string" calcext:value-type="string">
            <text:p>Expert</text:p>
          </table:table-cell>
          <table:table-cell table:style-name="Default" office:value-type="string" calcext:value-type="string">
            <text:p><text:span text:style-name="T25">055 – KNIFE_LaaS</text:span><text:span text:style-name="T26"> → fundament, hodnoty, filozofia (prečo a čo).</text:span></text:p>
          </table:table-cell>
          <table:table-cell table:number-columns-repeated="2"/>
          <table:table-cell table:style-name="Default"/>
          <table:table-cell table:number-columns-repeated="2"/>
        </table:table-row>
        <table:table-row table:style-name="ro14">
          <table:table-cell office:value-type="string" calcext:value-type="string">
            <text:p>K077</text:p>
          </table:table-cell>
          <table:table-cell office:value-type="string" calcext:value-type="string">
            <text:p>Čo znamená slovo že je niečo idempotentné?</text:p>
          </table:table-cell>
          <table:table-cell office:value-type="string" calcext:value-type="string">
            <text:p>Dosť často sa začalo používať slovo idempotentná operácia. Ako to ale vzniklo? Prečo to vzniklo?</text:p>
          </table:table-cell>
          <table:table-cell office:value-type="string" calcext:value-type="string">
            <text:p>now</text:p>
          </table:table-cell>
          <table:table-cell office:value-type="string" calcext:value-type="string">
            <text:p>Glossary</text:p>
          </table:table-cell>
          <table:table-cell office:value-type="string" calcext:value-type="string">
            <text:p>Vysvetlenie pojmu</text:p>
          </table:table-cell>
          <table:table-cell table:style-name="ce108"/>
          <table:table-cell office:value-type="string" calcext:value-type="string">
            <text:p>Roman Kazička</text:p>
          </table:table-cell>
          <table:table-cell table:number-columns-repeated="2"/>
          <table:table-cell office:value-type="date" office:date-value="2029-09-15" calcext:value-type="date">
            <text:p>15.09.2029</text:p>
          </table:table-cell>
          <table:table-cell office:value-type="string" calcext:value-type="string">
            <text:p>medium</text:p>
          </table:table-cell>
          <table:table-cell office:value-type="string" calcext:value-type="string">
            <text:p>Pri príprave štruktúry adresárov pre repozitár ročníka publik sme prišli ku skriptu, ktorý nazval AI idempotentný skript. Požiadal som o vysvetlenie aj s históriou slova</text:p>
          </table:table-cell>
          <table:table-cell table:number-columns-repeated="4"/>
          <table:table-cell table:style-name="Default"/>
          <table:table-cell table:number-columns-repeated="2"/>
          <table:table-cell table:style-name="Default"/>
          <table:table-cell table:number-columns-repeated="2"/>
        </table:table-row>
        <table:table-row table:style-name="ro8">
          <table:table-cell office:value-type="string" calcext:value-type="string">
            <text:p>K078</text:p>
          </table:table-cell>
          <table:table-cell table:style-name="ce175" office:value-type="string" calcext:value-type="string">
            <text:p>Docusaurus-vs-github-pages-package-json</text:p>
          </table:table-cell>
          <table:table-cell office:value-type="string" calcext:value-type="string">
            <text:p>Ako vytvoriť OS agnostcké prostredie pre KNIFE? Poznanie architektúry odpovie na otázku jednotného systému pre vývoj KNIFES</text:p>
          </table:table-cell>
          <table:table-cell office:value-type="string" calcext:value-type="string">
            <text:p>now</text:p>
          </table:table-cell>
          <table:table-cell office:value-type="string" calcext:value-type="string">
            <text:p>Explanation</text:p>
          </table:table-cell>
          <table:table-cell table:style-name="ce176" office:value-type="string" calcext:value-type="string">
            <text:p>Docusaurus vs. GitHub Pages. Architektúra</text:p>
          </table:table-cell>
          <table:table-cell table:style-name="ce108"/>
          <table:table-cell office:value-type="string" calcext:value-type="string">
            <text:p>Roman Kazička</text:p>
          </table:table-cell>
          <table:table-cell table:number-columns-repeated="2"/>
          <table:table-cell office:value-type="date" office:date-value="2025-09-17" calcext:value-type="date">
            <text:p>17.09.2025</text:p>
          </table:table-cell>
          <table:table-cell office:value-type="string" calcext:value-type="string">
            <text:p>medium</text:p>
          </table:table-cell>
          <table:table-cell office:value-type="string" calcext:value-type="string">
            <text:p>Počas prípravyi ekosystému pre windows, vznikla potreba aká je architektúra GitHub a Docusaurus a ako to urobiť univerzálne</text:p>
          </table:table-cell>
          <table:table-cell office:value-type="string" calcext:value-type="string">
            <text:p>GitHub, React, Docusaurus</text:p>
          </table:table-cell>
          <table:table-cell table:number-columns-repeated="6"/>
          <table:table-cell table:style-name="Default"/>
          <table:table-cell table:number-columns-repeated="2"/>
        </table:table-row>
        <table:table-row table:style-name="ro16">
          <table:table-cell office:value-type="string" calcext:value-type="string">
            <text:p>K079</text:p>
          </table:table-cell>
          <table:table-cell office:value-type="string" calcext:value-type="string">
            <text:p>Transparentná -Stabilná infraštruktúra pre Sites</text:p>
          </table:table-cell>
          <table:table-cell office:value-type="string" calcext:value-type="string">
            <text:p>Počas práce s GitHub a Pages je potrebné mať zladené prostredie na klientovi a na serveri. Lokál je závislý od OS, od verzí vývojových nástrojov. Ideálne by bolo, keby existovalo stabilné, opakovateľné prostredie pre vytvorenie lokálneho prostredia, bez ohľadu na operačný systém na klientovi – Windows, Mac, Linux.</text:p>
          </table:table-cell>
          <table:table-cell office:value-type="string" calcext:value-type="string">
            <text:p>idea</text:p>
          </table:table-cell>
          <table:table-cell office:value-type="string" calcext:value-type="string">
            <text:p>Infrastructure</text:p>
          </table:table-cell>
          <table:table-cell office:value-type="string" calcext:value-type="string">
            <text:p>Návod na riešenie</text:p>
          </table:table-cell>
          <table:table-cell table:style-name="ce108"/>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hi</text:p>
          </table:table-cell>
          <table:table-cell office:value-type="string" calcext:value-type="string">
            <text:p>Keby som mal vlasy, boli by ako sned na horách. Keby som sa nerozhodol pre Sites, tedz Web prístup ku svojmu obsahu, ušetril by som množstvo času. Ale stratil by som základnú hodnotu- Jednoduchý Web prístup k tomuto obsahu.</text:p>
          </table:table-cell>
          <table:table-cell office:value-type="string" calcext:value-type="string">
            <text:p>GitHUb, React, Docusaurus, Windows, Mac, Linux</text:p>
          </table:table-cell>
          <table:table-cell office:value-type="string" calcext:value-type="string">
            <text:p>LEVEL -6-Expert</text:p>
          </table:table-cell>
          <table:table-cell office:value-type="string" calcext:value-type="string">
            <text:p>Architecture</text:p>
          </table:table-cell>
          <table:table-cell office:value-type="string" calcext:value-type="string">
            <text:p>Expert</text:p>
          </table:table-cell>
          <table:table-cell table:number-columns-repeated="3"/>
          <table:table-cell table:style-name="Default"/>
          <table:table-cell table:number-columns-repeated="2"/>
        </table:table-row>
        <table:table-row table:style-name="ro8">
          <table:table-cell office:value-type="string" calcext:value-type="string">
            <text:p>K080</text:p>
          </table:table-cell>
          <table:table-cell office:value-type="string" calcext:value-type="string">
            <text:p>Ako urobiť text v MD atraktívnejší (emoji)</text:p>
          </table:table-cell>
          <table:table-cell office:value-type="string" calcext:value-type="string">
            <text:p>Čítanie s porozumením je veľmi náročná disciplína. Preto je dôležité priblížiť text ku príbehu pomocou malých obrázkov. Dobrý kandif’dát je EMOJI</text:p>
          </table:table-cell>
          <table:table-cell office:value-type="string" calcext:value-type="string">
            <text:p>done md</text:p>
          </table:table-cell>
          <table:table-cell office:value-type="string" calcext:value-type="string">
            <text:p>UserGuide pre Markdown</text:p>
          </table:table-cell>
          <table:table-cell office:value-type="string" calcext:value-type="string">
            <text:p>Návod na riešenia</text:p>
          </table:table-cell>
          <table:table-cell table:style-name="ce108"/>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low</text:p>
          </table:table-cell>
          <table:table-cell office:value-type="string" calcext:value-type="string">
            <text:p>Pri písaní KNIFE človek potrebuje písať rýchlo, lebo KNIFE nie je jeho primárny cieľ. Každá pomôcka <text:s/>je cenná, šetrí čas.</text:p>
          </table:table-cell>
          <table:table-cell office:value-type="string" calcext:value-type="string">
            <text:p>Markdown</text:p>
          </table:table-cell>
          <table:table-cell office:value-type="string" calcext:value-type="string">
            <text:p>beginer</text:p>
          </table:table-cell>
          <table:table-cell office:value-type="string" calcext:value-type="string">
            <text:p>Documentation</text:p>
          </table:table-cell>
          <table:table-cell table:number-columns-repeated="4"/>
          <table:table-cell table:style-name="Default"/>
          <table:table-cell table:number-columns-repeated="2"/>
        </table:table-row>
        <table:table-row table:style-name="ro20">
          <table:table-cell office:value-type="string" calcext:value-type="string">
            <text:p>K081</text:p>
          </table:table-cell>
          <table:table-cell office:value-type="string" calcext:value-type="string">
            <text:p>Aktualizácia komponentov pre Docusaurus</text:p>
          </table:table-cell>
          <table:table-cell office:value-type="string" calcext:value-type="string">
            <text:p>Všetko má životný cyklus. Naše dokumenty, ale aj systémy a nástroje, ktoré používame. Preto nikdy nemáme stabilné, nemenné prostredie. Tak Aj docusaurus sa stále mní a vznikajú závislosti a človek sa môže zblázniť a rieši infraštruktúru a nie to čo potrebuje riešiť.</text:p>
          </table:table-cell>
          <table:table-cell office:value-type="string" calcext:value-type="string">
            <text:p>done md</text:p>
          </table:table-cell>
          <table:table-cell office:value-type="string" calcext:value-type="string">
            <text:p>UserGuide</text:p>
          </table:table-cell>
          <table:table-cell office:value-type="string" calcext:value-type="string">
            <text:p>Návod na riešenie</text:p>
          </table:table-cell>
          <table:table-cell table:style-name="ce108"/>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low</text:p>
          </table:table-cell>
          <table:table-cell office:value-type="string" calcext:value-type="string">
            <text:p>Keď si už myslíš, že si dokončil svoju pácu a chceš ísť spať, commitneš poslednú zmenu, otestovanú na lokáli a pusnesh to na server, už sa tešíš do postele, ale preds apo očku pozrieť na server či ti to builduje…. Červená ikona ťa vyvedie z omylu…. A začínaš nočnú. Nie v posteli ale za klávesnicou…</text:p>
          </table:table-cell>
          <table:table-cell office:value-type="string" calcext:value-type="string">
            <text:p>Development, Maintenance</text:p>
          </table:table-cell>
          <table:table-cell office:value-type="string" calcext:value-type="string">
            <text:p>L1-L8 everybody</text:p>
          </table:table-cell>
          <table:table-cell office:value-type="string" calcext:value-type="string">
            <text:p>Maintenence</text:p>
          </table:table-cell>
          <table:table-cell table:number-columns-repeated="4"/>
          <table:table-cell table:style-name="Default"/>
          <table:table-cell table:number-columns-repeated="2"/>
        </table:table-row>
        <table:table-row table:style-name="ro16">
          <table:table-cell office:value-type="string" calcext:value-type="string">
            <text:p>K082</text:p>
          </table:table-cell>
          <table:table-cell office:value-type="string" calcext:value-type="string">
            <text:p>Ako aktivovať na GitHube EDU benefity</text:p>
          </table:table-cell>
          <table:table-cell office:value-type="string" calcext:value-type="string">
            <text:p>Pokiaľ <text:s/>spĺňa používateľ kritériá GitHub, môže dostať pre seba pre svoj profil status člena EDU organizácie. Má to viaceroo výhod ako Sites pre privátne repositáre, čo by stálo 3€/mesiac. Detailnejšie v inom Knife. V tomto príspevku je samotná aktivácia týchto benefitov</text:p>
          </table:table-cell>
          <table:table-cell office:value-type="string" calcext:value-type="string">
            <text:p>in progress</text:p>
          </table:table-cell>
          <table:table-cell office:value-type="string" calcext:value-type="string">
            <text:p>UserGuide</text:p>
          </table:table-cell>
          <table:table-cell office:value-type="string" calcext:value-type="string">
            <text:p>Návod na riešenie</text:p>
          </table:table-cell>
          <table:table-cell table:style-name="ce108"/>
          <table:table-cell office:value-type="string" calcext:value-type="string">
            <text:p>Roman Kazička</text:p>
          </table:table-cell>
          <table:table-cell table:number-columns-repeated="2"/>
          <table:table-cell office:value-type="date" office:date-value="2025-09-26" calcext:value-type="date">
            <text:p>26.09.2025</text:p>
          </table:table-cell>
          <table:table-cell office:value-type="string" calcext:value-type="string">
            <text:p>low</text:p>
          </table:table-cell>
          <table:table-cell table:number-columns-repeated="8"/>
          <table:table-cell table:style-name="Default"/>
          <table:table-cell table:number-columns-repeated="2"/>
        </table:table-row>
        <table:table-row table:style-name="ro6">
          <table:table-cell office:value-type="string" calcext:value-type="string">
            <text:p>K083</text:p>
          </table:table-cell>
          <table:table-cell office:value-type="string" calcext:value-type="string">
            <text:p>Testovací knife2</text:p>
          </table:table-cell>
          <table:table-cell office:value-type="string" calcext:value-type="string">
            <text:p>Tento riadok slúži na overenie funkčnosti generátora</text:p>
          </table:table-cell>
          <table:table-cell office:value-type="string" calcext:value-type="string">
            <text:p>testing</text:p>
          </table:table-cell>
          <table:table-cell office:value-type="string" calcext:value-type="string">
            <text:p>Testy</text:p>
          </table:table-cell>
          <table:table-cell/>
          <table:table-cell table:style-name="ce108"/>
          <table:table-cell office:value-type="string" calcext:value-type="string">
            <text:p>Roman Kazicka</text:p>
          </table:table-cell>
          <table:table-cell office:value-type="string" calcext:value-type="string">
            <text:p>RKA_K085</text:p>
          </table:table-cell>
          <table:table-cell/>
          <table:table-cell office:value-type="date" office:date-value="2025-09-27" calcext:value-type="date">
            <text:p>27.09.2025</text:p>
          </table:table-cell>
          <table:table-cell/>
          <table:table-cell office:value-type="string" calcext:value-type="string">
            <text:p>len tak</text:p>
          </table:table-cell>
          <table:table-cell table:number-columns-repeated="7"/>
          <table:table-cell table:style-name="Default"/>
          <table:table-cell table:number-columns-repeated="2"/>
        </table:table-row>
        <table:table-row table:style-name="ro6">
          <table:table-cell office:value-type="string" calcext:value-type="string">
            <text:p>K084</text:p>
          </table:table-cell>
          <table:table-cell office:value-type="string" calcext:value-type="string">
            <text:p>Testovací knife3</text:p>
          </table:table-cell>
          <table:table-cell office:value-type="string" calcext:value-type="string">
            <text:p>Tento riadok slúži na overenie funkčnosti generátora</text:p>
          </table:table-cell>
          <table:table-cell office:value-type="string" calcext:value-type="string">
            <text:p>testing</text:p>
          </table:table-cell>
          <table:table-cell office:value-type="string" calcext:value-type="string">
            <text:p>Testy</text:p>
          </table:table-cell>
          <table:table-cell/>
          <table:table-cell table:style-name="ce108"/>
          <table:table-cell office:value-type="string" calcext:value-type="string">
            <text:p>Roman Kazicka</text:p>
          </table:table-cell>
          <table:table-cell office:value-type="string" calcext:value-type="string">
            <text:p>RKA_K085</text:p>
          </table:table-cell>
          <table:table-cell/>
          <table:table-cell office:value-type="date" office:date-value="2025-09-27" calcext:value-type="date">
            <text:p>27.09.2025</text:p>
          </table:table-cell>
          <table:table-cell/>
          <table:table-cell office:value-type="string" calcext:value-type="string">
            <text:p>len tak</text:p>
          </table:table-cell>
          <table:table-cell table:number-columns-repeated="7"/>
          <table:table-cell table:style-name="Default"/>
          <table:table-cell table:number-columns-repeated="2"/>
        </table:table-row>
        <table:table-row table:style-name="ro6" table:number-rows-repeated="8">
          <table:table-cell table:number-columns-repeated="6"/>
          <table:table-cell table:style-name="ce108"/>
          <table:table-cell table:number-columns-repeated="13"/>
          <table:table-cell table:style-name="Default"/>
          <table:table-cell table:number-columns-repeated="2"/>
        </table:table-row>
        <table:table-row table:style-name="ro6" table:number-rows-repeated="3">
          <table:table-cell table:number-columns-repeated="20"/>
          <table:table-cell table:style-name="Default"/>
          <table:table-cell table:number-columns-repeated="2"/>
        </table:table-row>
        <table:table-row table:style-name="ro6" table:number-rows-repeated="1048478">
          <table:table-cell table:number-columns-repeated="23"/>
        </table:table-row>
        <table:table-row table:style-name="ro6">
          <table:table-cell table:number-columns-repeated="23"/>
        </table:table-row>
      </table:table>
      <table:table table:name="04.List Of Knifes_2" table:style-name="ta1">
        <table:table-column table:style-name="co19" table:default-cell-style-name="Default"/>
        <table:table-column table:style-name="co31" table:default-cell-style-name="Default"/>
        <table:table-column table:style-name="co20" table:default-cell-style-name="Default"/>
        <table:table-column table:style-name="co22" table:default-cell-style-name="Default"/>
        <table:table-column table:style-name="co24" table:default-cell-style-name="Default"/>
        <table:table-column table:style-name="co25" table:default-cell-style-name="Default"/>
        <table:table-column table:style-name="co21" table:default-cell-style-name="ce108"/>
        <table:table-column table:style-name="co27" table:default-cell-style-name="ce153"/>
        <table:table-column table:style-name="co28" table:default-cell-style-name="ce108"/>
        <table:table-column table:style-name="co13" table:default-cell-style-name="Default"/>
        <table:table-column table:style-name="co29" table:default-cell-style-name="ce157"/>
        <table:table-column table:style-name="co15" table:default-cell-style-name="ce108"/>
        <table:table-column table:style-name="co16" table:default-cell-style-name="Default"/>
        <table:table-column table:style-name="co7" table:number-columns-repeated="4" table:default-cell-style-name="ce108"/>
        <table:table-row table:style-name="ro1">
          <table:table-cell table:style-name="ce52" office:value-type="string" calcext:value-type="string">
            <text:p>00.01.Navigations</text:p>
          </table:table-cell>
          <table:table-cell table:style-name="ce54"/>
          <table:table-cell table:style-name="ce63" office:value-type="string" calcext:value-type="string" table:number-columns-spanned="4" table:number-rows-spanned="1">
            <text:p>List of Knowledge Contributions – KNIFES</text:p>
          </table:table-cell>
          <table:covered-table-cell table:style-name="ce72"/>
          <table:covered-table-cell table:number-columns-repeated="2" table:style-name="pd1"/>
          <table:table-cell table:style-name="ce140"/>
          <table:table-cell table:style-name="ce150"/>
          <table:table-cell table:style-name="ce140"/>
          <table:table-cell table:style-name="pd1"/>
          <table:table-cell table:style-name="ce155"/>
          <table:table-cell table:style-name="ce140"/>
          <table:table-cell table:style-name="pd1"/>
          <table:table-cell table:number-columns-repeated="4"/>
        </table:table-row>
        <table:table-row table:style-name="ro29">
          <table:table-cell table:style-name="pd1" office:value-type="string" calcext:value-type="string">
            <text:p>ID</text:p>
          </table:table-cell>
          <table:table-cell table:style-name="pd1" office:value-type="string" calcext:value-type="string">
            <text:p>Category</text:p>
          </table:table-cell>
          <table:table-cell table:style-name="pd1" office:value-type="string" calcext:value-type="string">
            <text:p>Short Title</text:p>
          </table:table-cell>
          <table:table-cell table:style-name="pd1" office:value-type="string" calcext:value-type="string">
            <text:p>Status</text:p>
          </table:table-cell>
          <table:table-cell table:style-name="pd1" office:value-type="string" calcext:value-type="string">
            <text:p>Type</text:p>
          </table:table-cell>
          <table:table-cell table:style-name="pd1" office:value-type="string" calcext:value-type="string">
            <text:p>Priority</text:p>
          </table:table-cell>
          <table:table-cell table:style-name="pd1" office:value-type="string" calcext:value-type="string">
            <text:p>Description</text:p>
          </table:table-cell>
          <table:table-cell table:style-name="pd1" office:value-type="string" calcext:value-type="string">
            <text:p>Date of Record</text:p>
          </table:table-cell>
          <table:table-cell table:style-name="ce140" office:value-type="string" calcext:value-type="string">
            <text:p>Context, Origin, Why it was initiated?</text:p>
          </table:table-cell>
          <table:table-cell table:style-name="pd1" office:value-type="string" calcext:value-type="string">
            <text:p>Technology</text:p>
          </table:table-cell>
          <table:table-cell table:style-name="pd1" office:value-type="string" calcext:value-type="string">
            <text:p>SFIA – Level</text:p>
          </table:table-cell>
          <table:table-cell table:style-name="ce140" office:value-type="string" calcext:value-type="string">
            <text:p>SFIA – Domain (?)</text:p>
          </table:table-cell>
          <table:table-cell table:style-name="pd1" office:value-type="string" calcext:value-type="string">
            <text:p>SFIA – Maturity</text:p>
          </table:table-cell>
          <table:table-cell table:style-name="ce140" office:value-type="string" calcext:value-type="string">
            <text:p>Related KNIFE</text:p>
          </table:table-cell>
          <table:table-cell table:style-name="ce140" office:value-type="string" calcext:value-type="string">
            <text:p>Tags</text:p>
          </table:table-cell>
          <table:table-cell table:style-name="ce140" office:value-type="string" calcext:value-type="string">
            <text:p>Potential Outputs</text:p>
          </table:table-cell>
          <table:table-cell table:style-name="ce140" office:value-type="string" calcext:value-type="string">
            <text:p>Owner</text:p>
          </table:table-cell>
        </table:table-row>
        <table:table-row table:style-name="ro19">
          <table:table-cell table:style-name="ce133" office:value-type="string" calcext:value-type="string">
            <text:p>K036</text:p>
          </table:table-cell>
          <table:table-cell office:value-type="string" calcext:value-type="string">
            <text:p>Profesia Architekt urbanista na Slovensku</text:p>
          </table:table-cell>
          <table:table-cell office:value-type="string" calcext:value-type="string">
            <text:p>Pracovno, finančný ekosystém</text:p>
          </table:table-cell>
          <table:table-cell office:value-type="string" calcext:value-type="string">
            <text:p>návrh</text:p>
          </table:table-cell>
          <table:table-cell office:value-type="string" calcext:value-type="string">
            <text:p>Ako na to?</text:p>
          </table:table-cell>
          <table:table-cell office:value-type="string" calcext:value-type="string">
            <text:p>Vysoká</text:p>
          </table:table-cell>
          <table:table-cell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office:value-type="date" office:date-value="2025-05-25" calcext:value-type="date">
            <text:p>25.05.2025</text:p>
          </table:table-cell>
          <table:table-cell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office:value-type="string" calcext:value-type="string">
            <text:p>Slovenské pracovno právne právo, obchodný zákonník, daňové zákony.</text:p>
          </table:table-cell>
          <table:table-cell table:number-columns-repeated="4" office:value-type="string" calcext:value-type="string">
            <text:p>?</text:p>
          </table:table-cell>
          <table:table-cell office:value-type="string" calcext:value-type="string">
            <text:p>Pracovné právo </text:p>
          </table:table-cell>
          <table:table-cell office:value-type="string" calcext:value-type="string">
            <text:p>KNIFE na Githube</text:p>
          </table:table-cell>
          <table:table-cell office:value-type="string" calcext:value-type="string">
            <text:p>Roman K.</text:p>
          </table:table-cell>
        </table:table-row>
        <table:table-row table:style-name="ro6">
          <table:table-cell table:style-name="ce133" office:value-type="string" calcext:value-type="string">
            <text:p>K037</text:p>
          </table:table-cell>
          <table:table-cell table:number-columns-repeated="16"/>
        </table:table-row>
        <table:table-row table:style-name="ro6">
          <table:table-cell table:style-name="ce133" office:value-type="string" calcext:value-type="string">
            <text:p>K038</text:p>
          </table:table-cell>
          <table:table-cell table:number-columns-repeated="16"/>
        </table:table-row>
        <table:table-row table:style-name="ro6">
          <table:table-cell table:style-name="ce133" office:value-type="string" calcext:value-type="string">
            <text:p>K039</text:p>
          </table:table-cell>
          <table:table-cell table:number-columns-repeated="16"/>
        </table:table-row>
        <table:table-row table:style-name="ro6" table:number-rows-repeated="1048569">
          <table:table-cell table:number-columns-repeated="17"/>
        </table:table-row>
        <table:table-row table:style-name="ro6">
          <table:table-cell table:number-columns-repeated="17"/>
        </table:table-row>
      </table:table>
      <table:table table:name="28-CASA" table:style-name="ta1">
        <table:table-column table:style-name="co7" table:default-cell-style-name="Default"/>
        <table:table-column table:style-name="co32" table:default-cell-style-name="ce167"/>
        <table:table-column table:style-name="co33" table:default-cell-style-name="ce76"/>
        <table:table-column table:style-name="co34" table:default-cell-style-name="ce76"/>
        <table:table-row table:style-name="ro6" table:number-rows-repeated="2">
          <table:table-cell/>
          <table:table-cell table:style-name="Default" table:number-columns-repeated="3"/>
        </table:table-row>
        <table:table-row table:style-name="ro3">
          <table:table-cell/>
          <table:table-cell table:style-name="ce160" office:value-type="string" calcext:value-type="string" table:number-columns-spanned="3" table:number-rows-spanned="1">
            <text:p>Kde sa CASO/Super KNIFE najviac hodí v rámci SFIA?</text:p>
          </table:table-cell>
          <table:covered-table-cell table:number-columns-repeated="2" table:style-name="Default"/>
        </table:table-row>
        <table:table-row table:style-name="ro6">
          <table:table-cell/>
          <table:table-cell table:style-name="ce76" office:value-type="string" calcext:value-type="string" table:number-columns-spanned="3" table:number-rows-spanned="1">
            <text:p>Pozrime sa na niekoľko kandidátov:</text:p>
          </table:table-cell>
          <table:covered-table-cell table:number-columns-repeated="2" table:style-name="Default"/>
        </table:table-row>
        <table:table-row table:style-name="ro6">
          <table:table-cell/>
          <table:table-cell table:style-name="ce165" office:value-type="string" calcext:value-type="string">
            <text:p>SFIA Skill</text:p>
          </table:table-cell>
          <table:table-cell table:style-name="ce165" office:value-type="string" calcext:value-type="string">
            <text:p>Popis</text:p>
          </table:table-cell>
          <table:table-cell table:style-name="ce165" office:value-type="string" calcext:value-type="string">
            <text:p>Prepojenie s CASO</text:p>
          </table:table-cell>
        </table:table-row>
        <table:table-row table:style-name="ro6">
          <table:table-cell/>
          <table:table-cell office:value-type="string" calcext:value-type="string">
            <text:p>Enterprise and Business Architecture (STPL, ARCH)</text:p>
          </table:table-cell>
          <table:table-cell office:value-type="string" calcext:value-type="string">
            <text:p>Návrh komplexných štruktúr a ich súvislostí</text:p>
          </table:table-cell>
          <table:table-cell office:value-type="string" calcext:value-type="string">
            <text:p>Veľmi silné – CASO vie byť „ontologické podložie“ pre EA</text:p>
          </table:table-cell>
        </table:table-row>
        <table:table-row table:style-name="ro6">
          <table:table-cell/>
          <table:table-cell office:value-type="string" calcext:value-type="string">
            <text:p>Information Strategy (ITSP)</text:p>
          </table:table-cell>
          <table:table-cell office:value-type="string" calcext:value-type="string">
            <text:p>Riadenie znalostí, systémové myslenie</text:p>
          </table:table-cell>
          <table:table-cell office:value-type="string" calcext:value-type="string">
            <text:p>Výborný match pre epistemologickú časť</text:p>
          </table:table-cell>
        </table:table-row>
        <table:table-row table:style-name="ro6">
          <table:table-cell/>
          <table:table-cell office:value-type="string" calcext:value-type="string">
            <text:p>Innovation (INOV)</text:p>
          </table:table-cell>
          <table:table-cell office:value-type="string" calcext:value-type="string">
            <text:p>Zavádzanie nových prístupov a zmien</text:p>
          </table:table-cell>
          <table:table-cell office:value-type="string" calcext:value-type="string">
            <text:p>CASO je prístup „pred frameworkmi“, teda inovuje už spôsob myslenia</text:p>
          </table:table-cell>
        </table:table-row>
        <table:table-row table:style-name="ro6">
          <table:table-cell/>
          <table:table-cell office:value-type="string" calcext:value-type="string">
            <text:p>Change Implementation (CIPM)</text:p>
          </table:table-cell>
          <table:table-cell office:value-type="string" calcext:value-type="string">
            <text:p>Riadenie zmeny s dôrazom na prijatie</text:p>
          </table:table-cell>
          <table:table-cell office:value-type="string" calcext:value-type="string">
            <text:p>CASO vie pomenovať „neviditeľné“ faktory zlyhaní zmien (napr. konfliktné ontológie)</text:p>
          </table:table-cell>
        </table:table-row>
        <table:table-row table:style-name="ro6">
          <table:table-cell/>
          <table:table-cell office:value-type="string" calcext:value-type="string">
            <text:p>Methods and Tools (METL)</text:p>
          </table:table-cell>
          <table:table-cell office:value-type="string" calcext:value-type="string">
            <text:p>Zavádzanie a výber nástrojov/metód</text:p>
          </table:table-cell>
          <table:table-cell office:value-type="string" calcext:value-type="string">
            <text:p>Super KNIFE je ako metodologický rámec/metanástroj</text:p>
          </table:table-cell>
        </table:table-row>
        <table:table-row table:style-name="ro6">
          <table:table-cell/>
          <table:table-cell office:value-type="string" calcext:value-type="string">
            <text:p>Organizational Capability Development (OCDV)</text:p>
          </table:table-cell>
          <table:table-cell office:value-type="string" calcext:value-type="string">
            <text:p>Rozvoj zrelosti organizácie</text:p>
          </table:table-cell>
          <table:table-cell office:value-type="string" calcext:value-type="string">
            <text:p>CASO je ako „zrkadlo zrelosti“ systémového myslenia a schopnosti porozumieť</text:p>
          </table:table-cell>
        </table:table-row>
      </table:table>
      <table:table table:name="Sheet6" table:style-name="ta1">
        <table:table-column table:style-name="co7" table:default-cell-style-name="Default"/>
        <table:table-column table:style-name="co7" table:default-cell-style-name="ce128"/>
        <table:table-column table:style-name="co7" table:default-cell-style-name="ce33"/>
        <table:table-column table:style-name="co7" table:number-columns-repeated="14" table:default-cell-style-name="Default"/>
        <table:table-row table:style-name="ro6">
          <table:table-cell table:style-name="ce133" office:value-type="string" calcext:value-type="string">
            <text:p>🔥</text:p>
          </table:table-cell>
          <table:table-cell table:style-name="Default" table:number-columns-repeated="2"/>
          <table:table-cell table:number-columns-repeated="14"/>
        </table:table-row>
        <table:table-row table:style-name="ro6" table:number-rows-repeated="2">
          <table:table-cell/>
          <table:table-cell table:style-name="Default" table:number-columns-repeated="2"/>
          <table:table-cell table:number-columns-repeated="14"/>
        </table:table-row>
        <table:table-row table:style-name="ro6">
          <table:table-cell/>
          <table:table-cell table:style-name="ce127" office:value-type="string" calcext:value-type="string">
            <text:p>Pole</text:p>
          </table:table-cell>
          <table:table-cell table:style-name="ce127" office:value-type="string" calcext:value-type="string">
            <text:p>Hodnota</text:p>
          </table:table-cell>
          <table:table-cell table:number-columns-repeated="14"/>
        </table:table-row>
        <table:table-row table:style-name="ro6">
          <table:table-cell/>
          <table:table-cell office:value-type="string" calcext:value-type="string">
            <text:p>ID</text:p>
          </table:table-cell>
          <table:table-cell office:value-type="string" calcext:value-type="string">
            <text:p>K032</text:p>
          </table:table-cell>
          <table:table-cell table:number-columns-repeated="14"/>
        </table:table-row>
        <table:table-row table:style-name="ro16">
          <table:table-cell/>
          <table:table-cell office:value-type="string" calcext:value-type="string">
            <text:p>Category</text:p>
          </table:table-cell>
          <table:table-cell office:value-type="string" calcext:value-type="string">
            <text:p>SDLC framework / Release management</text:p>
          </table:table-cell>
          <table:table-cell table:number-columns-repeated="14"/>
        </table:table-row>
        <table:table-row table:style-name="ro16">
          <table:table-cell/>
          <table:table-cell office:value-type="string" calcext:value-type="string">
            <text:p>Short Title</text:p>
          </table:table-cell>
          <table:table-cell office:value-type="string" calcext:value-type="string">
            <text:p>„Enterprise Document-integrated SDLC“</text:p>
          </table:table-cell>
          <table:table-cell table:number-columns-repeated="14"/>
        </table:table-row>
        <table:table-row table:style-name="ro16">
          <table:table-cell/>
          <table:table-cell office:value-type="string" calcext:value-type="string">
            <text:p>Status</text:p>
          </table:table-cell>
          <table:table-cell office:value-type="string" calcext:value-type="string">
            <text:p>V návrhu (alebo V riešení – podľa teba)</text:p>
          </table:table-cell>
          <table:table-cell table:number-columns-repeated="14"/>
        </table:table-row>
        <table:table-row table:style-name="ro16">
          <table:table-cell/>
          <table:table-cell office:value-type="string" calcext:value-type="string">
            <text:p>Type</text:p>
          </table:table-cell>
          <table:table-cell office:value-type="string" calcext:value-type="string">
            <text:p>Firemné použitie, governance, traceability</text:p>
          </table:table-cell>
          <table:table-cell table:number-columns-repeated="14"/>
        </table:table-row>
        <table:table-row table:style-name="ro6">
          <table:table-cell/>
          <table:table-cell office:value-type="string" calcext:value-type="string">
            <text:p>Priority</text:p>
          </table:table-cell>
          <table:table-cell office:value-type="string" calcext:value-type="string">
            <text:p>🔥🔥</text:p>
          </table:table-cell>
          <table:table-cell table:number-columns-repeated="14"/>
        </table:table-row>
        <table:table-row table:style-name="ro30">
          <table:table-cell/>
          <table:table-cell office:value-type="string" calcext:value-type="string">
            <text:p>Description</text:p>
          </table:table-cell>
          <table:table-cell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number-columns-repeated="14"/>
        </table:table-row>
        <table:table-row table:style-name="ro8">
          <table:table-cell/>
          <table:table-cell office:value-type="string" calcext:value-type="string">
            <text:p>Date of Record</text:p>
          </table:table-cell>
          <table:table-cell table:style-name="ce177" office:value-type="string" calcext:value-type="string">
            <text:p>18.05.2025</text:p>
          </table:table-cell>
          <table:table-cell table:number-columns-repeated="14"/>
        </table:table-row>
        <table:table-row table:style-name="ro31">
          <table:table-cell/>
          <table:table-cell office:value-type="string" calcext:value-type="string">
            <text:p>Context / Origin</text:p>
          </table:table-cell>
          <table:table-cell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number-columns-repeated="14"/>
        </table:table-row>
        <table:table-row table:style-name="ro20">
          <table:table-cell/>
          <table:table-cell office:value-type="string" calcext:value-type="string">
            <text:p>Technology</text:p>
          </table:table-cell>
          <table:table-cell office:value-type="string" calcext:value-type="string">
            <text:p>GitHub, Gitea, Pages, MkDocs, Mermaid, Git Actions</text:p>
          </table:table-cell>
          <table:table-cell table:number-columns-repeated="14"/>
        </table:table-row>
        <table:table-row table:style-name="ro14">
          <table:table-cell/>
          <table:table-cell office:value-type="string" calcext:value-type="string">
            <text:p>SFIA – Level</text:p>
          </table:table-cell>
          <table:table-cell table:style-name="ce128" office:value-type="string" calcext:value-type="string">
            <text:p>Level 5 – Ensure / Advise</text:p>
          </table:table-cell>
          <table:table-cell table:number-columns-repeated="14"/>
        </table:table-row>
        <table:table-row table:style-name="ro20">
          <table:table-cell/>
          <table:table-cell office:value-type="string" calcext:value-type="string">
            <text:p>SFIA – Domain</text:p>
          </table:table-cell>
          <table:table-cell office:value-type="string" calcext:value-type="string">
            <text:p>GOVN, METL, RELM, DESN, DOCU, SUBD, INOV</text:p>
          </table:table-cell>
          <table:table-cell table:number-columns-repeated="14"/>
        </table:table-row>
        <table:table-row table:style-name="ro14">
          <table:table-cell/>
          <table:table-cell office:value-type="string" calcext:value-type="string">
            <text:p>SFIA – Maturity</text:p>
          </table:table-cell>
          <table:table-cell table:style-name="ce128" office:value-type="string" calcext:value-type="string">
            <text:p>2–3 (Repeatable → Defined)</text:p>
          </table:table-cell>
          <table:table-cell table:number-columns-repeated="14"/>
        </table:table-row>
        <table:table-row table:style-name="ro6">
          <table:table-cell/>
          <table:table-cell table:style-name="Default" table:number-columns-repeated="2"/>
          <table:table-cell table:number-columns-repeated="14"/>
        </table:table-row>
        <table:table-row table:style-name="ro8">
          <table:table-cell/>
          <table:table-cell table:style-name="ce127" office:value-type="string" calcext:value-type="string">
            <text:p>Pole</text:p>
          </table:table-cell>
          <table:table-cell table:style-name="ce128" office:value-type="string" calcext:value-type="string">
            <text:p>ID</text:p>
          </table:table-cell>
          <table:table-cell table:style-name="ce128" office:value-type="string" calcext:value-type="string">
            <text:p>Category</text:p>
          </table:table-cell>
          <table:table-cell table:style-name="ce128" office:value-type="string" calcext:value-type="string">
            <text:p>Short Title</text:p>
          </table:table-cell>
          <table:table-cell table:style-name="ce128" office:value-type="string" calcext:value-type="string">
            <text:p>Status</text:p>
          </table:table-cell>
          <table:table-cell table:style-name="ce128" office:value-type="string" calcext:value-type="string">
            <text:p>Type</text:p>
          </table:table-cell>
          <table:table-cell table:style-name="ce128" office:value-type="string" calcext:value-type="string">
            <text:p>Priority</text:p>
          </table:table-cell>
          <table:table-cell table:style-name="ce128" office:value-type="string" calcext:value-type="string">
            <text:p>Description</text:p>
          </table:table-cell>
          <table:table-cell table:style-name="ce128" office:value-type="string" calcext:value-type="string">
            <text:p>Date of Record</text:p>
          </table:table-cell>
          <table:table-cell table:style-name="ce128" office:value-type="string" calcext:value-type="string">
            <text:p>Context / Origin</text:p>
          </table:table-cell>
          <table:table-cell table:style-name="ce128" office:value-type="string" calcext:value-type="string">
            <text:p>Technology</text:p>
          </table:table-cell>
          <table:table-cell table:style-name="ce128" office:value-type="string" calcext:value-type="string">
            <text:p>SFIA – Level</text:p>
          </table:table-cell>
          <table:table-cell table:style-name="ce128" office:value-type="string" calcext:value-type="string">
            <text:p>SFIA – Domain</text:p>
          </table:table-cell>
          <table:table-cell table:style-name="ce128" office:value-type="string" calcext:value-type="string">
            <text:p>SFIA – Maturity</text:p>
          </table:table-cell>
          <table:table-cell table:number-columns-repeated="2"/>
        </table:table-row>
        <table:table-row table:style-name="ro30">
          <table:table-cell/>
          <table:table-cell table:style-name="ce127" office:value-type="string" calcext:value-type="string">
            <text:p>Hodnota</text:p>
          </table:table-cell>
          <table:table-cell office:value-type="string" calcext:value-type="string">
            <text:p>K032</text:p>
          </table:table-cell>
          <table:table-cell table:style-name="ce33" office:value-type="string" calcext:value-type="string">
            <text:p>SDLC framework / Release management</text:p>
          </table:table-cell>
          <table:table-cell table:style-name="ce33" office:value-type="string" calcext:value-type="string">
            <text:p>„Enterprise Document-integrated SDLC“</text:p>
          </table:table-cell>
          <table:table-cell table:style-name="ce33" office:value-type="string" calcext:value-type="string">
            <text:p>V návrhu (alebo V riešení – podľa teba)</text:p>
          </table:table-cell>
          <table:table-cell table:style-name="ce33" office:value-type="string" calcext:value-type="string">
            <text:p>Firemné použitie, governance, traceability</text:p>
          </table:table-cell>
          <table:table-cell table:style-name="ce33" office:value-type="string" calcext:value-type="string">
            <text:p>🔥🔥</text:p>
          </table:table-cell>
          <table:table-cell table:style-name="ce33"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77" office:value-type="string" calcext:value-type="string">
            <text:p>18.05.2025</text:p>
          </table:table-cell>
          <table:table-cell table:style-name="ce33"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33" office:value-type="string" calcext:value-type="string">
            <text:p>GitHub, Gitea, Pages, MkDocs, Mermaid, Git Actions</text:p>
          </table:table-cell>
          <table:table-cell table:style-name="ce128" office:value-type="string" calcext:value-type="string">
            <text:p>Level 5 – Ensure / Advise</text:p>
          </table:table-cell>
          <table:table-cell table:style-name="ce33" office:value-type="string" calcext:value-type="string">
            <text:p>GOVN, METL, RELM, DESN, DOCU, SUBD, INOV</text:p>
          </table:table-cell>
          <table:table-cell table:style-name="ce128" office:value-type="string" calcext:value-type="string">
            <text:p>2–3 (Repeatable → Defined)</text:p>
          </table:table-cell>
          <table:table-cell table:number-columns-repeated="2"/>
        </table:table-row>
        <table:table-row table:style-name="ro6" table:number-rows-repeated="3">
          <table:table-cell/>
          <table:table-cell table:style-name="Default" table:number-columns-repeated="2"/>
          <table:table-cell table:number-columns-repeated="14"/>
        </table:table-row>
        <table:table-row table:style-name="ro32">
          <table:table-cell/>
          <table:table-cell table:style-name="ce126" office:value-type="string" calcext:value-type="string" table:number-columns-spanned="2" table:number-rows-spanned="1">
            <text:p>KNIFE K033 – Smalltalk ako nástroj flow a kontextu</text:p>
          </table:table-cell>
          <table:covered-table-cell table:style-name="Default"/>
          <table:table-cell table:number-columns-repeated="14"/>
        </table:table-row>
        <table:table-row table:style-name="ro6">
          <table:table-cell/>
          <table:table-cell table:style-name="ce127" office:value-type="string" calcext:value-type="string">
            <text:p>Pole</text:p>
          </table:table-cell>
          <table:table-cell table:style-name="ce127" office:value-type="string" calcext:value-type="string">
            <text:p>Hodnota</text:p>
          </table:table-cell>
          <table:table-cell table:number-columns-repeated="14"/>
        </table:table-row>
        <table:table-row table:style-name="ro6">
          <table:table-cell/>
          <table:table-cell office:value-type="string" calcext:value-type="string">
            <text:p>ID</text:p>
          </table:table-cell>
          <table:table-cell office:value-type="string" calcext:value-type="string">
            <text:p>K033</text:p>
          </table:table-cell>
          <table:table-cell table:number-columns-repeated="14"/>
        </table:table-row>
        <table:table-row table:style-name="ro14">
          <table:table-cell/>
          <table:table-cell office:value-type="string" calcext:value-type="string">
            <text:p>Názov</text:p>
          </table:table-cell>
          <table:table-cell office:value-type="string" calcext:value-type="string">
            <text:p>Smalltalk ako nástroj flowu a kontextu</text:p>
          </table:table-cell>
          <table:table-cell table:number-columns-repeated="14"/>
        </table:table-row>
        <table:table-row table:style-name="ro16">
          <table:table-cell/>
          <table:table-cell office:value-type="string" calcext:value-type="string">
            <text:p>Typ</text:p>
          </table:table-cell>
          <table:table-cell office:value-type="string" calcext:value-type="string">
            <text:p>Metodika / Psychológia práce / Kultúra tímu</text:p>
          </table:table-cell>
          <table:table-cell table:number-columns-repeated="14"/>
        </table:table-row>
        <table:table-row table:style-name="ro6">
          <table:table-cell/>
          <table:table-cell office:value-type="string" calcext:value-type="string">
            <text:p>Stav</text:p>
          </table:table-cell>
          <table:table-cell office:value-type="string" calcext:value-type="string">
            <text:p>Návrh (draft)</text:p>
          </table:table-cell>
          <table:table-cell table:number-columns-repeated="14"/>
        </table:table-row>
        <table:table-row table:style-name="ro16">
          <table:table-cell/>
          <table:table-cell office:value-type="string" calcext:value-type="string">
            <text:p>Priorita</text:p>
          </table:table-cell>
          <table:table-cell office:value-type="string" calcext:value-type="string">
            <text:p>Stredná až vysoká – priebežná aktivita</text:p>
          </table:table-cell>
          <table:table-cell table:number-columns-repeated="14"/>
        </table:table-row>
        <table:table-row table:style-name="ro33">
          <table:table-cell/>
          <table:table-cell office:value-type="string" calcext:value-type="string">
            <text:p>Popis</text:p>
          </table:table-cell>
          <table:table-cell office:value-type="string" calcext:value-type="string">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number-columns-repeated="14"/>
        </table:table-row>
        <table:table-row table:style-name="ro34">
          <table:table-cell/>
          <table:table-cell office:value-type="string" calcext:value-type="string">
            <text:p>Pôvod/Kontext</text:p>
          </table:table-cell>
          <table:table-cell office:value-type="string" calcext:value-type="string">
            <text:p>Vzniklo v rámci konverzácií s AI (Roman K.), ako reakcia na potrebu udržať „ľudskosť“ a kontinuitu medzi technickými a osobnými témami.</text:p>
          </table:table-cell>
          <table:table-cell table:number-columns-repeated="14"/>
        </table:table-row>
        <table:table-row table:style-name="ro35">
          <table:table-cell/>
          <table:table-cell office:value-type="string" calcext:value-type="string">
            <text:p>Zaradenie do frameworku</text:p>
          </table:table-cell>
          <table:table-cell office:value-type="string" calcext:value-type="string">
            <text:p>KNIFE &gt; Knowledge Sharing / Kontext Management / Psychológia práce</text:p>
          </table:table-cell>
          <table:table-cell table:number-columns-repeated="14"/>
        </table:table-row>
        <table:table-row table:style-name="ro36">
          <table:table-cell/>
          <table:table-cell office:value-type="string" calcext:value-type="string">
            <text:p>Navrhované výstupy</text:p>
          </table:table-cell>
          <table:table-cell office:value-type="string" calcext:value-type="string">
            <text:p>.md zoznam smalltalkov s reflexiou, možná publikácia formou článku / podcastu / samostatnej časti v e-booku</text:p>
          </table:table-cell>
          <table:table-cell table:number-columns-repeated="14"/>
        </table:table-row>
        <table:table-row table:style-name="ro18">
          <table:table-cell/>
          <table:table-cell office:value-type="string" calcext:value-type="string">
            <text:p>Navrhované využitie</text:p>
          </table:table-cell>
          <table:table-cell office:value-type="string" calcext:value-type="string">
            <text:p>Tímové retrospektívy, e-learning, onboarding, výskum v oblasti hybridnej spolupráce</text:p>
          </table:table-cell>
          <table:table-cell table:number-columns-repeated="14"/>
        </table:table-row>
        <table:table-row table:style-name="ro37">
          <table:table-cell/>
          <table:table-cell office:value-type="string" calcext:value-type="string">
            <text:p>Súvisiace KNIFE</text:p>
          </table:table-cell>
          <table:table-cell office:value-type="string" calcext:value-type="string">
            <text:p>K010 (Flow v tíme), K021 (Humor ako nástroj učenia), K002 (Kontext ako kráľ), K015 (Meta-reflexia v dialógu)</text:p>
          </table:table-cell>
          <table:table-cell table:number-columns-repeated="14"/>
        </table:table-row>
        <table:table-row table:style-name="ro19">
          <table:table-cell/>
          <table:table-cell office:value-type="string" calcext:value-type="string">
            <text:p>Status poznania</text:p>
          </table:table-cell>
          <table:table-cell office:value-type="string" calcext:value-type="string">
            <text:p>Prakticky overované v konverzáciách Roman – GPT, vhodné na formalizáciu</text:p>
          </table:table-cell>
          <table:table-cell table:number-columns-repeated="14"/>
        </table:table-row>
        <table:table-row table:style-name="ro35">
          <table:table-cell/>
          <table:table-cell office:value-type="string" calcext:value-type="string">
            <text:p>Navrhovaná forma spracovania</text:p>
          </table:table-cell>
          <table:table-cell office:value-type="string" calcext:value-type="string">
            <text:p>Markdown súbor SMALLTALKs.md + selekcia pre publikovateľné výstupy</text:p>
          </table:table-cell>
          <table:table-cell table:number-columns-repeated="14"/>
        </table:table-row>
        <table:table-row table:style-name="ro16">
          <table:table-cell/>
          <table:table-cell office:value-type="string" calcext:value-type="string">
            <text:p>Ďalšie kroky</text:p>
          </table:table-cell>
          <table:table-cell office:value-type="string" calcext:value-type="string">
            <text:p>1. Zaviesť tagovanie 🌱SMALLTALK::&lt;obsah&gt;</text:p>
          </table:table-cell>
          <table:table-cell table:number-columns-repeated="14"/>
        </table:table-row>
        <table:table-row table:style-name="ro6">
          <table:table-cell/>
          <table:table-cell table:style-name="ce33" office:value-type="string" calcext:value-type="string" table:number-columns-spanned="2" table:number-rows-spanned="1">
            <text:p>Automatizovaný zber výrokov</text:p>
          </table:table-cell>
          <table:covered-table-cell table:style-name="Default"/>
          <table:table-cell table:number-columns-repeated="14"/>
        </table:table-row>
        <table:table-row table:style-name="ro8">
          <table:table-cell/>
          <table:table-cell table:style-name="ce33" office:value-type="string" calcext:value-type="string" table:number-columns-spanned="2" table:number-rows-spanned="1">
            <text:p>Pridať spätnú väzbu (komentár, význam)</text:p>
          </table:table-cell>
          <table:covered-table-cell table:style-name="Default"/>
          <table:table-cell table:number-columns-repeated="14"/>
        </table:table-row>
        <table:table-row table:style-name="ro8">
          <table:table-cell/>
          <table:table-cell table:style-name="ce33" office:value-type="string" calcext:value-type="string" table:number-columns-spanned="2" table:number-rows-spanned="1">
            <text:p>Vybrať najlepšie pre publikovanie / článok |</text:p>
          </table:table-cell>
          <table:covered-table-cell table:style-name="Default"/>
          <table:table-cell table:number-columns-repeated="14"/>
        </table:table-row>
        <table:table-row table:style-name="ro6">
          <table:table-cell/>
          <table:table-cell table:style-name="ce125" table:number-columns-spanned="2" table:number-rows-spanned="1"/>
          <table:covered-table-cell table:style-name="Default"/>
          <table:table-cell table:number-columns-repeated="14"/>
        </table:table-row>
        <table:table-row table:style-name="ro19">
          <table:table-cell/>
          <table:table-cell table:style-name="ce33" office:value-type="string" calcext:value-type="string" table:number-columns-spanned="2" table:number-rows-spanned="1">
            <text:p>Ak súhlasíš, môžem rovno vytvoriť prvý súbor K033_SMALLTALKs.md a začať ho napĺňať výrokmi z našich konverzácií. Môžeme ich rozčleniť aj na kategórie:</text:p>
          </table:table-cell>
          <table:covered-table-cell table:style-name="Default"/>
          <table:table-cell table:number-columns-repeated="14"/>
        </table:table-row>
        <table:table-row table:style-name="ro6">
          <table:table-cell/>
          <table:table-cell table:style-name="ce33" office:value-type="string" calcext:value-type="string" table:number-columns-spanned="2" table:number-rows-spanned="1">
            <text:p>🔹 Humor a nadhľad</text:p>
          </table:table-cell>
          <table:covered-table-cell table:style-name="Default"/>
          <table:table-cell table:number-columns-repeated="14"/>
        </table:table-row>
        <table:table-row table:style-name="ro6">
          <table:table-cell/>
          <table:table-cell table:style-name="ce33" office:value-type="string" calcext:value-type="string" table:number-columns-spanned="2" table:number-rows-spanned="1">
            <text:p>🔸 Pracovný mindset</text:p>
          </table:table-cell>
          <table:covered-table-cell table:style-name="Default"/>
          <table:table-cell table:number-columns-repeated="14"/>
        </table:table-row>
        <table:table-row table:style-name="ro6">
          <table:table-cell/>
          <table:table-cell table:style-name="ce33" office:value-type="string" calcext:value-type="string" table:number-columns-spanned="2" table:number-rows-spanned="1">
            <text:p>🔹 Filozofia a hodnoty</text:p>
          </table:table-cell>
          <table:covered-table-cell table:style-name="Default"/>
          <table:table-cell table:number-columns-repeated="14"/>
        </table:table-row>
        <table:table-row table:style-name="ro8">
          <table:table-cell/>
          <table:table-cell table:style-name="ce33" office:value-type="string" calcext:value-type="string" table:number-columns-spanned="2" table:number-rows-spanned="1">
            <text:p>🔸 Narážky na podnikanie a flow</text:p>
          </table:table-cell>
          <table:covered-table-cell table:style-name="Default"/>
          <table:table-cell table:number-columns-repeated="14"/>
        </table:table-row>
        <table:table-row table:style-name="ro14">
          <table:table-cell/>
          <table:table-cell table:style-name="ce33" office:value-type="string" calcext:value-type="string" table:number-columns-spanned="2" table:number-rows-spanned="1">
            <text:p>Mám pokračovať týmto smerom a rovno otvoriť textdoc pre K033?</text:p>
          </table:table-cell>
          <table:covered-table-cell table:style-name="Default"/>
          <table:table-cell table:number-columns-repeated="14"/>
        </table:table-row>
        <table:table-row table:style-name="ro6" table:number-rows-repeated="2">
          <table:table-cell/>
          <table:table-cell table:style-name="Default" table:number-columns-repeated="2"/>
          <table:table-cell table:number-columns-repeated="14"/>
        </table:table-row>
        <table:table-row table:style-name="ro14">
          <table:table-cell/>
          <table:table-cell table:style-name="ce126" office:value-type="string" calcext:value-type="string" table:number-columns-spanned="1" table:number-rows-spanned="2">
            <text:p>KNIFE K033 – Smalltalk ako nástroj flow a kontextu</text:p>
          </table:table-cell>
          <table:table-cell table:style-name="ce127" office:value-type="string" calcext:value-type="string">
            <text:p>Pole</text:p>
          </table:table-cell>
          <table:table-cell table:style-name="ce128" office:value-type="string" calcext:value-type="string">
            <text:p>ID</text:p>
          </table:table-cell>
          <table:table-cell table:style-name="ce128" office:value-type="string" calcext:value-type="string">
            <text:p>Názov</text:p>
          </table:table-cell>
          <table:table-cell table:style-name="ce128" office:value-type="string" calcext:value-type="string">
            <text:p>Typ</text:p>
          </table:table-cell>
          <table:table-cell table:style-name="ce128" office:value-type="string" calcext:value-type="string">
            <text:p>Stav</text:p>
          </table:table-cell>
          <table:table-cell table:style-name="ce128" office:value-type="string" calcext:value-type="string">
            <text:p>Priorita</text:p>
          </table:table-cell>
          <table:table-cell table:style-name="ce128" office:value-type="string" calcext:value-type="string">
            <text:p>Popis</text:p>
          </table:table-cell>
          <table:table-cell table:style-name="ce128" office:value-type="string" calcext:value-type="string">
            <text:p>Pôvod/Kontext</text:p>
          </table:table-cell>
          <table:table-cell table:style-name="ce128" office:value-type="string" calcext:value-type="string">
            <text:p>Zaradenie do frameworku</text:p>
          </table:table-cell>
          <table:table-cell table:style-name="ce128" office:value-type="string" calcext:value-type="string">
            <text:p>Navrhované výstupy</text:p>
          </table:table-cell>
          <table:table-cell table:style-name="ce128" office:value-type="string" calcext:value-type="string">
            <text:p>Navrhované využitie</text:p>
          </table:table-cell>
          <table:table-cell table:style-name="ce128" office:value-type="string" calcext:value-type="string">
            <text:p>Súvisiace KNIFE</text:p>
          </table:table-cell>
          <table:table-cell table:style-name="ce128" office:value-type="string" calcext:value-type="string">
            <text:p>Status poznania</text:p>
          </table:table-cell>
          <table:table-cell table:style-name="ce128" office:value-type="string" calcext:value-type="string">
            <text:p>Navrhovaná forma spracovania</text:p>
          </table:table-cell>
          <table:table-cell table:style-name="ce128" office:value-type="string" calcext:value-type="string">
            <text:p>Ďalšie kroky</text:p>
          </table:table-cell>
        </table:table-row>
        <table:table-row table:style-name="ro33">
          <table:table-cell/>
          <table:covered-table-cell table:style-name="Default"/>
          <table:table-cell table:style-name="ce127" office:value-type="string" calcext:value-type="string">
            <text:p>Hodnota</text:p>
          </table:table-cell>
          <table:table-cell table:style-name="ce33" office:value-type="string" calcext:value-type="string">
            <text:p>K033</text:p>
          </table:table-cell>
          <table:table-cell table:style-name="ce33" office:value-type="string" calcext:value-type="string">
            <text:p>Smalltalk ako nástroj flowu a kontextu</text:p>
          </table:table-cell>
          <table:table-cell table:style-name="ce33" office:value-type="string" calcext:value-type="string">
            <text:p>Metodika / Psychológia práce / Kultúra tímu</text:p>
          </table:table-cell>
          <table:table-cell table:style-name="ce33" office:value-type="string" calcext:value-type="string">
            <text:p>Návrh (draft)</text:p>
          </table:table-cell>
          <table:table-cell table:style-name="ce33" office:value-type="string" calcext:value-type="string">
            <text:p>Stredná až vysoká – priebežná aktivita</text:p>
          </table:table-cell>
          <table:table-cell table:style-name="ce33" office:value-type="string" calcext:value-type="string">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33" office:value-type="string" calcext:value-type="string">
            <text:p>Vzniklo v rámci konverzácií s AI (Roman K.), ako reakcia na potrebu udržať „ľudskosť“ a kontinuitu medzi technickými a osobnými témami.</text:p>
          </table:table-cell>
          <table:table-cell table:style-name="ce33" office:value-type="string" calcext:value-type="string">
            <text:p>KNIFE &gt; Knowledge Sharing / Kontext Management / Psychológia práce</text:p>
          </table:table-cell>
          <table:table-cell table:style-name="ce33" office:value-type="string" calcext:value-type="string">
            <text:p>.md zoznam smalltalkov s reflexiou, možná publikácia formou článku / podcastu / samostatnej časti v e-booku</text:p>
          </table:table-cell>
          <table:table-cell table:style-name="ce33" office:value-type="string" calcext:value-type="string">
            <text:p>Tímové retrospektívy, e-learning, onboarding, výskum v oblasti hybridnej spolupráce</text:p>
          </table:table-cell>
          <table:table-cell table:style-name="ce33" office:value-type="string" calcext:value-type="string">
            <text:p>K010 (Flow v tíme), K021 (Humor ako nástroj učenia), K002 (Kontext ako kráľ), K015 (Meta-reflexia v dialógu)</text:p>
          </table:table-cell>
          <table:table-cell table:style-name="ce33" office:value-type="string" calcext:value-type="string">
            <text:p>Prakticky overované v konverzáciách Roman – GPT, vhodné na formalizáciu</text:p>
          </table:table-cell>
          <table:table-cell table:style-name="ce33" office:value-type="string" calcext:value-type="string">
            <text:p>Markdown súbor SMALLTALKs.md + selekcia pre publikovateľné výstupy</text:p>
          </table:table-cell>
          <table:table-cell table:style-name="ce33" office:value-type="string" calcext:value-type="string">
            <text:p>1. Zaviesť tagovanie 🌱SMALLTALK::&lt;obsah&g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Monospaced-Regular" svg:font-family=".AppleSystemUIFontMonospaced-Regular"/>
    <style:font-face style:name=".SFNS-Regular" svg:font-family=".SFNS-Regular"/>
    <style:font-face style:name=".SFNS-Semibold" svg:font-family=".SFNS-Semibold"/>
    <style:font-face style:name="AppleColorEmoji" svg:font-family="AppleColorEmoji"/>
    <style:font-face style:name="Aptos Narrow" svg:font-family="'Aptos Narrow'"/>
    <style:font-face style:name="Arial Unicode MS" svg:font-family="'Arial Unicode MS'" style:font-family-generic="system" style:font-pitch="variable"/>
    <style:font-face style:name="HelveticaNeue-Medium" svg:font-family="HelveticaNeue-Medium"/>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Times-Bold" svg:font-family="Times-Bold" style:font-family-generic="roman"/>
    <style:font-face style:name="Times-Italic" svg:font-family="Times-Italic" style:font-family-generic="roman"/>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sk" fo:country="SK"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sk" fo:country="SK"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07P0" style:volatile="true">
      <number:number number:decimal-places="2" number:min-decimal-places="2" number:min-integer-digits="1" number:grouping="true"/>
      <number:text> </number:text>
      <number:currency-symbol number:language="sk" number:country="SK">€</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sk" number:country="SK">€</number:currency-symbol>
      <style:map style:condition="value()&gt;=0" style:apply-style-name="N107P0"/>
    </number:currency-style>
    <number:currency-style style:name="N109P0" style:volatile="true">
      <number:number number:decimal-places="2" number:min-decimal-places="2" number:min-integer-digits="1" number:grouping="true"/>
      <number:text> </number:text>
      <number:currency-symbol number:language="sk" number:country="SK">€</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sk" number:country="SK">€</number:currency-symbol>
      <style:map style:condition="value()&gt;=0" style:apply-style-name="N10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28">00.00.0000</text:date>, <text:time style:data-style-name="N2" text:time-value="13:58:57.924608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date>2025-09-28T14:02:31.274583000</dc:date>
    <meta:editing-duration>P9DT10H12M43S</meta:editing-duration>
    <meta:editing-cycles>73</meta:editing-cycles>
    <meta:document-statistic meta:table-count="7" meta:cell-count="1392" meta:object-count="0"/>
  </office:meta>
</office:document-meta>
</file>